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fo:color="#0000ff"/>
    </style:style>
    <style:style style:name="P8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end" style:justify-single-word="false" fo:text-indent="0.1965in" style:auto-text-indent="false"/>
    </style:style>
    <style:style style:name="P8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4" style:family="paragraph" style:parent-style-name="Text_20_body">
      <style:paragraph-properties fo:text-align="justify" style:justify-single-word="false"/>
    </style:style>
    <style:style style:name="P10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text-properties fo:language="ru" fo:country="RU"/>
    </style:style>
    <style:style style:name="P107" style:family="paragraph" style:parent-style-name="Text_20_body">
      <loext:graphic-properties draw:fill="solid" draw:fill-color="#eeeeee" draw:opacity="100%"/>
      <style:paragraph-properties fo:background-color="#eeeeee"/>
      <style:text-properties fo:language="ru" fo:country="RU"/>
    </style:style>
    <style:style style:name="P10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9" style:family="paragraph" style:parent-style-name="Text_20_body">
      <style:text-properties fo:language="en" fo:country="US"/>
    </style:style>
    <style:style style:name="P110" style:family="paragraph" style:parent-style-name="Text_20_body">
      <loext:graphic-properties draw:fill="solid" draw:fill-color="#eeeeee" draw:opacity="100%"/>
      <style:paragraph-properties fo:background-color="#eeeeee"/>
    </style:style>
    <style:style style:name="P111" style:family="paragraph" style:parent-style-name="First_20_line_20_indent">
      <loext:graphic-properties draw:fill="solid" draw:fill-color="#eeeeee" draw:opacity="100%"/>
      <style:paragraph-properties fo:background-color="#eeeeee"/>
      <style:text-properties fo:language="ru" fo:country="RU"/>
    </style:style>
    <style:style style:name="P11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3" style:family="paragraph" style:parent-style-name="Text_20_body">
      <style:paragraph-properties fo:margin-left="0in" fo:margin-right="0in" fo:text-align="justify" style:justify-single-word="false" fo:text-indent="0in" style:auto-text-indent="false"/>
    </style:style>
    <style:style style:name="P114" style:family="paragraph" style:parent-style-name="Text_20_body">
      <style:paragraph-properties fo:margin-left="0in" fo:margin-right="0in" fo:text-align="justify" style:justify-single-word="false" fo:text-indent="0in" style:auto-text-indent="false"/>
      <style:text-properties fo:color="#800000"/>
    </style:style>
    <style:style style:name="P11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6" style:family="paragraph" style:parent-style-name="Text_20_body">
      <style:paragraph-properties fo:margin-left="0in" fo:margin-right="0in" fo:text-align="justify" style:justify-single-word="false" fo:text-indent="0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fo:margin-left="0in" fo:margin-right="0in" fo:text-align="center" style:justify-single-word="false" fo:text-indent="0in" style:auto-text-indent="false"/>
    </style:style>
    <style:style style:name="P11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8" style:family="paragraph" style:parent-style-name="Footnote">
      <style:paragraph-properties fo:margin-left="0in" fo:margin-right="0in" fo:text-indent="0in" style:auto-text-indent="false"/>
      <style:text-properties fo:language="en" fo:country="US"/>
    </style:style>
    <style:style style:name="P129" style:family="paragraph" style:parent-style-name="Footnote">
      <style:text-properties fo:language="en" fo:country="US"/>
    </style:style>
    <style:style style:name="P130" style:family="paragraph" style:parent-style-name="Footnote">
      <style:text-properties fo:language="ru" fo:country="RU"/>
    </style:style>
    <style:style style:name="P131" style:family="paragraph" style:parent-style-name="Footnote">
      <style:text-properties style:use-window-font-color="true" fo:language="ru" fo:country="RU"/>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0" style:family="paragraph" style:parent-style-name="Standard">
      <style:text-properties fo:font-style="italic" style:font-style-asian="italic" style:font-style-complex="italic"/>
    </style:style>
    <style:style style:name="P141" style:family="paragraph" style:parent-style-name="Text_20_body" style:list-style-name="L1">
      <style:paragraph-properties fo:text-align="justify" style:justify-single-word="false"/>
    </style:style>
    <style:style style:name="P142" style:family="paragraph" style:parent-style-name="Text_20_body" style:list-style-name="L1">
      <style:paragraph-properties fo:text-align="justify" style:justify-single-word="false"/>
      <style:text-properties fo:language="ru" fo:country="RU"/>
    </style:style>
    <style:style style:name="P143" style:family="paragraph" style:parent-style-name="Text_20_body" style:list-style-name="L2">
      <style:paragraph-properties fo:text-align="justify" style:justify-single-word="false"/>
      <style:text-properties fo:language="ru" fo:country="RU"/>
    </style:style>
    <style:style style:name="P14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5" style:family="paragraph" style:parent-style-name="Text_20_body" style:list-style-name="L3">
      <style:text-properties fo:language="ru" fo:country="RU"/>
    </style:style>
    <style:style style:name="P146" style:family="paragraph" style:parent-style-name="Text_20_body" style:list-style-name="L3">
      <style:text-properties fo:language="ru" fo:country="RU" fo:background-color="#ffff00"/>
    </style:style>
    <style:style style:name="P14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3af21" fo:background-color="transparent"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1bdbf" officeooo:paragraph-rsid="0013af21" fo:background-color="transparent"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af21" officeooo:paragraph-rsid="0013af21" fo:background-color="transparent"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af21" officeooo:paragraph-rsid="00158065"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af21" officeooo:paragraph-rsid="001755f2"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af21" officeooo:paragraph-rsid="00195f95"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af21" officeooo:paragraph-rsid="0019d485"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af21" officeooo:paragraph-rsid="001bc022"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af21" officeooo:paragraph-rsid="00205f07" fo:background-color="transparent"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officeooo:rsid="00222f87" officeooo:paragraph-rsid="00222f87" style:font-style-asian="normal" style:font-weight-asian="normal" style:font-style-complex="normal" style:font-weight-complex="normal"/>
    </style:style>
    <style:style style:name="P16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66" style:family="paragraph" style:parent-style-name="Heading_20_2">
      <style:text-properties fo:language="en" fo:country="US"/>
    </style:style>
    <style:style style:name="P167" style:family="paragraph" style:parent-style-name="Heading_20_2">
      <style:text-properties fo:language="ru" fo:country="RU"/>
    </style:style>
    <style:style style:name="P168" style:family="paragraph" style:parent-style-name="Heading_20_2">
      <loext:graphic-properties draw:fill="solid" draw:fill-color="#eeeeee" draw:opacity="100%"/>
      <style:paragraph-properties fo:background-color="#eeeeee"/>
      <style:text-properties fo:language="ru" fo:country="RU"/>
    </style:style>
    <style:style style:name="P169" style:family="paragraph" style:parent-style-name="Heading_20_2">
      <loext:graphic-properties draw:fill="solid" draw:fill-color="#eeeeee" draw:opacity="100%"/>
      <style:paragraph-properties fo:background-color="#eeeeee"/>
    </style:style>
    <style:style style:name="P170" style:family="paragraph" style:parent-style-name="Heading_20_1">
      <loext:graphic-properties draw:fill="solid" draw:fill-color="#eeeeee" draw:opacity="100%"/>
      <style:paragraph-properties fo:background-color="#eeeeee"/>
    </style:style>
    <style:style style:name="P171" style:family="paragraph" style:parent-style-name="Heading_20_1">
      <style:paragraph-properties fo:margin-left="0in" fo:margin-right="0in" fo:text-align="center" style:justify-single-word="false" fo:text-indent="0.1965in"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loext:char-shading-value="0"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158065"/>
    </style:style>
    <style:style style:name="T16" style:family="text">
      <style:text-properties fo:language="en" fo:country="US" officeooo:rsid="001755f2"/>
    </style:style>
    <style:style style:name="T17" style:family="text">
      <style:text-properties fo:language="en" fo:country="US" officeooo:rsid="00195f95"/>
    </style:style>
    <style:style style:name="T18" style:family="text">
      <style:text-properties fo:language="en" fo:country="US" officeooo:rsid="0019d485"/>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color="#6666ff" fo:language="ru" fo:country="RU"/>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background-color="transparent" loext:char-shading-value="0" style:font-style-asian="normal" style:font-style-complex="normal"/>
    </style:style>
    <style:style style:name="T27" style:family="text">
      <style:text-properties fo:color="#800000" fo:language="ru" fo:country="RU" fo:font-style="normal" style:font-style-asian="normal" style:font-style-complex="normal"/>
    </style:style>
    <style:style style:name="T28" style:family="text">
      <style:text-properties fo:color="#800000" fo:language="ru" fo:country="RU" fo:background-color="transparent" loext:char-shading-value="0"/>
    </style:style>
    <style:style style:name="T29" style:family="text">
      <style:text-properties fo:color="#800000" fo:language="ru" fo:country="RU" officeooo:rsid="00214061"/>
    </style:style>
    <style:style style:name="T30" style:family="text">
      <style:text-properties fo:color="#800000" fo:language="en" fo:country="US"/>
    </style:style>
    <style:style style:name="T31" style:family="text">
      <style:text-properties fo:color="#ff6600"/>
    </style:style>
    <style:style style:name="T32" style:family="text">
      <style:text-properties fo:color="#ff6600" fo:language="ru" fo:country="RU"/>
    </style:style>
    <style:style style:name="T33" style:family="text">
      <style:text-properties fo:font-weight="bold" style:font-weight-asian="bold" style:font-weight-complex="bold"/>
    </style:style>
    <style:style style:name="T34" style:family="text">
      <style:text-properties fo:font-weight="bold" fo:background-color="transparent" loext:char-shading-value="0"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officeooo:rsid="001731a4"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loext:char-shading-value="0"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background-color="transparent" loext:char-shading-value="0"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background-color="transparent" loext:char-shading-value="0"/>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color="#0066ff"/>
    </style:style>
    <style:style style:name="T65" style:family="text">
      <style:text-properties fo:color="#0066ff" fo:language="en" fo:country="US" fo:font-style="normal" fo:background-color="transparent" loext:char-shading-value="0" style:font-style-asian="normal" style:font-style-complex="normal"/>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color="#0066cc"/>
    </style:style>
    <style:style style:name="T70" style:family="text">
      <style:text-properties fo:color="#0000cc"/>
    </style:style>
    <style:style style:name="T71" style:family="text">
      <style:text-properties style:text-line-through-style="solid" style:text-line-through-type="single"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color="#ff0000"/>
    </style:style>
    <style:style style:name="T75" style:family="text">
      <style:text-properties officeooo:rsid="0013af21"/>
    </style:style>
    <style:style style:name="T76" style:family="text">
      <style:text-properties officeooo:rsid="001755f2"/>
    </style:style>
    <style:style style:name="T77" style:family="text">
      <style:text-properties officeooo:rsid="001790af"/>
    </style:style>
    <style:style style:name="T78" style:family="text">
      <style:text-properties officeooo:rsid="00195f95"/>
    </style:style>
    <style:style style:name="T79" style:family="text">
      <style:text-properties officeooo:rsid="0019d485"/>
    </style:style>
    <style:style style:name="T80" style:family="text">
      <style:text-properties officeooo:rsid="001b8c97"/>
    </style:style>
    <style:style style:name="T81" style:family="text">
      <style:text-properties officeooo:rsid="001bc022"/>
    </style:style>
    <style:style style:name="T82" style:family="text">
      <style:text-properties officeooo:rsid="001d534b"/>
    </style:style>
    <style:style style:name="T83" style:family="text">
      <style:text-properties officeooo:rsid="001f0a04"/>
    </style:style>
    <style:style style:name="T84" style:family="text">
      <style:text-properties officeooo:rsid="00211e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1"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6">Обмен ( <text:a xlink:type="simple" xlink:href="https://darkpony.ru/obmen/" text:style-name="Internet_20_link" text:visited-style-name="Visited_20_Internet_20_Link">https://darkpony.ru/obmen/</text:a> )</text:p>
      <text:p text:style-name="P109">Fallout Equestria</text:p>
      <text:p text:style-name="P106">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965490143093759186" text:style-name="L1">
        <text:list-item>
          <text:p text:style-name="P141">добавить детектив <text:span text:style-name="T1">(реализовано)</text:span>+ магические уроки/трактаты Старсвирла (реализовано)</text:p>
        </text:list-item>
        <text:list-item>
          <text:p text:style-name="P142">Терра несколько раз пытается убить Макса (один раз — в аквапарке). Несколько раз Макса спасает Селестия (даёт приказы Нексусу)</text:p>
        </text:list-item>
        <text:list-item>
          <text:p text:style-name="P142">Книги:</text:p>
        </text:list-item>
      </text:list>
      <text:list xml:id="list4860363811430808671" text:style-name="L2">
        <text:list-item>
          <text:p text:style-name="P143">«Великие грифоны прошлого» - из канона (5<text:span text:style-name="T9">s8e)</text:span></text:p>
        </text:list-item>
        <text:list-item>
          <text:p text:style-name="P143">«Высшие заклинания в повседневном использовании: от песчинки до дворца»</text:p>
        </text:list-item>
        <text:list-item>
          <text:p text:style-name="P144">«Малоизвестные аспекты магии трансформаций»</text:p>
        </text:list-item>
        <text:list-item>
          <text:p text:style-name="P14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3">Дасти Вейфарер «Зебрианская культура, быт и фольклор»</text:p>
        </text:list-item>
        <text:list-item>
          <text:p text:style-name="P143">«Краткая история Эквестрии»</text:p>
        </text:list-item>
        <text:list-item>
          <text:p text:style-name="P143">«Шедевры архитектуры Эквестрии» с разделом о Кантерлотском Королевском Дворце</text:p>
        </text:list-item>
        <text:list-item>
          <text:p text:style-name="P143">«Великие дела и великие чары». Страница 893: …</text:p>
        </text:list-item>
        <text:list-item>
          <text:p text:style-name="P143">«Природа Проклятий» - обмен</text:p>
        </text:list-item>
        <text:list-item>
          <text:p text:style-name="P143">«<text:span text:style-name="T56">Магия для Чайников</text:span>» - обмен</text:p>
        </text:list-item>
        <text:list-item>
          <text:p text:style-name="P143">«Энциклопедия Арканум» - обмен</text:p>
        </text:list-item>
        <text:list-item>
          <text:p text:style-name="P143">«О Гейсах» - обмен</text:p>
        </text:list-item>
        <text:list-item>
          <text:p text:style-name="P143">«<text:span text:style-name="T66">Тайны Тайных Наук</text:span>» - обмен</text:p>
        </text:list-item>
        <text:list-item>
          <text:p text:style-name="P144"><text:soft-page-break/>«Основы Заклятий» - обмен</text:p>
        </text:list-item>
        <text:list-item>
          <text:p text:style-name="P143">«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247794979925147647" text:style-name="L3">
        <text:list-item>
          <text:p text:style-name="P14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6">Селестия — переменчивая пони. В одно время не строгая, а в другое может быть такой, что страшно становится</text:p>
        </text:list-item>
        <text:list-item>
          <text:p text:style-name="P145">У Селестии были такие элементы гармонии: Магия, Доброта, Смех. У Луны — Верность, Честность, Щедрость. (ксенофазия)</text:p>
        </text:list-item>
        <text:list-item>
          <text:p text:style-name="P14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5">Около 820-ти лет назад будущий маг Лайтнинг Стар поступил на обучение к наставнику Тииспоту</text:p>
        </text:list-item>
        <text:list-item>
          <text:p text:style-name="P14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5">У Селестии грива и хвост развеваются и переливаются от магического шампуня</text:p>
        </text:list-item>
        <text:list-item>
          <text:p text:style-name="P145">Тело Селестии очень крепкое — может выдержать несколько тонн земли</text:p>
        </text:list-item>
        <text:list-item>
          <text:p text:style-name="P145">Дискорд намного старше принцесс, его магия сильнее ихней на голову</text:p>
        </text:list-item>
        <text:list-item>
          <text:p text:style-name="P145">Луна младше Селестии на 3 года. Сёстрам около 5000 лет. По другим данным, Селестии около 2500 лет (Обмен).</text:p>
        </text:list-item>
        <text:list-item>
          <text:p text:style-name="P145">Принцессы начали войну с Дискордом в возрасте, когда им было около 700 лет — и продолжалась война почти сто лет</text:p>
        </text:list-item>
        <text:list-item>
          <text:p text:style-name="P145">Самый главный враг сестёр и Дискорда — скука</text:p>
        </text:list-item>
        <text:list-item>
          <text:p text:style-name="P145">В Эквестрии на одного жеребца приходится четыре - пять кобыл</text:p>
        </text:list-item>
        <text:list-item>
          <text:p text:style-name="P14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5">Селестия в первые полторы тысячи лет путешествовала — и заварила несколько войн (две — с Эквестрией, в одной была против Луны)</text:p>
        </text:list-item>
        <text:list-item>
          <text:p text:style-name="P145">Настоящий цвет гривы Селестии — клубнично-розовая. Радужный цвет гривы и хвоста поддерживается магией</text:p>
        </text:list-item>
        <text:list-item>
          <text:p text:style-name="P145">Кроме Дискорда, старше сестёр ещё старейшина драконов</text:p>
        </text:list-item>
        <text:list-item>
          <text:p text:style-name="P145"><text:soft-page-break/>Кэйденс не прожила и 60-ти лет и является низкорожденной</text:p>
        </text:list-item>
        <text:list-item>
          <text:p text:style-name="P14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5">Народ тихо фигел от нововведений и с ещё большим ожесточением продолжал делать по-своему</text:p>
        </text:list-item>
        <text:list-item>
          <text:p text:style-name="P14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5">Когда пони женятся, они обмениваются ножными браслетами</text:p>
        </text:list-item>
        <text:list-item>
          <text:p text:style-name="P145">Светилами, кроме сестёр, могут управлять единороги (группы), Дискорд, Твайлайт и Старсвирл</text:p>
        </text:list-item>
        <text:list-item>
          <text:p text:style-name="P145">Королева Кризалис — правительница Зелёной Долины</text:p>
        </text:list-item>
        <text:list-item>
          <text:p text:style-name="P145">Мать Луны и Селестии — аликорн Лорен. Мать Дискорда — Алиса (пони-человек)</text:p>
        </text:list-item>
        <text:list-item>
          <text:p text:style-name="P14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4">Искусственный интеллект. Создан Владом и Максом. Разработан для управления корпорациями.</text:p>
      <text:h text:style-name="Heading_20_3" text:outline-level="3">Норф</text:h>
      <text:p text:style-name="P10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3">Единорог. Холост, молод, мечтателен. Живёт в Кантерлоте. В свободное время рисует облака.</text:p>
      <text:h text:style-name="Heading_20_3" text:outline-level="3">Алекс</text:h>
      <text:p text:style-name="P113">Менеджер проектов, над одним из которых (Нексус) работает Макс.</text:p>
      <text:h text:style-name="Heading_20_3" text:outline-level="3"><text:soft-page-break/>Ростик</text:h>
      <text:p text:style-name="P113">Лидер команды тестировщиков</text:p>
      <text:h text:style-name="Heading_20_3" text:outline-level="3">Стас</text:h>
      <text:p text:style-name="P113">Программист-новичок в команде Макса.</text:p>
      <text:h text:style-name="Heading_20_3" text:outline-level="3">Рома</text:h>
      <text:p text:style-name="P113">Программист в команде UI-программистов</text:p>
      <text:h text:style-name="Heading_20_3" text:outline-level="3">Анджела</text:h>
      <text:p text:style-name="P113">Сисадмин. Флиртует с Максом.</text:p>
      <text:p text:style-name="P113"/>
      <text:h text:style-name="Heading_20_2" text:outline-level="2">Положения</text:h>
      <text:p text:style-name="P11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66" text:outline-level="2">1. Терра</text:h>
      <text:p text:style-name="P27">музыка - кондовая электронная, холодная и отчаянная (Electronics “Disappointed”)</text:p>
      <text:p text:style-name="P11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4">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2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5">В уголке <text:span text:style-name="T9">RnD-</text:span><text:span text:style-name="T1">зоны</text:span><text:span text:style-name="T1"><text:note text:id="ftn3" text:note-class="footnote"><text:note-citation>3</text:note-citation><text:note-body><text:p text:style-name="P12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20">&lt;<text:span text:style-name="T25">Добавить сцену со Стасом</text:span>&gt;</text:p>
      <text:p text:style-name="P45">Я повесил куртку на спинку кресла и включил комп.</text:p>
      <text:p text:style-name="P4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5">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6"><text:span text:style-name="T9">&gt;\</text:span>Привет, Н<text:span text:style-name="T1">эш.</text:span> Это Макс.</text:p>
      <text:p text:style-name="P76"><text:span text:style-name="T9">&lt;\</text:span>Привет Макс. <text:span text:style-name="T1">Рад тебя видеть. Где ты отсутствовал три дня?</text:span></text:p>
      <text:p text:style-name="P76"><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5"/>
      <text:p text:style-name="P45">Так, что тут у нас? По логам видно, что <text:s/>три последних запроса вызвали сбои в работе кластера и заставили перегрузиться один из хостов.</text:p>
      <text:p text:style-name="P45"><text:soft-page-break/>Введём-ка парочку <text:span text:style-name="T1">простейших</text:span> вопросов <text:span text:style-name="T1">для разминки</text:span>.</text:p>
      <text:p text:style-name="P45"/>
      <text:p text:style-name="P76"><text:span text:style-name="T9">&gt;\</text:span>Как называется наш проект?</text:p>
      <text:p text:style-name="P76"><text:span text:style-name="T9">&lt;\</text:span>Дайсон.</text:p>
      <text:p text:style-name="P76"><text:span text:style-name="T9">&gt;\</text:span>Сколько тебе лет?</text:p>
      <text:p text:style-name="P76"><text:span text:style-name="T9">&lt;\</text:span>Два года с начала запуска кластера.</text:p>
      <text:p text:style-name="P76"><text:span text:style-name="T9">&gt;\</text:span>Какой сейчас год?</text:p>
      <text:p text:style-name="P76"><text:span text:style-name="T9">&gt;\</text:span>202<text:span text:style-name="T1">1</text:span>-й.</text:p>
      <text:p text:style-name="P26"/>
      <text:p text:style-name="P45">Так, на закрытые словарные вопросы ответы есть <text:span text:style-name="T1">—</text:span> значит, речевой транслятор и база знаний в порядке.</text:p>
      <text:p text:style-name="P45">Проверим бизнес-логику на тестовой задачке.</text:p>
      <text:p text:style-name="P44"/>
      <text:p text:style-name="P76"><text:span text:style-name="T9">&gt;\</text:span>Н<text:span text:style-name="T1">эш</text:span>, отключи память <text:span text:style-name="T1">заданий</text:span> за последнюю неделю.</text:p>
      <text:p text:style-name="P76"><text:span text:style-name="T9">&lt;\</text:span>Выполнено.</text:p>
      <text:p text:style-name="P76"><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6"><text:span text:style-name="T9">&lt;\</text:span><text:span text:style-name="T1">Тебя понял. Читаю задачу...</text:span></text:p>
      <text:p text:style-name="P7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7">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7">Ограничени<text:span text:style-name="T1">е 2: решение должно находиться в правовых рамках уголовного и административного кодекса.</text:span></text:p>
      <text:p text:style-name="P77">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7"><text:span text:style-name="T9">&lt;\</text:span><text:span text:style-name="T1">Выполняю задачу</text:span>...</text:p>
      <text:p text:style-name="P77"><text:span text:style-name="T9">&lt;\</text:span>...</text:p>
      <text:p text:style-name="P77"><text:span text:style-name="T9">&lt;\</text:span>Решение:</text:p>
      <text:p text:style-name="P77"><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7"><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9">:47.bmf»</text:span></text:p>
      <text:p text:style-name="P25"/>
      <text:p text:style-name="P35">&lt;<text:span text:style-name="T1">как-то говённо. Улучшить</text:span>&gt;</text:p>
      <text:p text:style-name="P45">Хм, не понял? Ч<text:span text:style-name="T1">ё</text:span> за хрень?</text:p>
      <text:p text:style-name="P45"/>
      <text:p text:style-name="P76"><text:span text:style-name="T9">&gt;</text:span>\<text:span text:style-name="T1">Нэш</text:span>, почему ты используешь жёсткие настройки <text:span text:style-name="T1">для решения задачи</text:span>?</text:p>
      <text:p text:style-name="P76"><text:span text:style-name="T9">&lt;\</text:span>Настройки правильные, <text:span text:style-name="T1">Макс</text:span>.</text:p>
      <text:p text:style-name="P26"/>
      <text:p text:style-name="P45">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5"><text:span text:style-name="T1">Ч</text:span>то у нас с аналитикой?</text:p>
      <text:p text:style-name="P16"/>
      <text:p text:style-name="P76"><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6"/>
      <text:p text:style-name="P45">Вместо ответа Нексус выплюнул в консоль длинную строку букв и служебных символов, среди которых бросилась в глаза строка “<text:span text:style-name="T33">incompartible interface Analytics v.0.93 beta</text:span>”</text:p>
      <text:p text:style-name="P45">Ага, уже теплее.</text:p>
      <text:p text:style-name="P45"/>
      <text:p text:style-name="P76"><text:span text:style-name="T9">&gt;</text:span>\<text:span text:style-name="T1">Нэш</text:span>, выдай <text:span text:style-name="T1">краткую </text:span>диагностику модулей <text:span text:style-name="T1">аналитики</text:span></text:p>
      <text:p text:style-name="P45"/>
      <text:p text:style-name="P45">Йо! </text:p>
      <text:p text:style-name="P45">Видеокамеры молча наблюдают за поднятым вверх <text:span text:style-name="T1">большим пальцем</text:span>.</text:p>
      <text:p text:style-name="P45">Всё понятно. Версия аналитического модуля устарела и стала несовместимой с последним релизом кибермозга. </text:p>
      <text:p text:style-name="P45">Набираю номер прожект-мэнеджера.</text:p>
      <text:p text:style-name="P45"><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5"><text:span text:style-name="T9">– </text:span>Окей. Спасибо, Макс. <text:span text:style-name="T1">Выручил.</text:span></text:p>
      <text:p text:style-name="P45"><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text:soft-page-break/>– Но эти установки работают не в тестовом кластере, а на продакшене.</text:p>
      <text:p text:style-name="P9">– Забей, это не наше дело.</text:p>
      <text:p text:style-name="P45"><text:span text:style-name="T1">– </text:span>Ааа, понятно. Ну ладно, у меня всё. <text:span text:style-name="T1">Отбой</text:span>!</text:p>
      <text:p text:style-name="P46"><text:span text:style-name="T1">– Отбой</text:span>. <text:span text:style-name="T1">Ещё раз спасибо, что помог. Жаль, что ты ушёл</text:span><text:span text:style-name="T9">.</text:span></text:p>
      <text:p text:style-name="P86">Гудки.</text:p>
      <text:p text:style-name="P45"><text:span text:style-name="T1">У</text:span>ходя попрощался с охранником, <text:span text:style-name="T1">увлечённо исследующим тему садо-мазо</text:span>.</text:p>
      <text:p text:style-name="P45">Всё, свободен. Хотя <text:s/><text:span text:style-name="T1">воскресенье</text:span> уже испорчен<text:span text:style-name="T1">о</text:span>.</text:p>
      <text:p text:style-name="P45"/>
      <text:p text:style-name="P117">***</text:p>
      <text:p text:style-name="P117"/>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9">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4">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9">&lt;</text:span><text:span text:style-name="T69">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9">&lt;</text:span><text:span text:style-name="T25">месяц</text:span><text:span text:style-name="T9">&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9">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9">Музыка быстрая, тревожная, надорваная и печальная (Pet Shop Boys “So Hard” ?)</text:p>
      <text:p text:style-name="P29"/>
      <text:p text:style-name="P114"><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0">&lt;<text:span text:style-name="T1">Описание полёта через Эогипп. Удивлённый взгляд Анакорна</text:span>&gt;</text:p>
      <text:p text:style-name="P4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5">Единорог поднял голову.</text:p>
      <text:p text:style-name="P45"><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5">…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5">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7"><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5">верх</text:span>…</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0">Спи, сестра моя родная,<text:line-break/>Спи. Усни.<text:line-break/>Крыльями тебя укрою,<text:line-break/>Спи. Усни.</text:p><text:p text:style-name="P130"><text:tab/>В чаще тёмной волки воют,<text:line-break/>Спи. Усни.</text:p><text:p text:style-name="P130"><text:tab/>В мрачном замке духи ноют,<text:line-break/>Спи. Усни.</text:p><text:p text:style-name="P130"><text:tab/>Сказки вечность нам читает,<text:line-break/>Спи. Усни.<text:line-break/>День осенний угасает,<text:line-break/>Спи. Усни.<text:line-break/>Помни только в сне глубоком,</text:p><text:p text:style-name="P13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4">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5">,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4">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oft-page-break/><text:span text:style-name="T9">3. </text:span>Кантерлот</text:h>
      <text:p text:style-name="P80">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7038172567077395405" text:style-name="L4">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8"><text:s/>Сколько страниц сегодня нахреначили?</text:p><text:p text:style-name="P129">– <text:span text:style-name="T1">Восемь, учитель!</text:span></text:p><text:p text:style-name="P129">– Отлично. Надиктую ещё две и сбегаешь за кофе.</text:p></text:note-body></text:note></text:span></text:p>
        </text:list-item>
      </text:list>
      <text:p text:style-name="P7"/>
      <text:p text:style-name="P11">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text:soft-page-break/>Дискорд исчез. Последний раз драконикуса видели, когда он на своей маленькой и юркой колеснице удалялся в сторону Жеребячьих<text:span text:style-name="T24">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8"><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8"><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уничтожаются путём <text:span text:style-name="T1">усиленного</text:span> износа, будучи частью экспериментальных колесниц! “Лорен” я сделал на базе <text:span text:style-name="T35">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5">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9">4. </text:span>Библиотека</text:h>
      <text:p text:style-name="P18">&lt;<text:span text:style-name="T60">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7">На трактат упала тень.</text:p>
      <text:p text:style-name="P48">– Эй, нельзя ли не заслонять …</text:p>
      <text:p text:style-name="P48">Я поперхнулся словом, упёршись носом в покрытую белой шерстью грудь. Селестия оступила, извиняясь.</text:p>
      <text:p text:style-name="P48">– Извини за беспокойство. Просто стало интересно, что ты так увлечённо читаешь? Стража докладывала, что ты днюешь и ночуешь в библиотеке.</text:p>
      <text:p text:style-name="P47"><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8">– Эээ…</text:p>
      <text:p text:style-name="P4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8">Она потянулась за спину, сжала зубами зажим, и, после негромкого щелчка, экзоскелет “разошёлся” в стороны.</text:p>
      <text:p text:style-name="P48">– Вот, так лучше. – улыбнулась она, вышагивая из него. – Доктор Плантаго Майор был уверен, что я не дотянусь до замка.</text:p>
      <text:p text:style-name="P48">– Насколько я знаю, тебе было прописано два месяца постельного режима. Сейчас и недели не прошло...</text:p>
      <text:p text:style-name="P48">– Не волнуйся, аликорны куда крепче единорогов, по стандартам которых меня лечат.</text:p>
      <text:p text:style-name="P4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7">Она, почувствовав мой взгляд, подняла нос <text:span text:style-name="T1">из</text:span> книги и <text:s/>посмотрела на меня, насторожив уши.</text:p>
      <text:p text:style-name="P47"><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9">– А по-моему, ты не…</text:p>
      <text:p text:style-name="P47"><text:span text:style-name="T10">– Так, я попрошу! – перебила меня венценосная кобыла. – Давай, ты не будешь лезть в мои дела, а я не буду</text:span><text:span text:style-name="T5">… эээ… ммм…</text:span></text:p>
      <text:p text:style-name="P49">– Не будешь что?</text:p>
      <text:p text:style-name="P58">Селестия нахмурилась и угрожающе подняла крылья.</text:p>
      <text:p text:style-name="P58"><text:span text:style-name="T9">– </text:span>Не забывай, человек, я — могущественный маг и правитель Эквестрии. Ко мне нужно относиться с должным уважением!</text:p>
      <text:p text:style-name="P58"><text:span text:style-name="T9">– </text:span>А то что? Превратишь в жабу? Сошлёшь на Луну? Убьёшь нахер?</text:p>
      <text:p text:style-name="P58">Аликорница сникла. Уши её опустились.</text:p>
      <text:p text:style-name="P58"><text:span text:style-name="T9">– </text:span>Макс, не надо... Ты же знаешь, я этого не сделаю.</text:p>
      <text:p text:style-name="P58"><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8">Селестия приложила копыто ко лбу и издала протяжный стон.</text:p>
      <text:p text:style-name="P49">– О, небо! Я забыла распорядиться насчёт тебя! Какая же я тупая! Макс, извини, пожалуйста!</text:p>
      <text:p text:style-name="P58"><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8"><text:span text:style-name="T9">Аликорница уселась н</text:span>а пол <text:span text:style-name="T9">и прижала копыто к груди.</text:span></text:p>
      <text:p text:style-name="P49">– Да будет так! Сим заявляю, что отныне и впредь буду общаться с тобой на равных, человек Макс. Слово Селестии!</text:p>
      <text:p text:style-name="P58">Закончив фразу, аликорница вскинула копыто вперёд и вверх. Я чуть не подавился нервным смешком, настолько это напоминало зигу<text:tab/>.</text:p>
      <text:p text:style-name="P58"><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8"><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8"><text:span text:style-name="T9">– </text:span>Вот, читай отсюда. <text:span text:style-name="T9">– а</text:span>ликорница подчеркнула абзац копытом.</text:p>
      <text:p text:style-name="P58"/>
      <text:p text:style-name="P60">***</text:p>
      <text:p text:style-name="P60"/>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Но величайшая справедливость юниверсума заключается в том, что не существует безвыходных положений. Всегда есть надежда.</text:p>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8"/>
      <text:p text:style-name="P58"><text:soft-page-break/>&lt;<text:span text:style-name="T24">Селестии не удастся привлечь Макса на сторону Эквестри даже с помощью 34 — это удастся Дэш</text:span>&gt;</text:p>
      <text:p text:style-name="P58">В ухе стало щекотно от тёплого дуновения.</text:p>
      <text:p text:style-name="P49">– Теперь ты понимаешь, почему мы не ожидали увидеть тебя? Мы, вообще-то, вызывали сверхаликорна…</text:p>
      <text:p text:style-name="P49">Я повернулся к Селестии.</text:p>
      <text:p text:style-name="P4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9">Аликорница отвернулась.</text:p>
      <text:p text:style-name="P49">– Это очень чувствительная тема. – сказала она после недолгой заминки. – <text:s/>Постыдная для нас.</text:p>
      <text:p text:style-name="P49">– Какая тема?</text:p>
      <text:p text:style-name="P49">Селестия повернулась, но старалась избегать меня взглядом.</text:p>
      <text:p text:style-name="P49">– Магия.</text:p>
      <text:p text:style-name="P49">– Что?</text:p>
      <text:p text:style-name="P4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9">Я посмотрел на аликорницу. Та старательно делала вид, что интересуется состоянием лака на копыте.</text:p>
      <text:p text:style-name="P49">– То есть, вы почувствовали ослабление своих магических способностей, и решили, что миру приходит конец?</text:p>
      <text:p text:style-name="P4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9">– Ээээ… ммм… А вы пробовали обратиться к врачу? – начал я как можно мягче.</text:p>
      <text:p text:style-name="P49">БАЦ!</text:p>
      <text:p text:style-name="P4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9">– Это бесполезно… Он не верит мне. У меня нет времени его переубедить.</text:p>
      <text:p text:style-name="P49">Потом она обратилась ко мне.</text:p>
      <text:p text:style-name="P49">– <text:s/>Извини. Сорвалась. Мне очень стыдно. Последнее время всё идёт наперекосяк, совсем не так, как мы планировали.</text:p>
      <text:p text:style-name="P4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8"><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8">Я снял её копыто со своего плеча и осторожно поставил на пол.</text:p>
      <text:p text:style-name="P49"><text:span text:style-name="T1">– Зачем? </text:span>– спросил я. – Что это за театр, твоё… Ваше Высочество? Во-первых, я не давал своё согласие на чтение моих мыслей. Во-вторых…</text:p>
      <text:p text:style-name="P49">Я присел на корточки, раздвинул гриву и снизу вверх заглянул в морду аликорнице.</text:p>
      <text:p text:style-name="P5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8">Я протянул руку, вытер ей слёзы и погладил по шее.</text:p>
      <text:p text:style-name="P58">– Не плачь. Я не отказываюсь. Хотя, скорее всего, Стар Свирл что-то напутал в заклинании, потому что я человек, а не сверхаликорн.</text:p>
      <text:p text:style-name="P5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8">Селестия успокоилась и смущённо потёрлась носом мне о плечо.</text:p>
      <text:p text:style-name="P58">– <text:s/>И я не читала твои мысли. У тебя на лице и так всё написано — ты не умеешь скрывать эмоции.</text:p>
      <text:p text:style-name="P58">Наружная дверь заскрипела, после чего коридор наполнился топотом множества копыт и шумом голосов.</text:p>
      <text:p text:style-name="P49">Аликорница <text:span text:style-name="T1">прислушалась, </text:span>всполошилась и стала носиться по читальному залу с загнанным видом.</text:p>
      <text:p text:style-name="P49">– <text:s/><text:span text:style-name="T1">Дискордовы</text:span> яйца! Они нашли меня!</text:p>
      <text:p text:style-name="P4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9">– <text:s/>Ты! Чего! Делаешь! Твоё, <text:span text:style-name="T1">блин,</text:span> высочество!!! – <text:s/>я едва уберёг <text:span text:style-name="T1">своё </text:span>естество от острого рога.</text:p>
      <text:p text:style-name="P49"><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9">– Помоги! Мне самой не закрыть замок, – <text:s/>обратилась аликорница ко мне, тщётно пытаясь охватить зубами раскрытую защёлку.</text:p>
      <text:p text:style-name="P4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9">– <text:s/><text:span text:style-name="T1">Я</text:span> помогу! – <text:s/>Селестия изогнула шею и стала зубами сжимать защёлку.</text:p>
      <text:p text:style-name="P49">ШЛОП!</text:p>
      <text:p text:style-name="P4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8">Увидев Селестию, толпа замерла. Та в попытке спрятать меня, раскрыла крылья.</text:p>
      <text:p text:style-name="P58">В наступившей тишине аликорница прошептала мне убито:</text:p>
      <text:p text:style-name="P49">– <text:s/><text:span text:style-name="T1">Что-то мне не хочется оборачиваться.</text:span></text:p>
      <text:p text:style-name="P58">– <text:s/>А придётся. Кстати, крылья можешь опустить. Всё равно видна табуретка и мои ноги.</text:p>
      <text:p text:style-name="P58">Селестия закрыла глаза и медленно обернулась к толпе.</text:p>
      <text:p text:style-name="P4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9"><text:span text:style-name="T1">– Занавес. </text:span>– <text:s/><text:span text:style-name="T1">подытожил я.</text:span></text:p>
      <text:p text:style-name="P49"/>
      <text:h text:style-name="P167" text:outline-level="2"><text:span text:style-name="T9">5. </text:span>Индиго</text:h>
      <text:p text:style-name="P49"/>
      <text:p text:style-name="P4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8"><text:span text:style-name="T1">– </text:span>А-а-апчхииии! – раздалось прямо у меня под ногами.</text:p>
      <text:p text:style-name="P5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8">– Ты кто? – машинально спросил я.</text:p>
      <text:p text:style-name="P58"><text:soft-page-break/>– Индиго. – ответили глаза.</text:p>
      <text:p text:style-name="P58">Ответ не прояснил ситуацию ни на йоту, так что я продолжил.</text:p>
      <text:p text:style-name="P58">– А чего ты под лавкой делаешь?</text:p>
      <text:p text:style-name="P58">– Прячусь.</text:p>
      <text:p text:style-name="P58">Поняв, что расспросами ничего не добьёшься, я предложил прямо:</text:p>
      <text:p text:style-name="P58">– Может, ты вылезешь? Меня можно не бояться. Я не страшный.</text:p>
      <text:p text:style-name="P58">Под лавкой началась <text:s/>возня и сопение, потом наружу вылез жеребёнок-единорог насыщенного фиолетового цвета.</text:p>
      <text:p text:style-name="P58">– А я тебя вовсе и не боюсь. Вот ещё! Я в прятки играла.</text:p>
      <text:p text:style-name="P5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8">– Ничо страшного! – малютка вытерла нос. – Меня всё равно искать некому.</text:p>
      <text:p text:style-name="P58">– Это как? Ты же с кем-то в прятки играешь? – продолжал допытываться я.</text:p>
      <text:p text:style-name="P58">– Сама с собой и играю. – хмуро ответила кобылка. – А тебе чего, дяденька?</text:p>
      <text:p text:style-name="P58">Я понял, что жеребёнок не настроен на беседу. Пожал плечами <text:s/>и повернулся было уходить.</text:p>
      <text:p text:style-name="P58">– Эээ, гм…</text:p>
      <text:p text:style-name="P58">Я повернулся обратно.</text:p>
      <text:p text:style-name="P58">– Что?</text:p>
      <text:p text:style-name="P58">Единорожка ковыряла копытом землю и шмыгала носом, не смотря на меня. Я терпеливо ждал.</text:p>
      <text:p text:style-name="P58">– Дяденька, а ты не мог бы спросить принцессу Селестию, куда девалась Шейла Блюскай? А то мне играть не с кем.</text:p>
      <text:p text:style-name="P58">– При случае спрошу. Если встречу.</text:p>
      <text:p text:style-name="P58">– Встретишь, конечно! Скажи ей, что у меня сегодня день рождения, и я очень сильно огорчилась, когда она на него не пришла!</text:p>
      <text:p text:style-name="P58"><text:s/>Такая уверенность кобылки меня заинтриговала. Я пригляделся к жеребёнку повнимательнее. Да нет, вроде, раньше её не встречал.</text:p>
      <text:p text:style-name="P58">– Позволь поинтересоваться, откуда у тебя такая уверенность, что я встречусь с Селестией? Я ей, знаешь ли, свиданий не назначаю.</text:p>
      <text:p text:style-name="P58">– Да ладно-о-о, брось заливать-то! – скептически протянуло юное создание. – Все знают, что вы встречаетесь. Вот и спроси её, пажалста, когда увидишь.</text:p>
      <text:p text:style-name="P58">– Кто это «все»?</text:p>
      <text:p text:style-name="P58">– Ну, прислуга, стража, мой па…</text:p>
      <text:p text:style-name="P58">Ох! Во что же это такое я вляпался, а? За кого они меня, чёрт побери, принимают?</text:p>
      <text:p text:style-name="P58">Я присел на лавочку и наклонился пониже, чтобы наши головы были на одном уровне.</text:p>
      <text:p text:style-name="P58">– А твоего «па» не смущает, что я и Селестия м-м-м… немного разных видов? Точнее, совсем разных?</text:p>
      <text:p text:style-name="P58">– И чо? – без малейшего замешательства спросила кроха.</text:p>
      <text:p text:style-name="P5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8"><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8">– <text:s/>Кха-кхе-гррхмм... Э-э-э... м-м-м... ну-у-у...</text:p>
      <text:p text:style-name="P58">У меня в голове произошло короткое замыкание. Слова пропали. Уши начали гореть.</text:p>
      <text:p text:style-name="P58">– <text:s/>Как, ты говоришь, тебя зовут? – в конце-концов выдавил осипшим голосом я, стараясь перевести тему. – Про чей день рождения я должен рассказать?</text:p>
      <text:p text:style-name="P5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8">У меня в памяти зажглась лампочка.</text:p>
      <text:p text:style-name="P58">– Постой-постой, не части. Твой отец, случайно, не Хорст Мэдтроттер?</text:p>
      <text:p text:style-name="P58">– Агась. А ты откуда знаешь?</text:p>
      <text:p text:style-name="P58">– Да так, один пони сказал. – я полез за пазуху и достал красную коробочку. – Вот тебе подарок.</text:p>
      <text:p text:style-name="P58">–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8">– Вообще-то, это не мой подарок. Его просил передать один старик, Норф Каррус из каретной мастерской.</text:p>
      <text:p text:style-name="P58">– Аааа, знаю его! Мы с Шейлой ходили к нему играть, пока она не пропала. У Норфа интересно!</text:p>
      <text:p text:style-name="P58">Индиго открыла коробочку. Внутри на подстилке из тырсы лежала крохотная модель кареты в мельчайших подробностях.</text:p>
      <text:p text:style-name="P58">– Ух ты! – благоговейно прошептала Индиго. – Королева Лорен! Я даже управляла ею немножко.</text:p>
      <text:p text:style-name="P58">– Как ею можно управлять, если она не запряжена? Уж не Норф ли таскал её? – усомнился я.</text:p>
      <text:p text:style-name="P58">–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8">Я остался сидеть в полнейшем замешательстве. </text:p>
      <text:p text:style-name="P58"/>
      <text:p text:style-name="P60">***</text:p>
      <text:p text:style-name="P58">&lt;<text:span text:style-name="T60">Depeche Mode - Painkiller</text:span>&gt;</text:p>
      <text:p text:style-name="P6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8"/>
      <text:p text:style-name="P58">В дверях библиотеки появился знакомый силуэт.</text:p>
      <text:p text:style-name="P58">– Привет, твоё высочество! Тебя уже выпустили, или опять от докторов смылась?</text:p>
      <text:p text:style-name="P58"><text:soft-page-break/>Аликорница прошла в комнату и устало уселась рядом со мной.</text:p>
      <text:p text:style-name="P5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8">Я с подозрением посмотрел на Селестию. Где-то я уже видел эту улыбочку на хитрой роже.</text:p>
      <text:p text:style-name="P5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8">– Вот ещё! – возмущению Селестии не было предела. Аликорница встала и демонстративно повернулась ко мне задом.</text:p>
      <text:p text:style-name="P5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8">Я подёргал замок на накрупнике. Таки не врёт.</text:p>
      <text:p text:style-name="P58">– Убедился? Вообще-то, такое недоверие меня оскорбляет. Ни один пони так бы себя не вёл со мной. – Селестия улеглась возле кресла и надулась.</text:p>
      <text:p text:style-name="P58">– Разумеется, твои подданные вели бы себя с большим пиететом. Но я же не твой подданный, твоё высочество!</text:p>
      <text:p text:style-name="P58">Аликорница вскинула копыто к виску.</text:p>
      <text:p text:style-name="P5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8">– Окей, как хочешь. Никаких больше высочеств.</text:p>
      <text:p text:style-name="P5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8">Селестия сморщила нос в улыбке и спросила, прикрывшись крылом:</text:p>
      <text:p text:style-name="P58">– К слову, а что говорят мои подданные про нас? Что означает «чёрте-что»?</text:p>
      <text:p text:style-name="P58">Я вспомнил разговор с Индиго и почувствовал, как снова начинают гореть уши.</text:p>
      <text:p text:style-name="P58">– Чёрте-что — это значит «ерунда». Большая ерунда.</text:p>
      <text:p text:style-name="P58">– Оу, как интересно! – Селестия приблизила ко мне морду и повернула уши. – Расскажи-ка поподробнее. Я вся во внимании.</text:p>
      <text:p text:style-name="P5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8">Аликорница, широко раскрыв глаза, медленно тянула ко мне морду. Наконец, когда наши носы почти соприкоснулись, она не выдержала.</text:p>
      <text:p text:style-name="P58">– А-ха-ха-ха-ха-ха-ха!!! О-у-у-у-у-у-ха-ха-ха! И-и-и-и-ха-ха-ха! – Селестия перевернулась на спину и дёргала от смеха копытами.</text:p>
      <text:p text:style-name="P58">– <text:s/>Очень смешно! Ей говорят, что она подозревается в сексуальных извращениях, а она регочет! Мне-то пофиг, а тебе ещё править придётся!</text:p>
      <text:p text:style-name="P58">– <text:s/>И-и-изви-ни, Макс, не-мо-гу-у-у-у… Ох! Давненько я так не смеялась! Лет двести — так точно!</text:p>
      <text:p text:style-name="P58">Я потянул её за копыто и перевернул обратно на живот.</text:p>
      <text:p text:style-name="P58">– Что смешного-то?</text:p>
      <text:p text:style-name="P58">Аликорница вытерла крылом выступившие слёзы и объяснила:</text:p>
      <text:p text:style-name="P5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8">– Ты не видишь ничего странного в межвидовых спариваниях? – охренел я. – Куда я, блин, попал???</text:p>
      <text:p text:style-name="P58">Селестия развернула моё кресло к себе и задумчиво посмотрела мне в глаза.</text:p>
      <text:p text:style-name="P58">– Очевидно, мне стоит рассказать тебе, Макс, откуда произошли пегасы и единороги.</text:p>
      <text:p text:style-name="P5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8">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8">– А как выглядят сами истинные единороги? – спросил я.</text:p>
      <text:p text:style-name="P5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8">– Ха! – ответил я. – В моём мире они также известны. Правда, как несуществующий, сказочный вид.</text:p>
      <text:p text:style-name="P5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8">– Хм. А что было дальше?</text:p>
      <text:p text:style-name="P5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8"/>
      <text:p text:style-name="P58">Селестия встала, потянувшись по-кошачьи, и направилась к выходу. У двери она обернулась ко мне.</text:p>
      <text:p text:style-name="P58">– Сто лет не гуляла по парку. Составишь мне компанию?</text:p>
      <text:p text:style-name="P58">Я поднялся с кресла, гадая, шутила Селестия про сто лет, или нет?</text:p>
      <text:p text:style-name="P58">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8"><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8">Селестия грустно засмеялась своим мыслям.</text:p>
      <text:p text:style-name="P5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8">– А о чём ты грустила?</text:p>
      <text:p text:style-name="P5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8">– Но ты не выглядишь сумасшедшей.</text:p>
      <text:p text:style-name="P5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8">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8">– Постой, а как же Луна? Мне показалось, она питала тёплые чувства к Кимеринну?</text:p>
      <text:p text:style-name="P58">Селестия задумалась, автоматически ковыряя копытом ямку под валуном.</text:p>
      <text:p text:style-name="P5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8">– А Дискорд? Ты говорила, он от древности вообще сбрендил. Тем-не-менее, он определённо «подъезжал» к Луне тогда, в развалинах.</text:p>
      <text:p text:style-name="P5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8"><text:soft-page-break/>Селестия рассмеялась.</text:p>
      <text:p text:style-name="P5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8">Селестия вскочила с места.</text:p>
      <text:p text:style-name="P58">– АЙ-Я-Я-Я-Я-Й!</text:p>
      <text:p text:style-name="P5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8">– Раньше тут не было муравейника!!! – Селестия с мольбой взглянула на меня. – Мааакс!! Помоги! Они кусаются! Я <text:s/>сейчас свихнусь почище Дискорда!</text:p>
      <text:p text:style-name="P58">Аликорница подпрыгнула и, взбрыкнув, начала кружиться в обратную сторону.</text:p>
      <text:p text:style-name="P58">– Вот нечего землю ковырять там, где не надо! Стой!!! – я схватил её за хвост, останавливая. Затем осторожно завёл руку под накрупник.</text:p>
      <text:p text:style-name="P58">…</text:p>
      <text:p text:style-name="P5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8">– Да ладно! Мне это ничего не стоило.</text:p>
      <text:p text:style-name="P5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8">– Эммм... Селестия?</text:p>
      <text:p text:style-name="P58">– Дааа? – ответила аликорница, не повернув головы. В её тоне слышались смешливые нотки.</text:p>
      <text:p text:style-name="P58">Я вытащил руку из-под накрупника.</text:p>
      <text:p text:style-name="P58">– Всё в порядке?</text:p>
      <text:p text:style-name="P58">Селестия повернула голову, и я ясно увидел широкую улыбку и фирменный ехидный прищур из-под чёлки.</text:p>
      <text:p text:style-name="P58">– А почему ты спрашиваешь? Ты разобрался с муравьями?</text:p>
      <text:p text:style-name="P58"><text:soft-page-break/>– Вроде да. Хотя, по-моему, дело уже не в муравьях.</text:p>
      <text:p text:style-name="P58">– По-моему, тоже. – рассмеялась аликорница. – Продолжай...</text:p>
      <text:p text:style-name="P58"/>
      <text:h text:style-name="P166" text:outline-level="2">6. Стыд</text:h>
      <text:p text:style-name="P58"/>
      <text:p text:style-name="P67">~~~ Завтра на семь в библиотеке ~~~</text:p>
      <text:p text:style-name="P67"/>
      <text:p text:style-name="P5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8">Норф носился по мастерской, окрылённый новообретённым учеником.</text:p>
      <text:p text:style-name="P5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8">Я посмотрел на часы. До семи оставалось двадцать минут — как раз, чтоб успеть дойти до библиотеки. Я намеренно уронил на пол тяжёлый рашпиль.</text:p>
      <text:p text:style-name="P58">– На сегодня довольно. Я ж вижу, ты торопишься. – заметил Норф, просыпаясь.</text:p>
      <text:p text:style-name="P5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8">Я закрыл пенал и сунул его во внутренний карман куртки.</text:p>
      <text:p text:style-name="P58">– Завтра будешь? – спросил Норф. – Надо бы закончить заказ из <text:s/>Троттингема.</text:p>
      <text:p text:style-name="P58">– В это же время. – подтвердил я.</text:p>
      <text:p text:style-name="P58"/>
      <text:p text:style-name="P60">***</text:p>
      <text:p text:style-name="P58"><text:soft-page-break/></text:p>
      <text:p text:style-name="P5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8">– Здрасьте!</text:p>
      <text:p text:style-name="P58">Аликорница не ответила, всматриваясь в глобус.</text:p>
      <text:p text:style-name="P58">– Привет, говорю! – я подошёл вплотную и легонько сжал ей холку.</text:p>
      <text:p text:style-name="P58">– А, это ты, Макс? Привет. – аликорница, наконец, оторвалась от разноцветной сферы. – Как осваиваешься?</text:p>
      <text:p text:style-name="P58">– Нормально осваиваюсь. Работу себе нашёл. К <text:s/>Норфолку Каррусу в ученики записался.</text:p>
      <text:p text:style-name="P5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8">– Да, уже пять дней. Так здорово снова чувствовать свои мышцы! Корсет был ужасен.</text:p>
      <text:p text:style-name="P58">Аликорница прошлась передо мной с раскрытыми крыльями, демонстрируя восстановленную работоспособность.</text:p>
      <text:p text:style-name="P58">– Ну что же, и я рад за тебя. – я отвернулся, присел на край стола и стал изучать потолок. – Зачем вызывала?</text:p>
      <text:p text:style-name="P5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8">– Ты сердишься?</text:p>
      <text:p text:style-name="P58">Её ресницы щекотали мне щёку. Я отодвинул её морду от лица и сказал скучающим тоном:</text:p>
      <text:p text:style-name="P58">– Та не, с чего бы? За что мне на тебя сердиться?</text:p>
      <text:p text:style-name="P58">– Но ты ведёшь себя как чужой. Как будто мы незнакомы! Ещё чуть-чуть, и станешь называть меня на «Вы» и «Ваше Высочество».</text:p>
      <text:p text:style-name="P58">Меня прорвало.</text:p>
      <text:p text:style-name="P5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8">Я вытащил из заднего кармана брюк смятую записку с королевскими вензелями и бросил её под ноги Селестии.</text:p>
      <text:p text:style-name="P5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8">Наконец Селестия развернулась и глубоко выдохнула.</text:p>
      <text:p text:style-name="P5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8"><text:soft-page-break/>Я подошёл к аликорнице и прикоснулся к её шее.</text:p>
      <text:p text:style-name="P58">– Всё в порядке. Я тебя понимаю — и ценю твоё признание. Сам бы ещё и не так себя повёл на твоём месте.</text:p>
      <text:p text:style-name="P58">– Да? А как бы ты себя повёл? – заинтересовалась Селестия.</text:p>
      <text:p text:style-name="P58">Я вспомнил свои неудачные попытки завязать личную жизнь с девушками. Конечно, те были далеки от совершенства. Но так ли безгрешен был я сам?</text:p>
      <text:p text:style-name="P58">– Я бы не извинился. Огрызался бы и считал себя правым до последнего. Ещё и послал бы подальше.</text:p>
      <text:p text:style-name="P58">Аликорница насмешливо покачала головой.</text:p>
      <text:p text:style-name="P5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8">Я снова присел на столик, теперь уже лицом к аликорнице.</text:p>
      <text:p text:style-name="P58">– Так что случилось? Куда ты пропадала? Рассказывай.</text:p>
      <text:p text:style-name="P5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8">– Что ты видишь? – спросила она напряжённо.</text:p>
      <text:p text:style-name="P5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8">– Ты не ошиблась? Нет тут никакого города.</text:p>
      <text:p text:style-name="P58">– Сейчас нет. Раньше был. – еле слышно прошептала аликорница.</text:p>
      <text:p text:style-name="P58">– Чего ты так волнуешься? Может, на более подробной карте есть? Я бы на точность глобуса не слишком полагался.</text:p>
      <text:p text:style-name="P5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8">– Так, может, его и не было? – заметил я цинично.</text:p>
      <text:p text:style-name="P5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8">–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8">– А как ты сама помнишь о том заклинании, если оно стёрто из бытия? – резонно подметил я.</text:p>
      <text:p text:style-name="P58"><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8">Аликорница потёрла висок и растерянно посмотрела на меня.</text:p>
      <text:p text:style-name="P5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8">Я обнял аликорницу, успокаивая.</text:p>
      <text:p text:style-name="P58">– Не волнуйся, принцесса. Ты делаешь всё, что от тебя зависит. Не твоя вина, если это происходит.</text:p>
      <text:p text:style-name="P58">Селестия рассеянно мотнула головой, не соглашаясь со мной.</text:p>
      <text:p text:style-name="P5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8">Она проследовала к выходу, кивком головы приглашая меня следовать за ней.</text:p>
      <text:p text:style-name="P5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8">– Да так, ни о чём. – покраснел я, вернувшись на дорожку.</text:p>
      <text:p text:style-name="P58">Селестия всмотрелась в меня внимательно и всё поняла.</text:p>
      <text:p text:style-name="P58">– <text:s/>Нам не туда. Не сейчас. Я хочу показать тебе Эквестрию. – тихо сказала она.</text:p>
      <text:p text:style-name="P58">&lt;<text:span text:style-name="T61">Pet Shop Boys — A Man Could Get Arrested</text:span>&gt;</text:p>
      <text:p text:style-name="P5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8"><text:soft-page-break/>Она ещё сочувствует! Я старался не смотреть в её сторону, отводя глаза. Так мы дошли до городской стены.</text:p>
      <text:p text:style-name="P5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8">Взобравшись на галерею по винтовой лестнице крохотной сторожевой башенки, мы остановились у зубца.</text:p>
      <text:p text:style-name="P5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8">– Что ты чувствуешь? – спросила аликорница.</text:p>
      <text:p text:style-name="P58">– У меня нет слов. Ничего прекраснее я в жизни не видел! – только и смог выговорить я.</text:p>
      <text:p text:style-name="P58">Селестия склонила голову, соглашаясь.</text:p>
      <text:p text:style-name="P5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8">– Прошлогодний выпуск. – заметила Селестия. – Отличная работа, хотя жеребячливости хватает. Что неудивительно, учитывая их возраст.</text:p>
      <text:p text:style-name="P5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8">– Проблемы? Что за проблемы? Извини, я таки прослушал.</text:p>
      <text:p text:style-name="P58"><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8">– Когда твоя жизнь длится тысячи лет, начинаешь тонко чувствовать гармонию мира. – начала она.</text:p>
      <text:p text:style-name="P58"/>
      <text:h text:style-name="Heading_20_2" text:outline-level="2"><text:span text:style-name="T1">7</text:span>. Нелетающие пегасы</text:h>
      <text:p text:style-name="P58"/>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8">Ну что же, основное искусство правления <text:span text:style-name="T9">— умение делегировать полномочия. Вечером того же дня я села за письменный стол.</text:span></text:p>
      <text:p text:style-name="P49">“<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8"/>
      <text:p text:style-name="P60">***</text:p>
      <text:p text:style-name="P58"/>
      <text:p text:style-name="P58">– Так ты поручила Твайлайт Спаркл расследование необычных снов жеребят?</text:p>
      <text:p text:style-name="P58">–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8">– А что стало с жеребятами? – спросил я. – Они перестали бояться экзаменов?</text:p>
      <text:p text:style-name="P5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8">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8">Описав круг, Селестия перелетела через стену и приземлилась в парке. Я скатился на траву, пытаясь вдохнуть.</text:p>
      <text:p text:style-name="P58">– Что... Это... Было?</text:p>
      <text:p text:style-name="P58">Селестия осторожно, но настойчиво повалила меня на траву и принялась ощупывать рёбра.</text:p>
      <text:p text:style-name="P58">– Так больно? А так?</text:p>
      <text:p text:style-name="P5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8"><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8">– Не могу поверить. В Кантерлоте никогда не было землетрясений. Это неестественно. – пробормотала аликорница растерянно. – Слишком быстро.</text:p>
      <text:p text:style-name="P58">– Что <text:span text:style-name="T9">— </text:span>быстро? – не выдержал я.</text:p>
      <text:p text:style-name="P5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8">– Нет проблем, Селестия. Я всё понимаю.</text:p>
      <text:p text:style-name="P58">Аликорница приготовилась было взлетать, но в последний момент, приняв какое-то решение, остановилась.</text:p>
      <text:p text:style-name="P58">– Макс?</text:p>
      <text:p text:style-name="P58">– Да?</text:p>
      <text:p text:style-name="P58">– Мы уже достаточно неплохо знаем друг друга. Могу сказать, что ты меня знаешь лучше, чем кто-либо ещё во дворце, за исключением Луны.</text:p>
      <text:p text:style-name="P58">– Да?</text:p>
      <text:p text:style-name="P58">– Да. Зови меня Селли&lt;<text:span text:style-name="T19">Селли !!!</text:span>&gt;. Если хочешь.</text:p>
      <text:p text:style-name="P58">– Хорошо. До встречи, Селли.</text:p>
      <text:p text:style-name="P58">– До встречи, Макс.</text:p>
      <text:p text:style-name="P58"/>
      <text:h text:style-name="Heading_20_2" text:outline-level="2"><text:span text:style-name="T1">8</text:span>. <text:span text:style-name="T9">40-6</text:span></text:h>
      <text:p text:style-name="P81">Mark Knopfler — Hill Farmers Blues — или на следующую главу (прощание)</text:p>
      <text:p text:style-name="P58"/>
      <text:p text:style-name="P6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4">Истончения </text:span>(быть может, к счастью). Всё, что я могу <text:span text:style-name="T9">— оставить тебе напутствие.</text:span></text:p>
      <text:p text:style-name="P67"><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7"><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7">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7">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49"><text:soft-page-break/>…</text:p>
      <text:p text:style-name="P49"/>
      <text:p text:style-name="P58">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6">— вся архитектура явно </text:span><text:span text:style-name="T37">была </text:span><text:span text:style-name="T46">заточена под крылатых. Таких, для которых приземлиться на балкон в тронном зале или уйти через портик на крыше</text:span><text:span text:style-name="T63"> </text:span><text:span text:style-name="T46">—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6"> </text:span><text:span text:style-name="T37">Его центр занимал высокий </text:span><text:span text:style-name="T46">кругл</text:span><text:span text:style-name="T37">ый</text:span><text:span text:style-name="T46"> </text:span><text:span text:style-name="T37">футон</text:span><text:span text:style-name="T46"> </text:span><text:span text:style-name="T37">с</text:span><text:span text:style-name="T46"> велик</text:span><text:span text:style-name="T37">им</text:span><text:span text:style-name="T46"> множество</text:span><text:span text:style-name="T37">м</text:span><text:span text:style-name="T4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9">– Рада тебя видеть, Макс. – знакомый силуэт на балконе повернулся в мою сторону. Гардины раздвинулись и Селестия вошла в комнату.</text:p>
      <text:p text:style-name="P49"><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9">Аликорница смотрела на меня из под чёлки с фирменной саркастической улыбочкой.</text:p>
      <text:p text:style-name="P49">– <text:span text:style-name="T1">Такое впечатление, что ты увидел не меня, а василиска! Отомри!</text:span></text:p>
      <text:p text:style-name="P58">Я выдохнул.</text:p>
      <text:p text:style-name="P49">– <text:span text:style-name="T1">Как ты это делаешь? Я видел тебя и раньше, но ты никогда не была такой... Такой...</text:span></text:p>
      <text:p text:style-name="P4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8">Селестия тихо рассмеялась.</text:p>
      <text:p text:style-name="P49">– <text:span text:style-name="T1">Могу же я расслабиться хотя бы раз в сто лет? Я тоже живое существо, что бы там ни говорили подпольщики.</text:span></text:p>
      <text:p text:style-name="P58">Она кивком указала мне на тапочки в углу рядом с накопытниками. Я переобулся и вошёл в комнату.</text:p>
      <text:p text:style-name="P49">– <text:span text:style-name="T1">О каких подпольщиках ты говоришь? В Эквестрии зреет революция?</text:span></text:p>
      <text:p text:style-name="P49">Селестия подошла к фонтанчику и начала набирать воду в серебряный чайник.</text:p>
      <text:p text:style-name="P4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8">Аликорница смутилась.</text:p>
      <text:p text:style-name="P58">–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9">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9"><text:span text:style-name="T1">–</text:span> Спасибо, Селестия. Пожалуй, буду “кантерлотский королевский”.</text:p>
      <text:p text:style-name="P58">Аликорница искоса зыркнула на меня, недовольно сморщив нос.</text:p>
      <text:p text:style-name="P49"><text:span text:style-name="T1">–</text:span> Мы же договорились! Тия! Не хватало мне ещё слышать официоз у себя дома. Его в моей жизни и так хватает.</text:p>
      <text:p text:style-name="P49">Она открыла шкафчик и, потянув зубами золотой шнурок, вытащила чёрный с золотом пакетик.</text:p>
      <text:p text:style-name="P49"><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9"><text:span text:style-name="T1">–</text:span> Не стой столбом, Макс! Об тебя можно взгляд поцарапать!</text:p>
      <text:p text:style-name="P49">Я присел на краешек. Она немного придвинулась ко мне и смешливо сощурилась.</text:p>
      <text:p text:style-name="P49"><text:span text:style-name="T1">–</text:span> Ты не против, если мы продолжим знакомство? Я хотела пригласить тебя на чай ещё вчера, но землетрясение…</text:p>
      <text:p text:style-name="P4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9">Тия виновато сморщила нос.</text:p>
      <text:p text:style-name="P4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9">Я молчал, раздумывая, чтобы такое остроумное ляпнуть в ответ, когда аликорница шутливо ткнула меня копытом в плечо. </text:p>
      <text:p text:style-name="P49"><text:span text:style-name="T1">–</text:span> Ну же, Макс, ты как деревянный! Расслабься! Можно подумать, тебя никогда раньше не приглашали на свидания!</text:p>
      <text:p text:style-name="P49">От неожиданности я повалился на ложе.</text:p>
      <text:p text:style-name="P49"><text:span text:style-name="T1">–</text:span> Эй, полегче! Ты пихаешься, как бульдозер!</text:p>
      <text:p text:style-name="P4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9"><text:soft-page-break/><text:span text:style-name="T1">–</text:span> Ты чего??? <text:span text:style-name="T1">–</text:span> я непонимающе уставился на аликорницу.</text:p>
      <text:p text:style-name="P4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1">Мне печалиться не стоит</text:p><text:p text:style-name="P131">Жизнь прекрасна и ярка</text:p><text:p text:style-name="P131">Телом молода, душою —</text:p><text:p text:style-name="P131">Как дракон морской мудра</text:p><text:p text:style-name="P131"/><text:p text:style-name="P131">Я видала взлёт империй,</text:p><text:p text:style-name="P131">Я жила среди легенд,</text:p><text:p text:style-name="P131">Древней магии мистерий</text:p><text:p text:style-name="P131">Я прилежнейший студент</text:p><text:p text:style-name="P131"/><text:p text:style-name="P131">Обожаема народом,</text:p><text:p text:style-name="P131">Уважаема врагом,</text:p><text:p text:style-name="P131">Но друзей моих немного,</text:p><text:p text:style-name="P131">Гложет душу холодом</text:p><text:p text:style-name="P131"/><text:p text:style-name="P131">Одинока и печальна,</text:p><text:p text:style-name="P131">Недоступна и строга,</text:p><text:p text:style-name="P131">Потеряла изначальный</text:p><text:p text:style-name="P131">Смысл жизни навсегда</text:p><text:p text:style-name="P131"/><text:p text:style-name="P131">Жизнь моя теперь публична,</text:p><text:p text:style-name="P131">Жизнь моя теперь для всех,</text:p><text:p text:style-name="P131">В этом — горе, в этом — счастье,</text:p><text:p text:style-name="P13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9">Аликорница поводила носом над чашками и заметила:</text:p>
      <text:p text:style-name="P4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9">Я трогал пальцем ноги воду, сидя на бортике бассейна, когда дверь открылась и внутрь сунулся нос аликорницы.</text:p>
      <text:p text:style-name="P49">– Тебе в чай класть мёд или сахар? – спросила она, невинно наблюдая за моими тщётными попытками прикрыться.</text:p>
      <text:p text:style-name="P4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9">– Ты бы предупреждала, прежде чем войти, что ли? – просипел я. </text:p>
      <text:p text:style-name="P4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9">– Мёд. Или сахар. На твоё усмотрение.</text:p>
      <text:p text:style-name="P49">– Как скажешь. – нос Тии скрылся за дверью.</text:p>
      <text:p text:style-name="P4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9">– О, ты уже?</text:p>
      <text:p text:style-name="P49">Аликорница поставила на поднос чашки и плетёнку с бубликами и подошла с ним к тюфяку.</text:p>
      <text:p text:style-name="P49">– А почему ты опустила жалюзи на окне в ванной? Оттуда такой прекрасный вид!</text:p>
      <text:p text:style-name="P4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9"><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8">– Примерно такие. – расхохоталась Тия. <text:span text:style-name="T9">– С</text:span>пасибо, мнет хоть инвалидное кресло не пририсовали!</text:p>
      <text:p text:style-name="P4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9">Я повернулся к Тие. Мне пришлось осторожно напрягать мускулы шеи, чтобы они случайно не отвернули голову нафиг.</text:p>
      <text:p text:style-name="P49">– Это просто бомба! Я чувствую себя богом! Кажется, я понял секрет вашей силы и долголетия: вы пьёте эту траву каждый день.</text:p>
      <text:p text:style-name="P49">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8">Копыто легло мне на плечо и мягко повалило на постель. Тия легла рядом и тепло дунула мне в ухо.</text:p>
      <text:p text:style-name="P49">– <text:span text:style-name="T1">Ты готов познакомиться поближе? Совсем близко?</text:span></text:p>
      <text:p text:style-name="P4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8">Тия фыркнула.</text:p>
      <text:p text:style-name="P58"><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8">Её ресницы щекотали мне щеку. Я повернулся к ней и буквально растворился в ласковом взгляде огромных фиалковых глаз.</text:p>
      <text:p text:style-name="P58">– Ты предлагаешь мне заняться сексом? С тобой? Но... как?</text:p>
      <text:p text:style-name="P4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8">Тия подняла голову.</text:p>
      <text:p text:style-name="P5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8">Как во сне я разделся и зашёл к ней сзади. "Это неправильно!» – пискнули во мне остатки ханжества и замолкли, раздавленные желанием.</text:p>
      <text:p text:style-name="P5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8">Через некоторое время Тия осторожно высвободилась из-под меня и встала с постели. </text:p>
      <text:p text:style-name="P58">– Лежи спокойно, я сейчас. – муркнула она, поцеловав меня в ухо.</text:p>
      <text:p text:style-name="P5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8">В открывшемся мини-баре я углядел ряд вычурных бутылок и пузатых графинчиков. Их содержимое не вызывало у меня никаких сомнений.</text:p>
      <text:p text:style-name="P47"><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7"><text:span text:style-name="T9">–</text:span> А водку у вас принято пить?</text:p>
      <text:p text:style-name="P47"><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8">Достав из шкафчика пузатую заплесневевшую бутылку, Тия что-то прикинула и наполнила её содержимым два бокала на полуметровых ножках.</text:p>
      <text:p text:style-name="P5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8"><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8">Тия покачала головой и прошла с бокалами в ванную, кивком пригласив меня следовать за ней.</text:p>
      <text:p text:style-name="P5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8"><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8">Наконец, я со вздохом отпрянул.</text:p>
      <text:p text:style-name="P58"><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8"><text:span text:style-name="T9">– Это ты называешь “дружбой”? – с </text:span>улыбкой хмыкнул<text:span text:style-name="T9"> я. – </text:span>Мне нравится твоё чувство юмора.</text:p>
      <text:p text:style-name="P58">Аликорница нахмурилась.</text:p>
      <text:p text:style-name="P58"><text:span text:style-name="T9">– </text:span>Тебе не нравится моя дружба? Ты не принимаешь её? Ты чем-то недоволен?</text:p>
      <text:p text:style-name="P58">Я расхохотался, чуть не поперхнувшись водой, плескавшейся у подбородка.</text:p>
      <text:p text:style-name="P58"><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8">Копыто аликорницы закрыло мне рот прежде чем я успел договорить заветное слово.</text:p>
      <text:p text:style-name="P49">– Макс, не надо! – умоляюще произнесла аликорница. – Не продолжай! Пожалуйста!</text:p>
      <text:p text:style-name="P49">Слова встали у меня поперёк горла. Я медленно отодвинул копыто от лица и потрясённо уставился на неё.</text:p>
      <text:p text:style-name="P49">– Но почему? – в конце-концов выдавил я. – Что не так? Это из-за того, что я — человек?</text:p>
      <text:p text:style-name="P49">Тия виновато закусила губу и отвернулась.</text:p>
      <text:p text:style-name="P4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9">– Макс… Я не смогу сделать тебя бессмертным… Мне очень жаль… Извини…</text:p>
      <text:p text:style-name="P4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9">Слёзы злости душили меня, но я сдержался.</text:p>
      <text:p text:style-name="P49">– Охренеть. – сказал я холодно. – А я прям напрашивался!</text:p>
      <text:p text:style-name="P49">Одиночество, отступившее перед мягким, но настойчивым натиском аликорницы в последние <text:span text:style-name="T1">дни</text:span>, снова сковало душу стужей.</text:p>
      <text:p text:style-name="P4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9">“...пожалуйста, останься...”</text:p>
      <text:p text:style-name="P49">Где этот чёртов носок?</text:p>
      <text:p text:style-name="P49">“...пойми, это эффект лазурного вина...”</text:p>
      <text:p text:style-name="P49">Джинсы узкие, блядь! На мокрое тело хрен натянешь...</text:p>
      <text:p text:style-name="P49">“...ох, я глупая...”</text:p>
      <text:p text:style-name="P49">Так, всё. Шмотки на мне, вроде, ничего не забыл.</text:p>
      <text:p text:style-name="P5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8"/>
      <text:h text:style-name="Heading_20_2" text:outline-level="2">9. <text:span text:style-name="T1">Прощание</text:span></text:h>
      <text:p text:style-name="P58"/>
      <text:p text:style-name="P49">– <text:span text:style-name="T1">Норф!.. Эй, Норф! Ты где?..</text:span></text:p>
      <text:p text:style-name="P5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9"/>
      <text:p text:style-name="P60">***</text:p>
      <text:p text:style-name="P4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6">– </text:span><text:span text:style-name="T37">Говорят, в Додж-сити почти не осталось жителей. В местном депо перестали обслуживать паровозы из-за отсутствия рабочих. Старик </text:span><text:span text:style-name="T46">–</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6">– </text:span><text:span text:style-name="T51">А из Пинто Крика уже месяц нет новостей...</text:span></text:p>
      <text:p text:style-name="P5"><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8">…</text:p>
      <text:p text:style-name="P14"><text:span text:style-name="T51">– </text:span>“<text:span text:style-name="T1">Что я могу сделать, чтобы вернуть всё назад?</text:span>”</text:p>
      <text:p text:style-name="P14"><text:span text:style-name="T51">– </text:span><text:span text:style-name="T37">Так и сказала?</text:span></text:p>
      <text:p text:style-name="P1"><text:span text:style-name="T46">– </text:span><text:span text:style-name="T37">Да, </text:span><text:span text:style-name="T39">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1">– </text:span><text:span text:style-name="T37">Что бы это значило, Флер?</text:span></text:p>
      <text:p text:style-name="P14"><text:span text:style-name="T51">– </text:span><text:span text:style-name="T37">Ума не приложу. У неё был ужасно расстроенный вид. Могу допустить, что Её Высочество жалеет об условиях подписанного на днях </text:span><text:span text:style-name="T38">торгового </text:span><text:span text:style-name="T37">договора с </text:span><text:span text:style-name="T38">королевством грифонов</text:span><text:span text:style-name="T37">...</text:span></text:p>
      <text:p text:style-name="P58">…</text:p>
      <text:p text:style-name="P7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3">– Куда проваливаться?</text:p>
      <text:p text:style-name="P73">– Они не знают. В тех провалах не видно дна...</text:p>
      <text:p text:style-name="P73">…</text:p>
      <text:p text:style-name="P7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3">– Леди и джентлькольты! Приём окончен! Её Высочество Принцесса Селестия будет рада видеть <text:s/>вас в следующую среду!</text:p>
      <text:p text:style-name="P7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8">– Привет, Селестия. – подчёркнуто нейтрально обратился я. – Как дела?</text:p>
      <text:p text:style-name="P48">– Привет… Макс. <text:s/>Не очень, мягко говоря.</text:p>
      <text:p text:style-name="P47"><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8">Селестия подошла к фонтанчику, обмакнула в него копыто и провела им по лбу.</text:p>
      <text:p text:style-name="P4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8">Я сделал вид, что не заметил полунамёка в последнем предложении. Выяснять отношения и мириться мне не хотелось.</text:p>
      <text:p text:style-name="P48">– Порадовать, к сожалению, нечем. Твой приятель, Норфолк Каррус, исчез. Судя по всему, во сне.</text:p>
      <text:p text:style-name="P48">– И Норф? О-о-о, нет!</text:p>
      <text:p text:style-name="P48">Селестия в отчаянии села на пол, прижав копыто к виску и опустошенно качая головой.</text:p>
      <text:p text:style-name="P4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8">Аликорница подняла голову и <text:span text:style-name="T1">удручённо</text:span> посмотрела на меня.</text:p>
      <text:p text:style-name="P4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8">– Может, спросишь Луну, куда деваются пони? Сон по её части.</text:p>
      <text:p text:style-name="P47"><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8">– Может, мне поговорить с ней?</text:p>
      <text:p text:style-name="P47"><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9">– Ну ок. Тогда она обрадуется следующей новости: я ухожу.</text:p>
      <text:p text:style-name="P49">Селестия еле заметно дрогнула ушами. Она отвернулась и молча смотрела в окно, не выказывая эмоций.</text:p>
      <text:p text:style-name="P49"><text:soft-page-break/>Я продолжил.</text:p>
      <text:p text:style-name="P4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9">Поза аликорницы стала чуть менее скованной. На грани слышимости я уловил её вздох. Она наконец повернулась ко мне и слабо улыбнулась.</text:p>
      <text:p text:style-name="P4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9">– А в мешочке что?</text:p>
      <text:p text:style-name="P4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9">Я хотел было оскорбиться такой опекой со стороны аликорницы, но, глянув в её глаза, передумал.</text:p>
      <text:p text:style-name="P49">– Твоё высочество<text:span text:style-name="T1">, ты, вообще, спишь по ночам? У тебя глаза красные, как у кролика-альбиноса.</text:span></text:p>
      <text:p text:style-name="P4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9">–<text:span text:style-name="T1"> Отправляйся, Макс. Очень надеюсь на успех твоей миссии.</text:span></text:p>
      <text:p text:style-name="P58">Она повернулась и вышла из зала, почти подметая хвостом пол.</text:p>
      <text:p text:style-name="P49"/>
      <text:p text:style-name="P1"><text:span text:style-name="T47">&lt;</text:span><text:span text:style-name="T65">Mark Knopfler - </text:span><text:span text:style-name="T64">Hill Farmer's Blues</text:span><text:span text:style-name="T47">&gt;</text:span></text:p>
      <text:p text:style-name="P51">***</text:p>
      <text:p text:style-name="P49"/>
      <text:p text:style-name="P5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6">–<text:span text:style-name="T1"> Но магия есть и сейчас, мам!</text:span></text:p>
      <text:p text:style-name="P5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и многие другие.</text:p>
      <text:p text:style-name="P5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6">–<text:span text:style-name="T1"> Весь мир как Вечнодикий лес?</text:span></text:p>
      <text:p text:style-name="P6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7">– Мааам, а со мной связан элементаль?</text:p>
      <text:p text:style-name="P67">–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6"><text:span text:style-name="T1">– Конечно, мам! «День горящего очага» </text:span>— <text:span text:style-name="T1">верно?</text:span></text:p>
      <text:p text:style-name="P6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7">Так возникли аликорны.</text:p>
      <text:p text:style-name="P6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7">Имя её было Селестия.</text:p>
      <text:p text:style-name="P67">За ней последовала и сестра её, <text:span text:style-name="T9">Луна</text:span>.</text:p>
      <text:p text:style-name="P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7">То есть, всегда.</text:p>
      <text:p text:style-name="P67">Тут и сказке конец. А теперь, Эйприл, залазь на полку и закрывай глазки.</text:p>
      <text:p text:style-name="P67">– Ну мааам! Раскажи ещё что-нибудь! Про Сомбру!</text:p>
      <text:p text:style-name="P67">–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text:span text:style-name="T72">мино</text:span>тавра?</text:p>
      <text:p text:style-name="P67">– <text:s/>Тебя я забрать ему не дам. А в дядю не тыкай копытом, это невежливо! Спи уже, мой маленький!</text:p>
      <text:p text:style-name="P67">– Поцелуй меня на ночь, мам!</text:p>
      <text:p text:style-name="P67"><text:soft-page-break/>– Конечно, мой хороший...</text:p>
      <text:p text:style-name="P67"/>
      <text:p text:style-name="P49">Вагоны убаюкивающе перестукивались по рельсам, унося меня прочь от Кантерлота. Я перевернулся на другой бок и провалился в сон.</text:p>
      <text:p text:style-name="P83">&lt;https://www.youtube.com/watch?v=Py9SDdYGFrQ&gt;</text:p>
      <text:h text:style-name="Heading_20_2" text:outline-level="2">10. Понивилль</text:h>
      <text:p text:style-name="P49"/>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9">–<text:span text:style-name="T1"> Вот этот подойдёт. </text:span>–<text:span text:style-name="T1"> ткнул я в квадратик на карте, расположенный на окраине.</text:span></text:p>
      <text:p text:style-name="P58">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6">–</text:span><text:span text:style-name="T37"> Эй, верзила, поосторожнее, лягать тя в пузо!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9">– Ты что, как-тя-там, впервые на базаре? Так таращишься по сторонам, как будто морковку с картохой впервые в жизни увидел.</text:p>
      <text:p text:style-name="P4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9">Я перегнулся через прилавок, стараясь рассмотреть кьютимарку кобылки. </text:p>
      <text:p text:style-name="P4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9">Так и есть! На крупе кобылки красовались три яблока. Вот только, блин, как её звали-то?</text:p>
      <text:p text:style-name="P49">– <text:s/>Прошу прощения, Аппл... Эппл... Эпплхэт?</text:p>
      <text:p text:style-name="P49">– Ща залеплю оплеуху. – мрачно процедила пони. – Мало того, что таращится, как василиск, так ещё и издевается!</text:p>
      <text:p text:style-name="P49">– Да ладно тебе, Эй-Джей! Вполне милое имя. – хихикнул дракончик с кукурузой, проходя мимо.</text:p>
      <text:p text:style-name="P49">Ага, вот!</text:p>
      <text:p text:style-name="P49">– Извините меня пожалуйста, Эй-Джей, просто мне показалось, что вы напоминаете одну мою знакомую.</text:p>
      <text:p text:style-name="P49">– Эй-Джей я для друзей! – сварливо заметила поняха, – А для всех остальных — тебя тоже! — Эпплджек.</text:p>
      <text:p text:style-name="P49">Блин, опять облажался. Как-то хреново начинается знакомство с Понивиллем.</text:p>
      <text:p text:style-name="P49">– Понял. А меня зовут Макс. Приятно было познакомиться, Эпплджек.</text:p>
      <text:p text:style-name="P49">Я повернулся было уходить.</text:p>
      <text:p text:style-name="P49">– Э-э-э… Макс?</text:p>
      <text:p text:style-name="P49">– Да? – я повернулся обратно.</text:p>
      <text:p text:style-name="P49">Поняха водила копытом по прилавку. Надвинутая на лоб шляпа скрывала выражение мордочки. </text:p>
      <text:p text:style-name="P4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9">Я вернулся к прилавку.</text:p>
      <text:p text:style-name="P4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9">– Сколько стоят вот эти? – указал я на пирамидку красных яблок размером с треть арбуза каждое.</text:p>
      <text:p text:style-name="P49">– Ред Делишес? Две серебряшки.</text:p>
      <text:p text:style-name="P49">– Куча?</text:p>
      <text:p text:style-name="P49">– Ну ты даёшь! – хмыкнула Эпплджек. – Даже не смешно.</text:p>
      <text:p text:style-name="P49">– Неужели штука?</text:p>
      <text:p text:style-name="P49"><text:soft-page-break/>Поняшка выпрыгнула из-за прилавка и смерила меня долгим взглядом.</text:p>
      <text:p text:style-name="P4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9">Я улыбнулся и кивнул в ответ. Ситуация начала выправляться.</text:p>
      <text:p text:style-name="P49">–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9">– А сколько стоит вот это? – указал я на небольшую прикрытую от солнца мешковиной баночку с содержимым удивительной радужной расцветки.</text:p>
      <text:p text:style-name="P4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9">Поняшка набрала ложечку джема и предложила мне. </text:p>
      <text:p text:style-name="P4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9">– Это просто восхитительно! Чудесно! Никогда такого не пробовал! И даже представить не мог, что такая вкуснотень существует!</text:p>
      <text:p text:style-name="P49">Эпплджек просто расцвела от моих дифирамбов.</text:p>
      <text:p text:style-name="P49">– Тебе, сахарок, как гостю города, сделаю скидку. Забирай за шестьдесят. Раньше меньше чем золотой не отдавала.</text:p>
      <text:p text:style-name="P49">Расплачиваясь, я спросил:</text:p>
      <text:p text:style-name="P49">– Ты, случаем, не знаешь, как пройти к городской библиотеке?</text:p>
      <text:p text:style-name="P49">Эпплджек, вскинув копыто ко лбу, запричитала:</text:p>
      <text:p text:style-name="P49">–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9">Тут Эпплджек прервалась и что есть силы замахала кому-то:</text:p>
      <text:p text:style-name="P49">– Рэр! Эй! Рэр! Давай к нам!</text:p>
      <text:p text:style-name="P4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9">–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9"><text:soft-page-break/>– Эпплджек! Сколько можно повторять: модельер, а не рукодельница! Проведу, конечно. – устало произнесла Рэрити.</text:p>
      <text:p text:style-name="P49">– А какая разница? – беспечно махнула копытом Эпплджек, не обращая внимание на нахмурившуюся единорожку. – Шмотки — они и в Эппллузе шмотки.</text:p>
      <text:p text:style-name="P49">– Разница, как если бы тебя вместо огородницы назвали… ммм… <text:s/>реднеком. Пойдёмте, Макс.</text:p>
      <text:p text:style-name="P4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9">– Огородница!.. Ишь, чего выдумала! По мне, так уж лучше “реднек”, чем “огородница”! – слышалось бурчание Эпплджек нам вдогонку.</text:p>
      <text:p text:style-name="P49">Единорожка с серьёзным видом завела меня за угол и только после этого звонко расхохоталась.</text:p>
      <text:p text:style-name="P49">– Я думал, вы друзья. – заметил я.</text:p>
      <text:p text:style-name="P4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9">– Буду только рад. Сам бы предложил, да не успел.</text:p>
      <text:p text:style-name="P4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9">– Не сомневаюсь. Мы в конце-концов неплохо поладили и она даже сделала мне скидку на вольт-яблочн<text:span text:style-name="T1">ый</text:span> джем.</text:p>
      <text:p text:style-name="P49">– А почём продала, если не секрет?</text:p>
      <text:p text:style-name="P49">– За шестьдесят бит.</text:p>
      <text:p text:style-name="P4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9">Единорожка чуть не подпрыгивала от любопытства. Заметив мою отвалившуюся челюсть, она вновь рассмеялась.</text:p>
      <text:p text:style-name="P4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9"><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9">– От недосыпа. – перебил я Рэрити. – Красные от недосыпа глаза я не спутаю ни с чем. Сам такие двадцать лет наблюдал в зеркале.</text:p>
      <text:p text:style-name="P4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9">Мы остановились перед деревом.</text:p>
      <text:p text:style-name="P49">Даже не так. </text:p>
      <text:p text:style-name="P49">Мы остановились перед ДЕРЕВОМ! </text:p>
      <text:p text:style-name="P4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9">–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9">Единорожка удалилась, оставив <text:span text:style-name="T1">после себя лёгкий запах жасмина.</text:span></text:p>
      <text:p text:style-name="P49"/>
      <text:h text:style-name="Heading_20_2" text:outline-level="2"><text:soft-page-break/>11. Библиотека Золотого Дуба</text:h>
      <text:p text:style-name="P49"/>
      <text:p text:style-name="P49">– Э-э-э… Добрый день?</text:p>
      <text:p text:style-name="P4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8">Мне показалось, единорожка смотрела на меня малость раздражённо. Фолиант с громким стуком хлопнулся на пол.</text:p>
      <text:p text:style-name="P4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9">Йопт! Ещё один Шерлок Холмс на мою голову!</text:p>
      <text:p text:style-name="P49">–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7">под твоим руководством</text:span><text:span text:style-name="T46">. Подожди немного, я отсистематизирую нужную информацию и расскажу тебе, насколько далеко смогла продвинуться.</text:span></text:p>
      <text:p text:style-name="P47">“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9">Твайлайт аж затопала на месте.</text:p>
      <text:p text:style-name="P4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9">...</text:p>
      <text:p text:style-name="P49">– И оборудовать подвал библиотеки бронекапсулой для безопасных испытаний!</text:p>
      <text:p text:style-name="P49">–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9"><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8">– Хм. Странно. А я помню, как ты, вертясь перед зеркалом, говорила: ну почему я не…</text:p>
      <text:p text:style-name="P5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8"/>
      <text:p text:style-name="P50">***</text:p>
      <text:p text:style-name="P49"/>
      <text:p text:style-name="P118"><text:tab/>Свеча отбрасывала мягкие тени на книжные полки. Спайк положил обглоданную кочерыжку на горку и принялся облизывать пальцы.</text:p>
      <text:p text:style-name="P58">– Так. – <text:s/>я ткнул в позицию в длинном списке оснащения. – Зачем тебе преобразователь пси-поля?</text:p>
      <text:p text:style-name="P5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8">– Спайк! Ковыряться когтем в зубах некрасиво! Тем более, при посторонних!</text:p>
      <text:p text:style-name="P58"><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8">– СПАЙК!!! Откуда ты взял этот листок?!! – Твайлайт покраснела, как варёный рак и выхватила бумажку у меня из рук.</text:p>
      <text:p text:style-name="P58">– У тебя в черновиках, естественно. Ты сама сказала экономить бумагу. – пожал плечами дракончик.</text:p>
      <text:p text:style-name="P58">Я осторожно взял листок назад, перевернув его обратно.</text:p>
      <text:p text:style-name="P58">– Электростимулятор гипоталамуса. Драконий. В комплекте с усиленной больничной койкой и набором фиксаторов.</text:p>
      <text:p text:style-name="P58">– Это ещё чего??? – удивился Спайк. – я что-то не помню, чтоб ты такое хотела!</text:p>
      <text:p text:style-name="P5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8"><text:span text:style-name="T9">– Вот ещё! </text:span>– возмутился дракончик. – Никогда на такое не соглашусь!</text:p>
      <text:p text:style-name="P58">– Но ты сам подумай, как было бы здорово обладать крыльями! – мечтательно возразила Твайлайт.</text:p>
      <text:p text:style-name="P58">–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8"><text:soft-page-break/>– Угу. Только шар ты же и прожёг, соревнуясь с Рэйнбоу Дэш в силе отрыжки.</text:p>
      <text:p text:style-name="P5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8">–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8">– А почему тебя отстранили?</text:p>
      <text:p text:style-name="P58">– Из-за первых результатов. – единорожка насупилась ещё больше. – Они были ужасными.</text:p>
      <text:p text:style-name="P58"/>
      <text:p text:style-name="P60">***</text:p>
      <text:p text:style-name="P49"/>
      <text:p text:style-name="P4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9">Со слов Луны, оболочка реальности истончилась и начала прорываться. И первой она начала рваться во снах, где она и так тонка.</text:p>
      <text:p text:style-name="P49">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7">– Ага, он был закладкой в четвёртом номере «PlayMare», в разделе «Тридцать две позы, которые удивят вашего френдкольта».</text:p>
      <text:p text:style-name="P67">– Спайк! Немедленно ложись спать!</text:p>
      <text:p text:style-name="P67">– Уже иду. Кукурузу доем только и иду.</text:p>
      <text:p text:style-name="P67">– Кстати, а почему Индрэ считали одержимым?</text:p>
      <text:p text:style-name="P6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7">– Так у вас знают про людей? Вот это новость!. В Кантерлоте, да и в Понивилле все обращаются со мной, как с диковинкой.</text:p>
      <text:p text:style-name="P6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7">– Хм. Ясно. Продолжай, Твайлайт.</text:p>
      <text:p text:style-name="P58"/>
      <text:p text:style-name="P58"><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8">– Так давай сюда весь Понивилль притащим! Это ж будет на 20% круче! Представляю себе видок Биг Мака в теле мисс Черили, гы-гы!</text:p>
      <text:p text:style-name="P5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8">– Скажи уж прямо, поближе к королевскому дворцу, Рэр! Все в курсе твоих интересов, сахарок!</text:p>
      <text:p text:style-name="P58">– Эпплджек, я попрошу! Я же никому не говорю, ЧТО ты делаешь с огурцами!</text:p>
      <text:p text:style-name="P58">– !!!</text:p>
      <text:p text:style-name="P5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8">Я уселась на пуфике, а подруги заняли места на матрасах…</text:p>
      <text:p text:style-name="P67"/>
      <text:p text:style-name="P67">– Спайк, будь добр, принеси дневник эксперимента. Он в подвале, за шкафом с ретортами, в...</text:p>
      <text:p text:style-name="P67"><text:soft-page-break/>– В сейфе, я в курсе.</text:p>
      <text:p text:style-name="P67"/>
      <text:p text:style-name="P69">***</text:p>
      <text:p text:style-name="P80">&lt;Seal — Amazing <text:span text:style-name="T1">(T</text:span><text:span text:style-name="T9">hin White Duke Remix)</text:span>&gt;</text:p>
      <text:p text:style-name="P67">Дата: 12.04.1003 А.С.</text:p>
      <text:p text:style-name="P67">Эксперимент: заклинание Воплощения Индрэ</text:p>
      <text:p text:style-name="P67">Испытуемая: Эпплджек</text:p>
      <text:p text:style-name="P67">Синопсис: запись сна со слов испытуемой</text:p>
      <text:p text:style-name="P67">Замечания: замечаний нет</text:p>
      <text:p text:style-name="P67"/>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7">»</text:span></text:p>
      <text:p text:style-name="P12">Я остановилась перед дверью. Четыре ярда брони отделяли меня от Эквестрии. Четыре ярда и двадцать пять лет.</text:p>
      <text:p text:style-name="P22"><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text:span text:style-name="T24">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7"/>
      <text:p text:style-name="P67">Примечания: ПипБак? Стойло? Двойники? Параллельные Эквестрии?</text:p>
      <text:p text:style-name="P1"/>
      <text:p text:style-name="P3">***</text:p>
      <text:p text:style-name="P1"/>
      <text:p text:style-name="P67">Дата: 12.04.1003 А.С.</text:p>
      <text:p text:style-name="P67">Эксперимент: заклинание Воплощения Индрэ</text:p>
      <text:p text:style-name="P67">Испытуемая: Рэйнбоу Дэш</text:p>
      <text:p text:style-name="P67">Синопсис: описание пробуждения испытуемой</text:p>
      <text:p text:style-name="P67">Замечания: испытуемая отказалась дать описание сна. «Гы-гы... Фигасе... Человеки рулят...» <text:span text:style-name="T13">—</text:span><text:span text:style-name="T14"> </text:span><text:span text:style-name="T68">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8">&lt;<text:span text:style-name="T67">d.notive — Talking Flight</text:span>&gt;</text:p>
      <text:p text:style-name="P67">Дата: 12.04.1003 А.С.</text:p>
      <text:p text:style-name="P67">Эксперимент: заклинание Воплощения Индрэ</text:p>
      <text:p text:style-name="P67">Испытуемая: Рэрити</text:p>
      <text:p text:style-name="P67">Синопсис: запись сна со слов испытуемой</text:p>
      <text:p text:style-name="P67">Замечания: замечаний нет</text:p>
      <text:p text:style-name="P67"/>
      <text:p text:style-name="P1"><text:span text:style-name="T37">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40">— высокая светлая фигура с длинным рогом, занимающая своё место в очереди...</text:span></text:p>
      <text:p text:style-name="P1"/>
      <text:p text:style-name="P22">Примечания: <text:span text:style-name="T50">чёрный экран?</text:span></text:p>
      <text:p text:style-name="P57"/>
      <text:p text:style-name="P60">***</text:p>
      <text:p text:style-name="P58"/>
      <text:p text:style-name="P67">Дата: 12.04.1003 А.С.</text:p>
      <text:p text:style-name="P67">Эксперимент: заклинание Воплощения Индрэ</text:p>
      <text:p text:style-name="P67">Испытуемая: Пинки Пай</text:p>
      <text:p text:style-name="P67">Синопсис: описание пробуждения испытуемой</text:p>
      <text:p text:style-name="P67">Замечания: испытуемая отказалась дать описание сна.</text:p>
      <text:p text:style-name="P67"/>
      <text:p text:style-name="P6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7"/>
      <text:p text:style-name="P67">Примечания: через месяц волосы Пинки пришли в обычное состояние, хотя при встрече с Рэйнбоу Дэш она по прежнему прячет глаза.</text:p>
      <text:p text:style-name="P67"/>
      <text:p text:style-name="P69">***</text:p>
      <text:p text:style-name="P67"/>
      <text:p text:style-name="P67">Дата: 12.04.1003 А.С.</text:p>
      <text:p text:style-name="P67">Эксперимент: заклинание Воплощения Индрэ</text:p>
      <text:p text:style-name="P67">Испытуемая: Флаттершай</text:p>
      <text:p text:style-name="P67">Синопсис: описание пробуждения испытуемой</text:p>
      <text:p text:style-name="P6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text:soft-page-break/>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7"/>
      <text:p text:style-name="P67">* Примечания: при виде кексиков истерика случилась с Пинки Пай.</text:p>
      <text:p text:style-name="P67"/>
      <text:p text:style-name="P3">***</text:p>
      <text:p text:style-name="P1"/>
      <text:p text:style-name="P22">Сим повелеваем прекратить дальнейшие эксперименты<text:span text:style-name="T3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4"/>
      <text:h text:style-name="Heading_20_2" text:outline-level="2">12. День сурка</text:h>
      <text:p text:style-name="P14">&lt;<text:span text:style-name="T6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8">– Здравствуй, Макс.</text:p>
      <text:p text:style-name="P58">Я молча смотрел на неё, слегка пошатываясь. В голове воцарилась звенящая пустота.</text:p>
      <text:p text:style-name="P58">Селестия шагнула мне навстречу.</text:p>
      <text:p text:style-name="P58">– Пожалуйста, прошу тебя, не думай так. Мы — не плод твоего воображения, мы — живые, мы — существуем! Когда ты так думаешь, я чувствую, как мир тает.</text:p>
      <text:p text:style-name="P5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8">– <text:s/>Думаю как?</text:p>
      <text:p text:style-name="P58">– Думаешь, что мы — плод твоего воображения, отравленного наркотиком. Это не так. Прошу тебя...</text:p>
      <text:p text:style-name="P58">– А если ты — действительно мой бред? – съязвил я. – Вот сейчас протрезвею, и ты исчезнешь.</text:p>
      <text:p text:style-name="P58">Порыв ветра скрыл аликорницу в вихре снежинок. Её очертания расплылись.</text:p>
      <text:p text:style-name="P58"><text:soft-page-break/>– Эй, постой, ты куда? Я пошутил! Погоди, не исчезай! Стой! Не оставляй меня здесь!!! Я пошутил!!!</text:p>
      <text:p text:style-name="P5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8">– Ты напугала меня! – пожаловался я ей. – Не исчезай больше!</text:p>
      <text:p text:style-name="P58">Аликорница прижала меня к себе крыльями и устало усмехнулась.</text:p>
      <text:p text:style-name="P5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8">– Знаешь, я всё думал над твоими словами тогда, ну, ты помнишь... В бассейне. Они всё ещё в силе? Я могу быть твоим другом?</text:p>
      <text:p text:style-name="P58">Аликорница тихо засмеялась, защекотав мне ухо.</text:p>
      <text:p text:style-name="P5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8">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8">– Времени осталось немного. Мне надо, чтобы ты запомнил одну вещь.</text:p>
      <text:p text:style-name="P58">– А?</text:p>
      <text:p text:style-name="P5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8">– Я доведу! Обещаю! Но что может случиться с тобой, Тия?</text:p>
      <text:p text:style-name="P5">Стук стал громче.</text:p>
      <text:p text:style-name="P5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8">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8">– Что за ерунда? – Я схватился за голову, пытаясь не дать ей взорваться. Потом взглянул вниз и схватился за другое. – Что за херня??!</text:p>
      <text:p text:style-name="P58"><text:soft-page-break/>Я вскочил и в спешке начал одеваться.</text:p>
      <text:p text:style-name="P58">БАЦ-БАЦ-БАЦ!!!</text:p>
      <text:p text:style-name="P58">– Уже бегу!</text:p>
      <text:p text:style-name="P58">Одевая штаны, я попрыгал к двери на одной ноге. На пороге стояла серая пегаска с косящим взглядом.</text:p>
      <text:p text:style-name="P58">– Привет, Макс. Тебе корреспонденция. – пегаска порылась в сумке и выудила зубами пухлый пакет.</text:p>
      <text:p text:style-name="P58">– «Особенности поведения, питания и размножения приматов». – прочитал я на стикере.</text:p>
      <text:p text:style-name="P58">–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6">—</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8">– Но нигде не сказано, какие частицы надо ускорять! Мне за эти самоцветы от сестры влетит!</text:p>
      <text:p text:style-name="P5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9">– Эээ! Это что же получается? Выходит, зря я яблоки <text:span text:style-name="T1">притащила</text:span>? Нам же не сидр нужен?</text:p>
      <text:p text:style-name="P4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8">–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8">– Эээ! Я не собираюсь ни с чем сталкивать свои яблоки! И перегонять тоже! Давайте лучше их съедим.</text:p>
      <text:p text:style-name="P58">– Тише, поняши! Нас могут услышать! Зачем сейчас спорить о том, о чём мы уже спорили вчера и позавчера?</text:p>
      <text:p text:style-name="P58">– Тебе легко говорить, Ску! Ты никакой своей особенной частицы не притащила! Давай мы твой скутер к ускорителю пришпандорим?</text:p>
      <text:p text:style-name="P49"><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8">– Так причём тут ускоритель, Скуталу?! Говорю ж, это для заклинания Индрэ...</text:p>
      <text:p text:style-name="P58">…</text:p>
      <text:p text:style-name="P5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58">Закрыв дверь, я отправился в город.</text:p>
      <text:p text:style-name="P58">…</text:p>
      <text:p text:style-name="P58">–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8">– Ну, если по аналогии с садовым шлангом, струя воды сметёт весь песок и может облить всех рядом присутствующих.</text:p>
      <text:p text:style-name="P58">–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8">– А ты неопытный маг? – парировал я.</text:p>
      <text:p text:style-name="P58">–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7">–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6"> </text:span><text:span text:style-name="T37">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7">.</text:span></text:p>
      <text:p text:style-name="P58">…</text:p>
      <text:p text:style-name="P5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8">«<text:span text:style-name="T33">Чужестранец-человек разбил сердце нашей обожаемой Селестии! Двор в отчаянии </text:span><text:span text:style-name="T13">—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8">Папарацци хреновы!</text:p>
      <text:p text:style-name="P5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8"><text:span text:style-name="T9">– </text:span>Привет, Эй-Джей! У тебя проблемы?</text:p>
      <text:p text:style-name="P58"><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8"><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8"><text:span text:style-name="T9">– </text:span>Думаю, я могу починить телегу. Только больших нагрузок эта ось уже не выдержит. Но до фермы худо-бедно доедете.</text:p>
      <text:p text:style-name="P58">Эпплджек с сомнением посмотрела на меня.</text:p>
      <text:p text:style-name="P58"><text:span text:style-name="T9">– </text:span>Хошь сказать, ты в Кантерлоте у Селестии под крылышком телеги чинил? Или Рэр сбрехала про Селестию?</text:p>
      <text:p text:style-name="P58">Я мысленно ругнулся на языкатую единорожку и молча достал пенал с инструментами.</text:p>
      <text:p text:style-name="P58">…</text:p>
      <text:p text:style-name="P58">Собрав инструмент, я потолкал тележку назад-вперёд.</text:p>
      <text:p text:style-name="P58"><text:span text:style-name="T9">– Г</text:span>отово. Принимай работу, хозяйка!</text:p>
      <text:p text:style-name="P58">Эпплджек стиснула меня в сокрушающих объятиях.</text:p>
      <text:p text:style-name="P58"><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8"><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8"><text:span text:style-name="T9">– </text:span>Этой... Бери... Сам делал... Ток не говори никому, лады?</text:p>
      <text:p text:style-name="P58">Я сунул флягу за пазуху. Биг Мак молниеносно накрыл дерюгой подсумок и через мгновение за телегу заглянула Эпплджек.</text:p>
      <text:p text:style-name="P58"><text:span text:style-name="T9">– </text:span>Чегой-то вы тут скрытничаете, а?</text:p>
      <text:p text:style-name="P5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8"><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58">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8">именно в такой последовательности.</text:span></text:p>
      <text:p text:style-name="P5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8">объявляла вывеска.</text:span></text:p>
      <text:p text:style-name="P5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8"><text:span text:style-name="T9">– </text:span>Свободно? <text:span text:style-name="T9">– </text:span>спросил я у единственной пони, сидящей за столиком.</text:p>
      <text:p text:style-name="P58"><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8"><text:span text:style-name="T9">– <text:s/></text:span>Пирог с грибами, яишницу и чизкейк<text:span text:style-name="T9"> – </text:span>сообщил я подошедшей официантке.</text:p>
      <text:p text:style-name="P58"><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8"><text:span text:style-name="T9">– </text:span>И салат «по-Кантерлотски».</text:p>
      <text:p text:style-name="P61">Пока я ел, пони мрачно смотрела на меня, положив голову на стол. Мне стало неловко от её тяжёлого взгляда и я попытался завести разговор.</text:p>
      <text:p text:style-name="P61"><text:span text:style-name="T9">– </text:span>Вы, наверное, ждёте кого-то?</text:p>
      <text:p text:style-name="P61"><text:span text:style-name="T9">– </text:span>Неа.</text:p>
      <text:p text:style-name="P61"><text:span text:style-name="T9">– </text:span>Просто обедаете?</text:p>
      <text:p text:style-name="P61"><text:span text:style-name="T9">– </text:span>Неа.</text:p>
      <text:p text:style-name="P61"><text:span text:style-name="T9">– </text:span>Просто сидите и мрачно смотрите на меня?</text:p>
      <text:p text:style-name="P61"><text:span text:style-name="T9">– </text:span>Неа.</text:p>
      <text:p text:style-name="P61">Хм, а эта пони не из разговорчивых. Ну ладно.</text:p>
      <text:p text:style-name="P61"><text:span text:style-name="T9">– </text:span>А что же вы делаете?</text:p>
      <text:p text:style-name="P61"><text:span text:style-name="T9">– </text:span>Веселюсь. <text:span text:style-name="T9">– </text:span>мрачно заявила пони.</text:p>
      <text:p text:style-name="P61"><text:span text:style-name="T9">– </text:span>Если я вас достал, то так и скажите. Извините.</text:p>
      <text:p text:style-name="P61">Я продолжил есть молча.</text:p>
      <text:p text:style-name="P61">Неожиданно пони улыбнулась и подмигнула мне. Её сморщенная мордочка разгладилась и стала весьма милой.</text:p>
      <text:p text:style-name="P61"><text:soft-page-break/><text:span text:style-name="T9">– </text:span>Привет, Макс!</text:p>
      <text:p text:style-name="P61">Вот дискорд! То есть, чёрт! Обитатели этого городка в который раз поражали меня своей проницательностью. У меня на лбу написано, что ли?!</text:p>
      <text:p text:style-name="P61"><text:span text:style-name="T9">– </text:span>Мы с вами раньше встречались?</text:p>
      <text:p text:style-name="P61"><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1"><text:span text:style-name="T9">– </text:span>Оставь, Салвер.<text:span text:style-name="T9"> </text:span>Ему за счёт заведения.</text:p>
      <text:p text:style-name="P58"><text:span text:style-name="T9">– </text:span>Ясно, мисс Пинки. <text:span text:style-name="T9">– </text:span>официантка кивнула и ушла.</text:p>
      <text:p text:style-name="P58"><text:span text:style-name="T9">– Ч</text:span>его-о-о?<text:span text:style-name="T9"> </text:span>Так это твой бар?</text:p>
      <text:p text:style-name="P58"><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8">Говоря это, кобылка оттянула передними копытами нижние веки, став похожей на маньяка.</text:p>
      <text:p text:style-name="P58"><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8"><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8"><text:span text:style-name="T9">– </text:span>У меня есть идея получше. <text:span text:style-name="T9">– </text:span>на свет показалась фляга Большого Макинтоша.</text:p>
      <text:p text:style-name="P58"><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8"><text:span text:style-name="T9">– </text:span>Починил телегу. Только молчок про самогон, раз уж ты в курсе. <text:span text:style-name="T9">– </text:span>я разлил сидр по чашкам.</text:p>
      <text:p text:style-name="P58"><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8"><text:s/>Сидр Биг Мака на вкус был безобидным, чуть забродившим яблочным соком. Я выпил полную чашку и заявил Пинки:</text:p>
      <text:p text:style-name="P58"><text:span text:style-name="T9">– </text:span>Эт-то ты наззваешь ссуфер-ддуфер-ссильн...?</text:p>
      <text:p text:style-name="P5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8"><text:span text:style-name="T9">– У </text:span>тебя такая смешная мордочка! <text:span text:style-name="T9">– </text:span>захихикали Пинки, покачиваясь. <text:span text:style-name="T9">– </text:span>Как будто ты <text:span text:style-name="T68">подкову </text:span>в пироге обнаружил. Или Селестию в ванной.</text:p>
      <text:p text:style-name="P58">Это сравнение пробудило во мне полузабытое воспоминание.</text:p>
      <text:p text:style-name="P58"><text:span text:style-name="T9">– </text:span>Эммм... Скажи-ка мне, мой друг П-п-пинки... Легенда про фаэри <text:span text:style-name="T14">— </text:span><text:span text:style-name="T68">эт правда?</text:span></text:p>
      <text:p text:style-name="P58"><text:soft-page-break/><text:span text:style-name="T14">– </text:span><text:span text:style-name="T68">Какая из? Их много, вообще-то. Ик!</text:span></text:p>
      <text:p text:style-name="P58"><text:span text:style-name="T14">– </text:span><text:span text:style-name="T68">Про принцесс. Про то, что они фаэри, спустившиеся с неба во плоти, чтоб помогать пони управлять Эквестрией?</text:span></text:p>
      <text:p text:style-name="P58"><text:span text:style-name="T14">– </text:span><text:span text:style-name="T68">Макс, </text:span><text:span text:style-name="T14">– </text:span><text:span text:style-name="T68">захихикала Пинки, взъерошив копытами розовые кудряшки и попытавшись соорудить из них бороду, </text:span><text:span text:style-name="T14">–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8"><text:span text:style-name="T14">–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8"><text:span text:style-name="T14">– </text:span><text:span text:style-name="T68">Ты что-о-о! Нельзя любить фаэри! Она похитит твоё сердце, и ты будешь искать её, пока не... </text:span><text:span text:style-name="T14">– </text:span><text:span text:style-name="T68">Пинки погрузилась в так и не съеденный салат «по-Кантерлотски» и захрапела.</text:span></text:p>
      <text:p text:style-name="P58"><text:span text:style-name="T14">– </text:span><text:span text:style-name="T68">Пока не умру?</text:span></text:p>
      <text:p text:style-name="P58"><text:span text:style-name="T14">– </text:span><text:span text:style-name="T68">Нет, глупенький, </text:span><text:span text:style-name="T14">– </text:span><text:span text:style-name="T68">пробулькала Пинки из миски. </text:span><text:span text:style-name="T14">– </text:span><text:span text:style-name="T68">Пока не найдёшь.</text:span></text:p>
      <text:p text:style-name="P6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2">Холодок незаметно прокрался мне в душу и прояснил мозги. Я кинул взгляд на часы на стене. Было без десяти шесть.</text:p>
      <text:p text:style-name="P62">Бля!</text:p>
      <text:p text:style-name="P6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2">БАМММ!!!</text:p>
      <text:p text:style-name="P6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2"><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62"><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62"><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62"><text:span text:style-name="T9">– </text:span>У нас?</text:p>
      <text:p text:style-name="P62">Пинки молча поддела меня носом и с неожиданной<text:tab/>для такой маленькой кобылки силой буквально закинула меня себе на спину.</text:p>
      <text:p text:style-name="P6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2">Но недостаточное.</text:p>
      <text:p text:style-name="P6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2"><text:span text:style-name="T9">– </text:span>Стооой! <text:span text:style-name="T9">– </text:span>заорал я. <text:span text:style-name="T9">– </text:span>Выпрыгивай из бочки!!!</text:p>
      <text:p text:style-name="P62">Кобылка-пилот улыбнулась и постукала копытцем по шлему, показывая, что не слышит меня.</text:p>
      <text:p text:style-name="P62"><text:span text:style-name="T9">– </text:span>Выпрыгивааа... <text:span text:style-name="T9">– </text:span>мой крик утонул в рёве рвущихся фейерверков.</text:p>
      <text:p text:style-name="P6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2"><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62">Поняшка ткнула в бок белоснежную пони-единорога. Та раскрыла глаза и осмотрелась.</text:p>
      <text:p text:style-name="P62"><text:span text:style-name="T9">– </text:span>Смотри, вот те и ответ на вопрос, куда деваются пони!</text:p>
      <text:p text:style-name="P62"><text:span text:style-name="T9">– </text:span>Где? <text:span text:style-name="T9">– </text:span>единорожка начала оглядываться.</text:p>
      <text:p text:style-name="P62"><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62"><text:span text:style-name="T9">– </text:span>И что? Я всё равно не пойму, куда пони деваются? И куда пропала Скуталу?</text:p>
      <text:p text:style-name="P62"><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6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2"/>
      <text:p text:style-name="P63">***<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8"/>
      <text:p text:style-name="P70">Приветствую тебя, мой маленький человек!</text:p>
      <text:p text:style-name="P7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70"><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7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7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0">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0">«<text:span text:style-name="T9">P.S. Н</text:span>е гневите мироздание воровством! <text:span text:style-name="T33">Обмен рулит</text:span>!»</text:p>
      <text:p text:style-name="P7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0">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70"/>
      <text:p text:style-name="P5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6"/>
      <text:p text:style-name="P56">P.S.P.S. <text:span text:style-name="T1">Я всё равно дождусь, когда ты перестанешь злиться!</text:span></text:p>
      <text:p text:style-name="P67"/>
      <text:h text:style-name="Heading_20_2" text:outline-level="2">13. Мэйнхэттен</text:h>
      <text:p text:style-name="P82">ZZ Top – Gimme all your lovin</text:p>
      <text:p text:style-name="P62"><text:span text:style-name="T9">– </text:span>Попробуй ещё раз. Может, сбой соединения.</text:p>
      <text:p text:style-name="P6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2"><text:span text:style-name="T9">– </text:span>Не отсылается. Глюк какой-то.</text:p>
      <text:p text:style-name="P6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62"><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62"><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2"/>
      <text:p text:style-name="P63">***</text:p>
      <text:p text:style-name="P62"/>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2"><text:span text:style-name="T9">– </text:span>Это неправильно! <text:span text:style-name="T9">– </text:span>заявила Рэйнбоу Дэш, отвернувшись от окна.</text:p>
      <text:p text:style-name="P62"><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62"><text:span text:style-name="T9">– </text:span>Да я не про то! <text:span text:style-name="T9">– </text:span>отмахнулась пегаска. <text:span text:style-name="T9">– </text:span>Посмотри на поле.</text:p>
      <text:p text:style-name="P62"><text:span text:style-name="T9">– </text:span>И что? Поле как поле.</text:p>
      <text:p text:style-name="P62"><text:span text:style-name="T9">– </text:span>Оно не убрано. <text:span text:style-name="T9">– </text:span>мрачно ответила пегаска. <text:span text:style-name="T9">– </text:span>Ужас, сколько кукурузы пропадает!</text:p>
      <text:p text:style-name="P62">Я присмотрелся получше и указал ей на очередной городок, проносящийся за окном.</text:p>
      <text:p text:style-name="P62"><text:span text:style-name="T9">– </text:span>У самого посёлка поля убраны. Наверняка дойдёт дело и до остальных.</text:p>
      <text:p text:style-name="P62"><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2"><text:span text:style-name="T9">– </text:span>Спасибо, но от пинкиных плюшек у меня фланки округляются.</text:p>
      <text:p text:style-name="P62"><text:span text:style-name="T9">– </text:span>Да ладно тебе, Рэйнбоу Дэш! От одной не округлятся.</text:p>
      <text:p text:style-name="P62"><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62">За окном несколько пони работали на поле. Что-то странное было в их деятельности.<text:span text:style-name="T9"> </text:span>Как будто…</text:p>
      <text:p text:style-name="P62"><text:span text:style-name="T9">– О</text:span>но и понятно, что поля не убраны. Откуда ж им быть убранными, когда на двух работающих пони целая толпа бездельников!</text:p>
      <text:p text:style-name="P6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2"><text:span text:style-name="T9">– </text:span>Они паслись… Ты можешь себе представить? Макс! Они ПАСЛИСЬ! Ели траву, как какие-то дикари! Фигня какая-то…</text:p>
      <text:p text:style-name="P62"><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2">…</text:p>
      <text:p text:style-name="P62">ВЖИИИИИИИИИ!!!</text:p>
      <text:p text:style-name="P6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2"><text:span text:style-name="T9">– </text:span>Что за…?</text:p>
      <text:p text:style-name="P10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2"><text:span text:style-name="T9">– </text:span>Леди и джентльпони! Просьба не паниковать! Поезд дальше не идёт: впереди провал! <text:span text:style-name="T9">– </text:span>крикнул проводник.</text:p>
      <text:p text:style-name="P62"><text:span text:style-name="T9">– </text:span>Какой ещё, в дышло, провал? Я проезжал тут два дня назад!</text:p>
      <text:p text:style-name="P62"><text:span text:style-name="T9">– </text:span>Безобразие! Верните мне деньги за билет!</text:p>
      <text:p text:style-name="P62"><text:span text:style-name="T9">– </text:span>Как вы смеете! Я опоздаю в порт! <text:s/><text:span text:style-name="T9">– </text:span>послышались выкрики в толпе.</text:p>
      <text:p text:style-name="P62">Проводник — седой земнопони стального цвета — поставил фонарь на пол и вытер со лба пот.</text:p>
      <text:p text:style-name="P62"><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2">Я осторожно подошёл к краю и глянул вниз. </text:p>
      <text:p text:style-name="P6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2"><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2"><text:span text:style-name="T9">– </text:span>Дэш, нам надо на ту сторону.</text:p>
      <text:p text:style-name="P62"><text:span text:style-name="T9">– </text:span>Нет проблем. Я могу тебя перенести.</text:p>
      <text:p text:style-name="P62">Я с сомнением посмотрел на пегаску. Дэш в холке была мне по пояс.</text:p>
      <text:p text:style-name="P62"><text:span text:style-name="T9">– </text:span>Ты точно в этом уверена?</text:p>
      <text:p text:style-name="P6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2"><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62"><text:soft-page-break/>Мля.</text:p>
      <text:p text:style-name="P62"><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2">Пегаска почесала затылок и заметила.</text:p>
      <text:p text:style-name="P62"><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6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2">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62">…</text:p>
      <text:p text:style-name="P6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2">Разумеется, я посмотрел вниз.</text:p>
      <text:p text:style-name="P6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2">…</text:p>
      <text:p text:style-name="P62">Я валялся на насыпи и трясся как в лихорадке. От пережитого шока меня тошнило.</text:p>
      <text:p text:style-name="P62"><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6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2"><text:span text:style-name="T9">– </text:span>Я чувствую, что только что упустил отличную возможность отлить на вселенную!</text:p>
      <text:p text:style-name="P62"/>
      <text:p text:style-name="P63">***</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2"><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7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3">прочитал охранник, близоруко щурясь.</text:span></text:p>
      <text:p text:style-name="P62"><text:span text:style-name="T9">– </text:span>Удостоверение личности предъявлять? <text:span text:style-name="T9">– </text:span>осведомился я.</text:p>
      <text:p text:style-name="P62"><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62">Бляяя!!! Ах ты ж!!!</text:p>
      <text:p text:style-name="P62">Хлопнула освобождённая дверь, изнутри клацнула щеколда.</text:p>
      <text:p text:style-name="P62"><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62">Дэш, ни слова не говоря, прислонила ухо к двери.</text:p>
      <text:p text:style-name="P62"><text:span text:style-name="T9">– </text:span>Будешь смеяться, но именно этим он и занят. Вызывает полицию по телефону. <text:span text:style-name="T9">– </text:span>сообщила пегаска.</text:p>
      <text:p text:style-name="P62"><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62">Пегаска продолжала слушать. Потом глаза её округлились от удивления.</text:p>
      <text:p text:style-name="P62"><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62">Ну охренеть! Я что, нанёс моральную травму охраннику своим видом? Добро пожаловать в Эквестрию, страну дружбы и пони!</text:p>
      <text:p text:style-name="P62"><text:span text:style-name="T9">– </text:span>Сколько у нас времени?</text:p>
      <text:p text:style-name="P62">Дэш почесала в затылке.</text:p>
      <text:p text:style-name="P62"><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62">Я с наслаждением захреначил ногой в стеклянную дверь павильона. Осколки стекла брызнули во все стороны.</text:p>
      <text:p text:style-name="P62"><text:span text:style-name="T9">– </text:span>Тогда давай сначала обыщем контору. Если уж полиция всё равно едет сюда, так пусть у них хотя бы будет повод!</text:p>
      <text:p text:style-name="P62"/>
      <text:p text:style-name="P63"><text:soft-page-break/>***</text:p>
      <text:p text:style-name="P62"/>
      <text:p text:style-name="P62">Разумеется, полиция приехала, как только мы обнаружили эти чёртовы резонаторы — иначе ж и быть не могло!</text:p>
      <text:p text:style-name="P62">…</text:p>
      <text:p text:style-name="P62">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2"><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4">вайлайт в Понивилле, услышав про портативный ускоритель, захочет его получить. Макс смутится</text:span><text:span text:style-name="T9">&gt;</text:span></text:p>
      <text:p text:style-name="P62">Снаружи послышался вой сирены и цокот множества копыт.</text:p>
      <text:p text:style-name="P62"><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2">Пиздец! Мы с Дэш переглянулись.</text:p>
      <text:p text:style-name="P62"><text:span text:style-name="T9">– </text:span>Это твои двадцать минут? <text:span text:style-name="T9">– </text:span>возмутился я. <text:span text:style-name="T9">– </text:span>Да ещё и десяти не прошло!</text:p>
      <text:p text:style-name="P62">Дэш вымучено скривилась.</text:p>
      <text:p text:style-name="P62"><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62">Я разбил топором стеклянные дверцы прибора и вытащил рубины.</text:p>
      <text:p text:style-name="P62"><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2">Пегаска отрицательно помотала головой.</text:p>
      <text:p text:style-name="P62"><text:span text:style-name="T9">– </text:span>Ну уж фигушки. Я тебя тут не оставлю.</text:p>
      <text:p text:style-name="P62"><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62"><text:span text:style-name="T9">– </text:span>Ты не понимаешь! <text:span text:style-name="T9">– </text:span>упрямо мотнула головой пегаска. <text:span text:style-name="T9">– </text:span>Всё изменилось. Никто тебя не вытащит.</text:p>
      <text:p text:style-name="P6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2"><text:span text:style-name="T9">– </text:span>Быстро за мной! <text:span text:style-name="T9">– </text:span>скомандовала пегаска, помчавшись к лестнице в офисные этажи.</text:p>
      <text:p text:style-name="P62">Я припустил было за ней, потом вернулся и поднял над головой раскуроченный ускоритель.</text:p>
      <text:p text:style-name="P62"><text:span text:style-name="T9">– Ю-</text:span>хууу<text:span text:style-name="T9">!!!</text:span></text:p>
      <text:p text:style-name="P6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2">На последнем этаже пегаска стояла в коридоре, с сомнением обозревая ряд дверей.</text:p>
      <text:p text:style-name="P62"><text:span text:style-name="T9">– </text:span>Где-то тут должна быть дверь на крышу. Не могли же они залазить туда по пожарной лестнице?</text:p>
      <text:p text:style-name="P62"><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6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2"><text:span text:style-name="T9">– </text:span>Макс, подвинься!</text:p>
      <text:p text:style-name="P62">Пегаска оттеснила меня крупом и повернулась к двери задом.</text:p>
      <text:p text:style-name="P62"><text:span text:style-name="T9">– </text:span>Ю-хууу!</text:p>
      <text:p text:style-name="P62">БАБАХ!!!</text:p>
      <text:p text:style-name="P6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2"><text:span text:style-name="T9">– </text:span>Ты чего на меня так уставился? <text:span text:style-name="T9">– </text:span>подозрительно спросила пегаска.</text:p>
      <text:p text:style-name="P62"><text:span text:style-name="T9">– </text:span>Да так… Не ожидал, что ты такая…</text:p>
      <text:p text:style-name="P62"><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62">С лестницы донёсся топот копыт, в конце коридора появились пони-полицейские.</text:p>
      <text:p text:style-name="P6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2"><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2"><text:span text:style-name="T9">– </text:span>Ты! Не! По! Нял! Те! Бе! Не! Льзя! Тут! Ос! Та! ВАТЬСЯ!!! <text:span text:style-name="T9">– </text:span>мощный толчок изнутри катапультировал её с люка.</text:p>
      <text:p text:style-name="P6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2"><text:span text:style-name="T9">– </text:span>Ты чего делаешь??! Мы же упадём! Ты ж не удержишь!..</text:p>
      <text:p text:style-name="P6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text:span text:style-name="T75">сирени</text:span>.</text:p>
      <text:p text:style-name="P62"><text:soft-page-break/>Некоторое время было тихо. Потом хлопнули ставни и чей-то сонный голос недовольно пробормотал:</text:p>
      <text:p text:style-name="P62"><text:span text:style-name="T9">– </text:span>Кто мешает нам спать после тяжкого выступления?</text:p>
      <text:p text:style-name="P62">Я осторожно выглянул из куста.</text:p>
      <text:p text:style-name="P6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2">Птицы и цикады продолжили пение, прерванное нашим вторжением. </text:p>
      <text:p text:style-name="P6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2"><text:span text:style-name="T9">– </text:span>Так вот кто тревожит наш сон!</text:p>
      <text:p text:style-name="P62">Дверь дома приоткрылась. Стало видно, что за ней притаилась единорожка, уже спустившаяся с мансарды.</text:p>
      <text:p text:style-name="P62"><text:span text:style-name="T9">– </text:span>Так-так, посмотрим, что тут у нас. Ага. Гм. Это наверняка тот монстр-человек, о котором писали в газетах. Занятно.</text:p>
      <text:p text:style-name="P62">Я крутился в телекинетическом поле перед единорожкой как некий диковинный экспонат шоу уродцев.</text:p>
      <text:p text:style-name="P62"><text:span text:style-name="T9">– </text:span>А это у нас кто? Гмм. Пегаска. Вот так раз! Рэйнбоу Дэш! Какими судьбами?</text:p>
      <text:p text:style-name="P62"><text:span text:style-name="T9">– </text:span>ТРИКСИ! <text:span text:style-name="T9">– <text:s/></text:span>фейсхуфнула Дэш. <text:span text:style-name="T9">– </text:span>Во имя Селестии, ЧТО ты тут делаешь?!!</text:p>
      <text:p text:style-name="P62"><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62">Так как дипломатические таланты пегаски оставляли желать лучшего, я решил взять переговоры в свои руки.</text:p>
      <text:p text:style-name="P62"><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62"><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62"><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62"><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62">Пегаска задумалась. Она обернулась на меня и мрачно спросила:</text:p>
      <text:p text:style-name="P62"><text:span text:style-name="T9">– </text:span>Ей ведь нельзя рассказывать, да?</text:p>
      <text:p text:style-name="P62"><text:span text:style-name="T9">– </text:span>Нельзя. <text:span text:style-name="T9">– </text:span>подтвердил я. <text:span text:style-name="T9">– </text:span>Селестия запретила. Может возникнуть паника и всё такое.</text:p>
      <text:p text:style-name="P6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2"><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62"><text:span text:style-name="T9">– </text:span>ОГО!</text:p>
      <text:p text:style-name="P62">Единорожка аж уселась на крыльцо от удивления.</text:p>
      <text:p text:style-name="P62"><text:span text:style-name="T9">– </text:span>Представлем себе, ЧТО вы скрываете, если ты готова на ТАКОЕ! Признаюсь, вам удалось нас заинтересовать!</text:p>
      <text:p text:style-name="P62"><text:soft-page-break/>Единорожка в задумчивости стала ходить по веранде туда-сюда, разговаривая сама с собой.</text:p>
      <text:p text:style-name="P62"><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2">Единорожка встала на задние ноги и захлопала в копыта. После чего она метнулась в дом, потянув нас за собой.</text:p>
      <text:p text:style-name="P6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2">Единорожка улеглась на диване. Мы с Дэш шмякнулись на ковёр.</text:p>
      <text:p text:style-name="P62"><text:span text:style-name="T9">– </text:span>Мы приняли решение не выдавать вас полиции в обмен на то, что вы расскажете нам о вашей секретной миссии!</text:p>
      <text:p text:style-name="P62"><text:span text:style-name="T9">– </text:span>Не пойдёт! <text:span text:style-name="T9">– </text:span>заявил я. <text:span text:style-name="T9">– </text:span>Я уже сказал, что это тайна. Мне добавить нечего.</text:p>
      <text:p text:style-name="P62"><text:span text:style-name="T9">– </text:span>Да неужели? <text:span text:style-name="T9">– </text:span>захлопала ресницами Трикси. <text:span text:style-name="T9">– </text:span>Ты хорошо подумал?</text:p>
      <text:p text:style-name="P62">Окно <text:s/>комнаты распахнулось. В комнату ворвался вой сирены. Несколько полицейских фургонов промчались мимо.</text:p>
      <text:p text:style-name="P62">Вот чёрт!!!</text:p>
      <text:p text:style-name="P62">…</text:p>
      <text:p text:style-name="P53"/>
      <text:p text:style-name="P62"><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62"><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2"><text:span text:style-name="T9">– </text:span>Стой! Что ты там сказала о Селестии?</text:p>
      <text:p text:style-name="P62">Трикси молча левитировала мне газеты с трюмо.</text:p>
      <text:p text:style-name="P62">Фак! Фак-фак-фак!!!</text:p>
      <text:p text:style-name="P62">«<text:span text:style-name="T33">Исчезновение дневной главы диархии: Эквестрия в панике!</text:span>» (статья двухдневной давности).</text:p>
      <text:p text:style-name="P62">«<text:span text:style-name="T33">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2">«<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62">«<text:span text:style-name="T33">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2">«<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2">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53"><text:soft-page-break/>– <text:span text:style-name="T1">ОНИ ЧТО, ШУТОК НЕ ПОНИМАЮТ?!! </text:span>– <text:span text:style-name="T1">заорал я наконец. </text:span>– <text:span text:style-name="T1">Нашли пониеда, ёб их </text:span><text:span text:style-name="T25">дымоходом через коромысло</text:span><text:span text:style-name="T1">!!!</text:span></text:p>
      <text:p text:style-name="P62"><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7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2">Я зажал голову в ладонях и застонал, покачиваясь из стороны в сторону.</text:p>
      <text:p text:style-name="P62"><text:span text:style-name="T9">– </text:span>Макс? Ты в порядке?</text:p>
      <text:p text:style-name="P6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2">И вот теперь её нет. Зачем куда-то бежать, скрываться, рисковать, если смысл стараний потерян?</text:p>
      <text:p text:style-name="P67"/>
      <text:p text:style-name="P6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1">– Я доведу! Обещаю!..»</text:p>
      <text:p text:style-name="P62"/>
      <text:p text:style-name="P6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2">И у меня есть кое-какие результаты, чёрт побери!</text:p>
      <text:p text:style-name="P6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2">Дерьмо! Слишком много «если» и «может быть»!</text:p>
      <text:p text:style-name="P62">Трижды дерьмо!!! Я забыл, что для проведения эксперимента, нам нужна помощь Селестии!</text:p>
      <text:p text:style-name="P62"/>
      <text:p text:style-name="P74"><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2"/>
      <text:p text:style-name="P6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2">Что ж, вполне привычное для меня состояние. Последний месяц был просто ярким фантастически-нереальным исключением из правила.</text:p>
      <text:p text:style-name="P40"><text:soft-page-break/>МУ-ХА-ХА!</text:p>
      <text:p text:style-name="P40">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62">Я улыбнулся и помахал пегаске рукой, показывая, что в норме. Дэш облегчённо выдохнула.</text:p>
      <text:p text:style-name="P53">– <text:span text:style-name="T1">Так что, мы свободны? </text:span>– <text:span text:style-name="T1">спросил я, поднимаясь с пола.</text:span></text:p>
      <text:p text:style-name="P53">– <text:span text:style-name="T1">О, да! Великая и могучая Трикси держит слово!</text:span></text:p>
      <text:p text:style-name="P62">Единорожка задумалась и продолжила:</text:p>
      <text:p text:style-name="P53"><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9"/>
      <text:h text:style-name="Heading_20_2" text:outline-level="2">14. <text:span text:style-name="T1">Деградация</text:span></text:h>
      <text:p text:style-name="P53">&lt;<text:span text:style-name="T70">David Bowie - Lets Dance/ Ashes To Ashes</text:span></text:p>
      <text:p text:style-name="P53"><text:span text:style-name="T70">Roxette – Queen of rain</text:span>&gt;</text:p>
      <text:p text:style-name="P62">– Ы! Ы! Ы! Ы! Ы!</text:p>
      <text:p text:style-name="P62">Дэш стучала лбом о сосну с такой силой, что на неё падали иголки и шишки.</text:p>
      <text:p text:style-name="P62">Я вышел из фургона и присел рядом.</text:p>
      <text:p text:style-name="P62">– Дэш! В конце-концов, мы можем спать днём, а идти ночью. Тогда я могу тащить фургон. Не стоит тебе так мучаться.</text:p>
      <text:p text:style-name="P62">Пегаска стояла, прижавшись лбом к стволу, и молчала. Я продолжил.</text:p>
      <text:p text:style-name="P62">– Или же мы можем нанять земнопони. Я не буду показываться из фургона, а ты строго запретишь ему совать нос внутрь.</text:p>
      <text:p text:style-name="P62">Дэш тяжело вздохнула и закатила глаза.</text:p>
      <text:p text:style-name="P6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2">Пегаска пробормотала что-то чуть слышно.</text:p>
      <text:p text:style-name="P62">– Что? – не расслышал я.</text:p>
      <text:p text:style-name="P62"><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2">Я пожал плечами и обнял пегаску.</text:p>
      <text:p text:style-name="P62">– Э, нет, погоди. – Дэш сбросила плащ Трикси, скрывающий её крылья. – Давай!</text:p>
      <text:p text:style-name="P62">Я обнял её повторно. В этот раз пегаска не стояла смирно, а, в свою очередь, обняла меня.</text:p>
      <text:p text:style-name="P6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2">– Эмм… Ты чего?</text:p>
      <text:p text:style-name="P62">Дэш раскрыла глаза. Я упёрся ладонью ей в грудь и осторожно отодвинул от себя. Пегаска разжала обьятия.</text:p>
      <text:p text:style-name="P62">– Йей! Обнимашки таки клёво снимают стресс! Тебе разве не нравится?</text:p>
      <text:p text:style-name="P62">– Нравится. Но ты слишком увлеклась: я чуть не оказался на земле.</text:p>
      <text:p text:style-name="P62">Дэш смутилась.</text:p>
      <text:p text:style-name="P62">– Упс! Забыла, что у тебя только одна пара ног для упора! Не сердись!</text:p>
      <text:p text:style-name="P62">Я покровительно похлопал пегаску по шее.</text:p>
      <text:p text:style-name="P6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2">Пегаска немедленно заорала:</text:p>
      <text:p text:style-name="P62">– Обнимашки-и-и!!! – и повалила меня на траву. Сила, таящаяся в её худеньком теле, обескураживала.</text:p>
      <text:p text:style-name="P62">– Дэш! Ну, не воспринимай же всё так буквально, ё-моё!</text:p>
      <text:p text:style-name="P62">– Гы! Что-то ты не слишком был готов к этому разу!</text:p>
      <text:p text:style-name="P6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2">Наконец она приземлилась, пропахав в дёрне борозды тормозного следа.</text:p>
      <text:p text:style-name="P62">– Ффух! Ещё бы немного, и я бы рехнулась от тоски! Как только Эпплджек эти телеги таскает? Это же офигенно скучно!</text:p>
      <text:p text:style-name="P62">Пегаска накинула на себя плащ, скрыв крылья, и стала впрягаться в фургончик.</text:p>
      <text:p text:style-name="P62">– Макс, залазь в фургон. Там впереди какой-то посёлок. Купим еды и узнаем новости.</text:p>
      <text:p text:style-name="P62"/>
      <text:p text:style-name="P63">***</text:p>
      <text:p text:style-name="P62"/>
      <text:p text:style-name="P62">Три дня спустя…</text:p>
      <text:p text:style-name="P62"/>
      <text:p text:style-name="P62">«<text:span text:style-name="T33">Добро пожаловать в Груммингтон! Вам здесь рады!</text:span></text:p>
      <text:p text:style-name="P62"><text:soft-page-break/><text:span text:style-name="T33">Население города </text:span><text:span text:style-name="T71">302 пони</text:span><text:span text:style-name="T33">.</text:span></text:p>
      <text:p text:style-name="P62"><text:span text:style-name="T71">250 пони</text:span><text:span text:style-name="T33">.</text:span></text:p>
      <text:p text:style-name="P62"><text:span text:style-name="T71">125 поней</text:span><text:span text:style-name="T33">.</text:span></text:p>
      <text:p text:style-name="P62"><text:span text:style-name="T33">54 паня.</text:span>»</text:p>
      <text:p text:style-name="P62"/>
      <text:p text:style-name="P6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2">Я вернулся за столик у окна и продолжил писать письмо.</text:p>
      <text:p text:style-name="P62">«<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0"><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Макс. </text:span><text:span text:style-name="T22">Дружба </text:span><text:span text:style-name="T42">—</text:span><text:span text:style-name="T22"> </text:span><text:span text:style-name="T3">э</text:span><text:span text:style-name="T22">то, </text:span><text:span text:style-name="T73">так её </text:span><text:span text:style-name="T3">разэтак</text:span><text:span text:style-name="T73">,</text:span><text:span text:style-name="T22"> магия!</text:span><text:span text:style-name="T63">»</text:span></text:p>
      <text:p text:style-name="P62"/>
      <text:p text:style-name="P6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2">– Всё в порядке, Дэш?</text:p>
      <text:p text:style-name="P62">Пегаска смотрела на язычки огня, танцующие в окошке печной дверцы и молчала. Наконец она отозвалась.</text:p>
      <text:p text:style-name="P62">– Нет. Не всё в порядке.</text:p>
      <text:p text:style-name="P62">Дэш отвернулась от огня и взглянула на меня.</text:p>
      <text:p text:style-name="P6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2">Я сел рядом с пегаской, обнял её и легонько встряхнул.</text:p>
      <text:p text:style-name="P6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2">Дэш негромко всхлипнула и тут же закашлялась, пытаясь скрыть секундную слабость.</text:p>
      <text:p text:style-name="P6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2">Пегаска фейсхуфнула.</text:p>
      <text:p text:style-name="P6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2">Я поставил кастрюлю с картошкой на печку.</text:p>
      <text:p text:style-name="P62">– Дэш. Когда ты в последний раз летала?</text:p>
      <text:p text:style-name="P62">– Вчера утром немного. А что?</text:p>
      <text:p text:style-name="P62">– Попробуй взлети сейчас. Просто поднимись к потолку.</text:p>
      <text:p text:style-name="P6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2"><text:soft-page-break/>– …Да ладно!</text:p>
      <text:p text:style-name="P62">Пегаска сидела на полу и удивлённо рассматривала свои крылья. Потом для уверенности подёргала зубами за маховые перья.</text:p>
      <text:p text:style-name="P62">– Вроде не сплю — боль чувствуется. Тогда какого сена я падаю?!!</text:p>
      <text:p text:style-name="P62">– Дэш. – мягко сказал я. – Судя по площади крыльев, пегасы держатся в воздухе, в основном, за счёт магии.</text:p>
      <text:p text:style-name="P62">– И?</text:p>
      <text:p text:style-name="P6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2">– У-у-у-ы-ы-ы-а-а-а!</text:p>
      <text:p text:style-name="P62">Дэш горько, с подвыванием, разрыдалась.</text:p>
      <text:p text:style-name="P62">– Ы-ы-ы! Я не могу без неба-а-а! Мне нужно лета-а-ать! Я пега-а-ас!</text:p>
      <text:p text:style-name="P62">Крутая и тренированная пегаска сотрясалась от плача, как ребёнок. Её депрессия последних дней вырвалась наружу эмоциональным взрывом.</text:p>
      <text:p text:style-name="P62">– Почему всё так… хнык... паршиво? Что мы сделали не так? Хнык… Я даже не знаю, с кем надо подраться, чтобы всё исправить…</text:p>
      <text:p text:style-name="P62">Я сел рядом. Мне нечем было её утешить, я мог лишь молча обнять её, поглаживая по растрёпанной гриве. Пегаска, вхлипывая, прижалась ко мне.</text:p>
      <text:p text:style-name="P62">– Макс?</text:p>
      <text:p text:style-name="P62">– Да?</text:p>
      <text:p text:style-name="P6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2">– Дэш, мы дойдём до Понивилля, что бы ни случилось. Обещаю тебе.</text:p>
      <text:p text:style-name="P62">Пегаска утешилась и замерла, глядя в огонь.</text:p>
      <text:p text:style-name="P62">Я мыл тарелки после ужина, когда услышал бормотание Дэш за спиной.</text:p>
      <text:p text:style-name="P62">«И-и-и… о-о-о… эн… а-а-а… И она.. П-э-э-э… о-о-о… Как эта буква называется, забери меня дискорд? Ша? Ша! Эл! А! Мммм… И она пошла...»</text:p>
      <text:p text:style-name="P62">Громкий «бабах» дал понять, что Дэш захлопнула книгу. После короткой паузы взьерошенная пегаска <text:s/>выглянула из-за спины.</text:p>
      <text:p text:style-name="P62">– Макс? Расскажи какую-нибудь сказку на ночь? Что-то спать не хочется.</text:p>
      <text:p text:style-name="P62">Пегаска залезла на диван и похлопала рядом с собой.</text:p>
      <text:p text:style-name="P62">Я поставил тарелку в шкафчик и вытер руки о передник.</text:p>
      <text:p text:style-name="P62">– Дэш, это плохая идея. Давай, я лучше тебе почитаю.</text:p>
      <text:p text:style-name="P62">– Хочу сказку! – пегаска насупилась и отгородилась от меня подушкой. – Ты плохой!</text:p>
      <text:p text:style-name="P62">– Дэш! Я не помню ни черта!</text:p>
      <text:p text:style-name="P62">– Сказку!!! – подушка полетела в меня.</text:p>
      <text:p text:style-name="P6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2">Дэш повернулась ко мне спиной и стала подозрительно шмыгать носом.</text:p>
      <text:p text:style-name="P62">Я подошёл к дивану и сел рядом, развернув её к себе.</text:p>
      <text:p text:style-name="P62"><text:soft-page-break/>– Ну ладно. Сама напросилась!</text:p>
      <text:p text:style-name="P62">Я задумался.</text:p>
      <text:p text:style-name="P62">…</text:p>
      <text:p text:style-name="P62">– Вот тебе сказка с моралью. Слушай.</text:p>
      <text:p text:style-name="P62">Я устроился на диване, положив под ноги подушку, на которой тут же примостилась и пегаска.</text:p>
      <text:p text:style-name="P62">– Однажды в кувшин с молоком попали две жабы…</text:p>
      <text:p text:style-name="P62">– Бггг! Уже смешно! – заржала Дэш. – <text:s/>Как могли жабы попасть в кувшин? Он же высокий? Жабы прыгают низко. Может, это было блюдце?</text:p>
      <text:p text:style-name="P62">– Нет! – упёрся я. – Кувшин! Иначе морали не получится! Жабы… эээ… свалились в него с кантерлотской скалы.</text:p>
      <text:p text:style-name="P62">– Ух ты! Круто! А что они там делали?</text:p>
      <text:p text:style-name="P62">– Дэш! Как я могу рассказывать, если ты постоянно меня перебиваешь?</text:p>
      <text:p text:style-name="P62">– Ну пожалуйста! Больше не буду, только объясни, как жабы оказались в Кантерлоте?</text:p>
      <text:p text:style-name="P6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2">– Вау! Прикольно!</text:p>
      <text:p text:style-name="P6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2">– А потом?</text:p>
      <text:p text:style-name="P6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2">Пегаска затряслась от смеха. Потом, прервавшись, строго спросила с меня:</text:p>
      <text:p text:style-name="P62">– А какая тут мораль? Ты говорил, в этой сказке будет мораль!</text:p>
      <text:p text:style-name="P62">– Мораль? Э-э-э... Мораль тут такая. – <text:s/>мрачно заявил я. – Не умеешь летать — не суйся к принцессе!</text:p>
      <text:p text:style-name="P62">– Хорошая… ммм… сказка… – пробормотала пегаска сонно. Зевнув во весь рот она потянулась и, обняв мою ногу, заснула.</text:p>
      <text:p text:style-name="P62">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2">Я пожал плечами, устроился поудобнее и укрылся одеялом.</text:p>
      <text:p text:style-name="P62">…</text:p>
      <text:p text:style-name="P6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2">Скррржжжж… Скррржжж… Скррржжж…</text:p>
      <text:p text:style-name="P62">Снаружи раздался скрежет. В глубокой ночи, посреди абсолютной тишины этот тихий <text:s/>звук таил необъяснимую угрозу.</text:p>
      <text:p text:style-name="P62"><text:soft-page-break/>Скррржжжж… Скррржжж…</text:p>
      <text:p text:style-name="P6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2">На земле прямо перед фургоном сидела кобылка-жеребёнок и, зажав в зубах гвоздь, выцарапывала что-то на жестяной крышке коробки из-под конфет.</text:p>
      <text:p text:style-name="P62">– Что ты тут делаешь так поздно? Где твои родители? – вздохнув с облегчением, спросил я.</text:p>
      <text:p text:style-name="P62">Выйдя из фургона, я подошёл к жеребёнку и посветил на жестянку.</text:p>
      <text:p text:style-name="P62">– Чем ты тут занимаешься?</text:p>
      <text:p text:style-name="P62">Жеребёнка молча смотрела на меня, зажав гвоздь в зубах. На жестянке были коряво выцарапаны буквы.</text:p>
      <text:p text:style-name="P62">«<text:span text:style-name="T71">37 пни</text:span></text:p>
      <text:p text:style-name="P75">24пн</text:p>
      <text:p text:style-name="P75">15</text:p>
      <text:p text:style-name="P62"><text:span text:style-name="T33">1</text:span>»</text:p>
      <text:p text:style-name="P62">– Что это за цифры? – спросил я.</text:p>
      <text:p text:style-name="P6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2">«<text:span text:style-name="T33">Добро пожаловать в Груммингтон! Вам здесь рады!</text:span></text:p>
      <text:p text:style-name="P62"><text:span text:style-name="T33">Население города </text:span><text:span text:style-name="T71">302 пони</text:span><text:span text:style-name="T33">.</text:span></text:p>
      <text:p text:style-name="P62"><text:span text:style-name="T71">250 пони</text:span><text:span text:style-name="T33">.</text:span></text:p>
      <text:p text:style-name="P62"><text:span text:style-name="T71">125 поней</text:span><text:span text:style-name="T33">.</text:span></text:p>
      <text:p text:style-name="P62"><text:span text:style-name="T33">54 паня.</text:span>»</text:p>
      <text:p text:style-name="P6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2">– Ты хочешь сказать, этой ночью из населения осталась ты одна? – хрипло спросил я.</text:p>
      <text:p text:style-name="P62">Кобылка кивнула и снова показала на жестянку и вверх.</text:p>
      <text:p text:style-name="P62">– Макс! Оглянись! – тревожно воскликнула Дэш у меня за спиной.</text:p>
      <text:p text:style-name="P6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2">– Дэш! Быстро!</text:p>
      <text:p text:style-name="P6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2">УУУУУУРРРРРРГГГГХХХХХХХ!!!<text:span text:style-name="T9">&lt;</text:span><text:span text:style-name="T62">Metallica-Enter Sandman</text:span><text:span text:style-name="T9">&gt;</text:span></text:p>
      <text:p text:style-name="P6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62">– Макс, запрыгивай!</text:p>
      <text:p text:style-name="P6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6"/>
      <text:p text:style-name="P66">0</text:p>
      <text:p text:style-name="P62"/>
      <text:p text:style-name="P6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2"/>
      <text:h text:style-name="Heading_20_2" text:outline-level="2">15. Филлидельфия</text:h>
      <text:p text:style-name="P53">&lt;<text:span text:style-name="T61">Elo - Sorrow about to fall</text:span>&gt;</text:p>
      <text:p text:style-name="P53">&lt;<text:span text:style-name="T61">Kiss – I Was Made For Lovin’ You</text:span>&gt;</text:p>
      <text:p text:style-name="P6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2">Я поднял кусок газеты, прибитый ветром к ограждению и быстро пробежался по заголовкам.</text:p>
      <text:p text:style-name="P62">«<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6">«</text:span><text:span text:style-name="T3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2">На ближайшем же столбе висело объявление, в котором за мою голову уже предлагалось двадцать пять тысяч.</text:p>
      <text:p text:style-name="P6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2">Пегаска взмахнула крыльями для эффекта. Неожиданно для неё и меня, взмах крыльев подбросил её вверх на хороший метр.</text:p>
      <text:p text:style-name="P62"><text:soft-page-break/>– Какого се… – пегаска приземлилась на круп, изумлённо глядя на свои крылья. – ...на!</text:p>
      <text:p text:style-name="P62">Подумав немного, Дэш выбралась из упряжи и что есть мочи замахала крыльями.</text:p>
      <text:p text:style-name="P6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2">Я перевязывал пегаске голову, когда мне в голову пришла идея. Я указал на валяющийся рядом с нами самокат.</text:p>
      <text:p text:style-name="P62">– Дэш, ты ведь сможешь буксировать его на лету?</text:p>
      <text:p text:style-name="P62">– Этот? Конечно могу! Плёвое дело!</text:p>
      <text:p text:style-name="P62">– А со мной?</text:p>
      <text:p text:style-name="P62">– Хмм. Понимаю, к чему ты клонишь.</text:p>
      <text:p text:style-name="P62">Пегаска критически оглядела меня.</text:p>
      <text:p text:style-name="P6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2">…</text:p>
      <text:p text:style-name="P62">Когда дорожное покрытие слилось в сплошную серую полосу, а руль самоката начал у меня в руках вибрировать от скорости, я заорал:</text:p>
      <text:p text:style-name="P62">– Дэ-э-э-ш!!! Сто-о-ой!!! Хватит! Испытание пройдено! Не увлекайся!!!</text:p>
      <text:p text:style-name="P62">Пегаска приземлилась и, выплюнув поводья изо рта, встала в гордую позу.</text:p>
      <text:p text:style-name="P62">– Я ещё и не начинала, между прочим! Так, только чуть-чуть размялась!</text:p>
      <text:p text:style-name="P62">Я положил самокат и на трясущихся ногах приближался к ней. Сердце ходило ходуном где-то в районе пяток.</text:p>
      <text:p text:style-name="P62">– Дэш, ты это нарочно? Про «клячу» и всё такое?</text:p>
      <text:p text:style-name="P62">– А что такое? – невинно спросила пегаска, полуобернувшись ко мне задом.</text:p>
      <text:p text:style-name="P62">– А ничего. – нарочито спокойно сказал я, демонстративно закатывая рукава.</text:p>
      <text:p text:style-name="P6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2">– <text:s/>А того, что я тебя сейчас!..</text:p>
      <text:p text:style-name="P62">ХЛОП!</text:p>
      <text:p text:style-name="P6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2">– Бггг! – <text:s/>заржала пегаска. – Макс, не будь нытиком! Прикольная же шутка!</text:p>
      <text:p text:style-name="P6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62"><text:s/>Я потрепал пегаску между ушей.</text:p>
      <text:p text:style-name="P62">– Насчёт шуток я уже заметил. Не парься, я не сержусь. Вдобавок, не такой уж я и хрупкий, просто люблю перестраховаться.</text:p>
      <text:p text:style-name="P62">– Да? Это клёво. – успокоилась Дэш. – А можно попросить тебя об одной вещи?</text:p>
      <text:p text:style-name="P62">– Да?</text:p>
      <text:p text:style-name="P62">– Помнишь, я разревелась в Груммингтоне?</text:p>
      <text:p text:style-name="P62">– Ну да, было дело.</text:p>
      <text:p text:style-name="P62">– Забудь про это!</text:p>
      <text:p text:style-name="P62">– Почему? – озадачился я. – Ты тогда была такой милой тогда.</text:p>
      <text:p text:style-name="P62">Дэш насупилась и принялась ковырять копытом асфальт.</text:p>
      <text:p text:style-name="P6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2">Я пожал плечами.</text:p>
      <text:p text:style-name="P6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2">– Но ты не плачешь.</text:p>
      <text:p text:style-name="P62">Я задумался.</text:p>
      <text:p text:style-name="P6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2">– Ни фига себе! Куда ж может быть хуже? – воскликнула Дэш. – У вас что, все поголовно встают в восемь утра и едят сено на завтрак, обед и ужин?</text:p>
      <text:p text:style-name="P62">Я засмеялся.</text:p>
      <text:p text:style-name="P62">– Кто-то встаёт и раньше. Но не в этом проблема. У нас... Как бы это сказать... очень холодно.</text:p>
      <text:p text:style-name="P6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2">– Нет, я не то имел ввиду. Холодно не в физическом смысле. В душевном.</text:p>
      <text:p text:style-name="P62">Пегаска всмотрелась мне в лицо, как будто впервые видя его.</text:p>
      <text:p text:style-name="P62">– Ты имеешь ввиду, что тебе утром некому сказать: «Привет, хорошего дня»?</text:p>
      <text:p text:style-name="P62">– Да, примерно это я имел ввиду.</text:p>
      <text:p text:style-name="P62">– Сочувствую. Без друзей не прикольно. Всем нужны друзья. Даже Дискорду, дискорд его забери!</text:p>
      <text:p text:style-name="P62">Пегаска вдруг стала на задние ноги, положив передние мне на плечи.</text:p>
      <text:p text:style-name="P62">– Макс! В Эквестрии у тебя всегда будут друзья, что бы ни случилось!</text:p>
      <text:p text:style-name="P62">Я растроганно обнял пегаску и погладил её по шее.</text:p>
      <text:p text:style-name="P62">– Спасибо, Дэш. Это просто здорово!</text:p>
      <text:p text:style-name="P62">…</text:p>
      <text:p text:style-name="P62">Оставляя на прилавке очередной пустующей филлидельфийской лавки монетку, я озабоченно заметил:</text:p>
      <text:p text:style-name="P62"><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2">– Ты чего? – не поняла шутки пегаска. – А как же твоё участие в эксперименте?</text:p>
      <text:p text:style-name="P62">– Ты меня всё равно как-нибудь вытащишь. – отмахнулся я. – Лучше помоги искать палатку.</text:p>
      <text:p text:style-name="P6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2">Я пропустил замечание пегаски мимо ушей и продолжил паковать рюкзак.</text:p>
      <text:p text:style-name="P6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2">– Надеюсь, с ним ничего не случится. – озабоченно сказал я. – Иначе придётся объясняться с Трикси.</text:p>
      <text:p text:style-name="P62">– Ерунда! В крайнем случае, купишь ей новый. – отмахнулась пегаска. – Ты не представляешь, как я рада, что избавилась от него!</text:p>
      <text:p text:style-name="P62">Пегаска взлетела и осторожно потянула упряжь. Потом приземлилась и недовольно глянула на меня.</text:p>
      <text:p text:style-name="P62">– Скидывай! – скомандовала пегаска, указав на рюкзак.</text:p>
      <text:p text:style-name="P62">– В чём дело?</text:p>
      <text:p text:style-name="P62">Пегаска молча потянула зубами за шлейку рюкзака, сдёргивая его с меня.</text:p>
      <text:p text:style-name="P62">– Дэш, ты чего?</text:p>
      <text:p text:style-name="P62">Пегаска раскрыла рюкзак и стала копаться в нём.</text:p>
      <text:p text:style-name="P62">– Я могу нести тебя, когда ты весишь семьдесят килограмм. – больший из двух котелков отправился в провал.</text:p>
      <text:p text:style-name="P62">– Я могу тянуть тебя, когда ты весишь восемьдесят килограмм. – две трети наших запасов картошки и ухнули следом.</text:p>
      <text:p text:style-name="P62">– Я могу тащить тебя, даже когда ты весишь девяносто! – насос и запасное колесо к самокату улетели туда же.</text:p>
      <text:p text:style-name="P62">– Но мы не договаривались, что ты будешь весить под сто десять только потому, что дорвался до бесплатных магазинов! Лягать, это уже слишком!</text:p>
      <text:p text:style-name="P62">–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62">…</text:p>
      <text:p text:style-name="P6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2">– Я вижу скалу Кантерлот. Ещё день пути — и сворачиваем к Понивиллю.</text:p>
      <text:p text:style-name="P62">– А ты выдержишь?</text:p>
      <text:p text:style-name="P62">Пегаска фыркнула.</text:p>
      <text:p text:style-name="P62"><text:soft-page-break/>– Я-то выдержу. Самокат — нет.</text:p>
      <text:p text:style-name="P6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2">– Я уже думала над этим. Там часто встречаются пони. Тебя узнают.</text:p>
      <text:p text:style-name="P6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2">– «Трасса 52» – прочла Дэш на табличке. – Что-то я не помню тут никаких трасс. Наверное, недавно построили.</text:p>
      <text:p text:style-name="P6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2">– Дэ-э-эш! Тормози-и-и!!!</text:p>
      <text:p text:style-name="P62">– Чего-о-о?! Не слышу!!!</text:p>
      <text:p text:style-name="P62">КРАК!!!</text:p>
      <text:p text:style-name="P6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2">…</text:p>
      <text:p text:style-name="P71">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71"><text:s/>В какой-то момент пришло осознание.</text:p>
      <text:p text:style-name="P7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1">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1">– Док, позавчерашний приходит в сознание!</text:p>
      <text:p text:style-name="P71">– Следи за давлением.</text:p>
      <text:p text:style-name="P71">В поле зрения появляется предмет. Сквозь ресницы видны только его расплывчатые очертания. Предмет движется, проводя какие-то манипуляции.</text:p>
      <text:p text:style-name="P71">Я открываю глаза и вижу фигуру в голубом.</text:p>
      <text:p text:style-name="P7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1"><text:soft-page-break/>– Больной, как вы себя чувствуете? Вы можете назвать своё имя?</text:p>
      <text:p text:style-name="P71">Я закрываю глаза и пытаюсь вспомнить.</text:p>
      <text:p text:style-name="P7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1">Я вспомнил почти всё. Моё имя? Осталось вспомнить имя. Меня зовут...</text:p>
      <text:p text:style-name="P71">– Ма-а-акс! Ма-а-акс! Ма-а-акс!</text:p>
      <text:p text:style-name="P7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1">Я открываю глаза и вижу фигуру в голубом.</text:p>
      <text:p text:style-name="P62">…</text:p>
      <text:p text:style-name="P62">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2">– Ма-а-акс! Ма-а-акс! Встава-а-ай!</text:p>
      <text:p text:style-name="P62">– И как я, интересно, могу встать, если ты стоишь прямо надо мной? – с трудом отвечаю я.</text:p>
      <text:p text:style-name="P62">– Хорош умничать! – буркнула пегаска сквозь слёзы. – Макс?!!</text:p>
      <text:p text:style-name="P62">Я был полузадушен силой объятий пегаски.</text:p>
      <text:p text:style-name="P62">– Что-то я слишком часто реву с тех пор, как мы познакомились. – пробормотала Дэш, прижавшись ко мне. – Это не круто.</text:p>
      <text:p text:style-name="P62">– Ещё как круто! – утешил пегаску я. – Ты мне всю рубашку промочила. Прямо как водомётная машина.</text:p>
      <text:p text:style-name="P62">–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6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2">Дэш почесала в затылке.</text:p>
      <text:p text:style-name="P6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2">Вроде, не издевается.</text:p>
      <text:p text:style-name="P62">– Дэш!</text:p>
      <text:p text:style-name="P62"><text:soft-page-break/>– Ась?</text:p>
      <text:p text:style-name="P62">Пегаска с невинным видом уставилась на меня, практически упёршись своим носом в мой.</text:p>
      <text:p text:style-name="P62">– Я бегаю ещё хуже, чем ты таскаешь фургоны. То есть, чуть лучше, чем никак.</text:p>
      <text:p text:style-name="P62">Пегаска критически осмотрела меня и помотала головой.</text:p>
      <text:p text:style-name="P62">– Фиговые у тебя шутки. Не смешные.</text:p>
      <text:p text:style-name="P62">– Дэш, я не шучу.</text:p>
      <text:p text:style-name="P62">– Не верю. – пегаска провела крылом по моей ноге от пояса до пятки. – У тебя очень длинные ноги. Почти как у аликорнов. Ты не можешь плохо бегать.</text:p>
      <text:p text:style-name="P6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2"><text:span text:style-name="T9">–</text:span> А какой у тебя там был образ жизни?</text:p>
      <text:p text:style-name="P62"><text:span text:style-name="T9">–</text:span> Сидячий. Каждый день по восемь-десять часов в день на стуле, перед компьютером. Иногда и по двенадцать.</text:p>
      <text:p text:style-name="P62">У Дэш отвалилась челюсть.</text:p>
      <text:p text:style-name="P62"><text:span text:style-name="T9">–</text:span> Дискордовы яйца! Ты сидел в тюрьме? За что тебя посадили?</text:p>
      <text:p text:style-name="P62"><text:span text:style-name="T9">–</text:span> Я не сидел в тюрьме! У меня работа сидячая. Была. Программисты так работают, понимаешь? Сидя. У нас это в порядке вещей.</text:p>
      <text:p text:style-name="P62">Пегаска неверяще смотрела на меня. Потом её удивление сменилось сочувствием. Она схватилась за голову.</text:p>
      <text:p text:style-name="P62"><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5">о такие… гм… заклинания. Ты </text:span><text:span text:style-name="T44">пишешь</text:span><text:span text:style-name="T55"> программу, запускаешь её, а потом она делает что-то для тебя.</text:span></text:p>
      <text:p text:style-name="P46"><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6"><text:span text:style-name="T1">–</text:span> Вряд ли меня так можно называть. Очень далёкие параллели. <text:span text:style-name="T1">И у</text:span> нас совсем нет магии.</text:p>
      <text:p text:style-name="P62"><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4">– Не парься. Просто исходи из того, что до Понивилля мы доберёмся шагом. И ещё вот что…</text:p>
      <text:p text:style-name="P64">– Да?</text:p>
      <text:p text:style-name="P64">– Слезь с меня наконец!</text:p>
      <text:p text:style-name="P64"/>
      <text:p text:style-name="P63">***</text:p>
      <text:p text:style-name="P62"/>
      <text:p text:style-name="P62">Два дня спустя…</text:p>
      <text:p text:style-name="P62"/>
      <text:p text:style-name="P62">Мы стояли на берегу С<text:span text:style-name="T75">едлового</text:span> озера. Дэш озадаченно осматривалась.</text:p>
      <text:p text:style-name="P64">–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4"><text:soft-page-break/>–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64">Пегаска <text:span text:style-name="T9">сконфужено</text:span> заметила:</text:p>
      <text:p text:style-name="P64">– Я в этих краях впервые. И обычно я путешествую по воздуху или поездом.</text:p>
      <text:p text:style-name="P6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64">– Ну что, отправляемся? – Дэш свеслилась с носа, глядя в зеленоватую воду. – Как лодку назовёшь, кэп?</text:p>
      <text:p text:style-name="P64">– «Две банки». – буркнул я.</text:p>
      <text:p text:style-name="P54"/>
      <text:p text:style-name="P54">…</text:p>
      <text:p text:style-name="P54">&lt;<text:bookmark text:name="eow-title"/><text:span text:style-name="T64">Haddaway - What is love </text:span>&gt;</text:p>
      <text:p text:style-name="P6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4">И всё же это был славный заплыв! Медитативный плеск волн, ласково греющее спину солнце, крик чаек настроили меня на философский лад. </text:p>
      <text:p text:style-name="P6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4">– Макс. – прервала ход моих мыслей пегаска. – Наш путь заканчивается. В Понивилле мы расстанемся. Ты ничего не хочешь сказать?</text:p>
      <text:p text:style-name="P64">– Что именно? – вопрос застал меня врасплох. Я прекратил грести и обернулся.</text:p>
      <text:p text:style-name="P64">– Ну… – пегаска смутилась. – Что у тебя на душе? Какие чувства? Ты правда совсем-совсем ничего не хочешь мне сказать?</text:p>
      <text:p text:style-name="P64">– Да вроде нет. Ни о чём не думал вообще.</text:p>
      <text:p text:style-name="P6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4">– Значит, тебе нечего мне сказать? Тогда я скажу! Ты врёшь, что ни о чём не думал! Ты опять думал о ней!</text:p>
      <text:p text:style-name="P64">– О ком?</text:p>
      <text:p text:style-name="P64"><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4">Та-а-ак! Вот в чём дело, лягать меня в пузо! Пегаска ревнует! Какого хера? <text:span text:style-name="T72">Я не давал ей повода!</text:span></text:p>
      <text:p text:style-name="P64">– Это не твоё дело! – рявкнул я.</text:p>
      <text:p text:style-name="P64">– Ах, не моё?! Не моё после побега из центра Псинтела?! Не моё после обнимашек в фургоне?! Не моё после трассы 52?!! Ты… Ты…</text:p>
      <text:p text:style-name="P6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4">–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9">— н</text:span>е такой! Ты не любишь пони!!!</text:p>
      <text:p text:style-name="P64">С каждой фразой пегаска всё сильнее топала ногой. Последнюю фразу она завершила сокрушительным фумикоми.</text:p>
      <text:p text:style-name="P64">КРАК!</text:p>
      <text:p text:style-name="P64">– Ой! – пегаска поспешно отдёрнула ногу. Но было поздно.</text:p>
      <text:p text:style-name="P6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4">Дэш в отчаянии стала грызть кончик копыта. Я выругался и повернулся к корме, чтоб выкинуть из рюкзака самые тяжёлые вещи. Последние десятки метров С<text:span text:style-name="T75">едлового</text:span> озера придётся проплыть.</text:p>
      <text:p text:style-name="P6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4">– Оставь меня в покое! Мне не нужна твоя помощь!!!</text:p>
      <text:p text:style-name="P64">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4">Приволочив меня на берег, Дэш разжала зубы. Я успел перевернуться на спину, когда она со стоном повалилась на меня, раскинув крылья.</text:p>
      <text:p text:style-name="P64"><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4"><text:span text:style-name="T9">– </text:span>Выф-выф-вуф! <text:span text:style-name="T9">– </text:span>возразил я.</text:p>
      <text:p text:style-name="P64">Отпихнув от лица живот пегаски и выплюнув шерсть, я продолжил.</text:p>
      <text:p text:style-name="P64"><text:soft-page-break/><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4"><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4">Я молчал, осмысливая услышанное. Злость ушла. Пришла печаль.</text:p>
      <text:p text:style-name="P64"><text:span text:style-name="T9">– </text:span>Дэш, я знаю. Просто не могу о ней забыть.</text:p>
      <text:p text:style-name="P64">Пегаска тяжело поднялась.</text:p>
      <text:p text:style-name="P64"><text:span text:style-name="T9">– </text:span>Везёт же некоторым. <text:span text:style-name="T9">– </text:span>пробормотала она, раскрывая крылья для просушки.</text:p>
      <text:p text:style-name="P64">…</text:p>
      <text:p text:style-name="P64"><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64">Я сидел на песке, прижимаясь спиной к спине пегаски. Её распахнутые крылья защищали меня от ветра.</text:p>
      <text:p text:style-name="P64"><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text:span><text:span text:style-name="T40">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text:span><text:span text:style-name="T25">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text:span><text:span text:style-name="T24">И за это мгновение я принял решение. К чёрту всё! </text:span><text:span text:style-name="T25">Я обетов верности не давал. И вообще, мы с Селли только друзья</text:span><text:span text:style-name="T1">.</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9">–</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9">–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9">– </text:span>Хорошо, пусть это будет моей фантазией. А ты правда принимаешь меня?</text:p>
      <text:p text:style-name="P5"><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4">&lt;<text:span text:style-name="T61">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64"/>
      <text:h text:style-name="Heading_20_2" text:outline-level="2">16. <text:span text:style-name="T1">Побег из Понивилля.</text:span></text:h>
      <text:p text:style-name="P64"/>
      <text:p text:style-name="P64">«<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text:p>
      <text:p text:style-name="P64"/>
      <text:p text:style-name="P64">Я отложил стопку газет, принесенных пегаской.</text:p>
      <text:p text:style-name="P64"><text:span text:style-name="T9">–</text:span> Про меня таки забыли. Отлично.</text:p>
      <text:p text:style-name="P64"><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64"><text:span text:style-name="T9">–</text:span> Ого! Луна никак не уймется. Ладно, это её проблемы.</text:p>
      <text:p text:style-name="P64"><text:soft-page-break/>К счастью, библиотека Понивилля располагалась на окраине. Пробраться туда под покровом сумерек было раз плюнуть.</text:p>
      <text:p text:style-name="P64"><text:span text:style-name="T9">– </text:span>Твайлайт, привет! Мы вернулись! <text:span text:style-name="T9">–</text:span> я захлопнул за собой дверь.</text:p>
      <text:p text:style-name="P6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4">Ни слова ни говоря, Твайлайт отперла дверь в подвал и потащила меня за собой.</text:p>
      <text:p text:style-name="P64"><text:span text:style-name="T9">– К</text:span>АКОГО ХУЯ?!! Твайлайт, ёб твою понимать, ты чё творишь? <text:span text:style-name="T9">– </text:span>я вцепился в ручку двери.</text:p>
      <text:p text:style-name="P64"><text:span text:style-name="T9">– </text:span>Твайли, ты чего? <text:span text:style-name="T9">– </text:span>брыкалась Дэш. <text:span text:style-name="T9">– </text:span>Немедленно опусти меня на пол!</text:p>
      <text:p text:style-name="P64"><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4">ХРУСТЬ!</text:p>
      <text:p text:style-name="P64">Дверная ручка оторвалась с мясом и я продолжил низвержение в подвал.</text:p>
      <text:p text:style-name="P64"><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4"><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64">Я молча дёргался, пытаясь сломать браслеты.</text:p>
      <text:p text:style-name="P64"><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4">Единорожка отвернулась к стеклянному шкафу и стала рыться в нём.</text:p>
      <text:p text:style-name="P64"><text:span text:style-name="T9">– </text:span>Где-то он тут был, я же клала его сюда на прошлой неделе, после эксперимента с тыквой!</text:p>
      <text:p text:style-name="P6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4"><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64">Я снова распластался на столе, скованный браслетами. Твайлайт с безумными глазами склонилась надо мной. Рядом с ней парил скальпель.</text:p>
      <text:p text:style-name="P64"><text:span text:style-name="T9">– </text:span>Твайлайт, не смей! <text:span text:style-name="T9">– </text:span>хриплым от ужаса голосом прошептал я.</text:p>
      <text:p text:style-name="P64"><text:span text:style-name="T9">– </text:span>Извини, но это совершенно необходимо! Принцесса Луна не устаёт подсылать ко мне лазутчиков в надежде выведать у меня местонахождение Макса. Начинаю подготовительную процедуру!</text:p>
      <text:p text:style-name="P64">Скальпель с огромной скоростью метнулся ко мне.</text:p>
      <text:p text:style-name="P64"><text:span text:style-name="T9">– </text:span>А-А-А-А-А-А!</text:p>
      <text:p text:style-name="P64">Вжик-вжие-вжик!</text:p>
      <text:p text:style-name="P64">Лоскутья одежды полетели на пол. Я лежал на столе как новорождённый и орал соответственно.</text:p>
      <text:p text:style-name="P64"><text:soft-page-break/><text:span text:style-name="T9">– О</text:span>у! <text:span text:style-name="T72">Что-то новенькое! </text:span>Это надо задокументировать.</text:p>
      <text:p text:style-name="P64">Невесть откуда взявшийся фотоаппарат сделал несколько снимков моего естества в разных ракурсах.</text:p>
      <text:p text:style-name="P64"><text:span text:style-name="T9">– </text:span>Хрен-то тебе зачем? <text:span text:style-name="T9">– </text:span>с бессильной злостью спросил я. <text:span text:style-name="T9">– </text:span><text:span text:style-name="T72">Т</text:span>ы собираешься устроить филиал порнхаба для пони-извращенцев?</text:p>
      <text:p text:style-name="P64"><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6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64"><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4"><text:span text:style-name="T9">– </text:span>А если попроще?</text:p>
      <text:p text:style-name="P64"><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64">Твайлайт вытащила воронку из аппарата и приставила её к моей груди. За воронкой к ящику тянулся толстый гофрированный шланг.</text:p>
      <text:p text:style-name="P64"><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64"><text:span text:style-name="T9">– М</text:span>агнетрон вводит в резонанс только частицы магического субстрата. Тебе не о чём волноваться.</text:p>
      <text:p text:style-name="P6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4"><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4"/>
      <text:p text:style-name="P55">***</text:p>
      <text:p text:style-name="P55"/>
      <text:p text:style-name="P64"><text:span text:style-name="T9">– </text:span>А-А-А-А-А-А!!! Бля!</text:p>
      <text:p text:style-name="P64">Мой полёт сквозь усыпанную звёздами сине-зелёную мглу закончился столкновением с чем-то мягким.</text:p>
      <text:p text:style-name="P64"><text:span text:style-name="T9">– </text:span>Сестра???</text:p>
      <text:p text:style-name="P6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4"><text:span text:style-name="T9">– </text:span>А-А-А-А-А-А!!!</text:p>
      <text:p text:style-name="P64"/>
      <text:p text:style-name="P65"><text:soft-page-break/>***</text:p>
      <text:p text:style-name="P65"/>
      <text:p text:style-name="P64">Две кляксы сформировались в Рэйнбоу Дэш и Твайлайт Спаркл. Пони озадаченно наблюдали за мной и тихо шушукались.</text:p>
      <text:p text:style-name="P64"><text:span text:style-name="T9">– </text:span>Никогда, слышишь, никогда больше не смей подымать меня...</text:p>
      <text:p text:style-name="P64"><text:span text:style-name="T9">– </text:span>Откуда я знала, что резонансное заклинание так среагирует...</text:p>
      <text:p text:style-name="P64"><text:span text:style-name="T9">– М</text:span>акс? <text:span text:style-name="T9">– </text:span>пегаска заметила, что я открыл глаза. <text:span text:style-name="T9">– </text:span>Ты в порядке?</text:p>
      <text:p text:style-name="P64">Я издал нечто среднее между брачным рёвом лося и стоном умирающего слона.</text:p>
      <text:p text:style-name="P64"><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4"><text:span text:style-name="T9">– </text:span>Но не магнетрон. <text:span text:style-name="T9">– </text:span>заметила Дэш. <text:span text:style-name="T9">– </text:span>В следующий раз будешь читать инструкции ДО применения.</text:p>
      <text:p text:style-name="P64"/>
      <text:p text:style-name="P64">…</text:p>
      <text:p text:style-name="P64"/>
      <text:p text:style-name="P150">Мы сидели <text:span text:style-name="T83">в читальном зале</text:span>, <text:span text:style-name="T75">держа совет</text:span>. Я кутался в одеяло <text:span text:style-name="T84">у камина</text:span>. Рэрити в срочном порядке раскраивала мне джинсовый костюм прямо на полу библиотеки. <text:span text:style-name="T83">Твайлайт, нацепив для важности очки, записывала пункты мелом на доске.</text:span></text:p>
      <text:p text:style-name="P149"><text:span text:style-name="T9">– </text:span><text:span text:style-name="T75">Итак, мы:</text:span></text:p>
      <text:p text:style-name="P149"><text:span text:style-name="T75">а) Имеем резонаторные рубины для ускорителя.</text:span></text:p>
      <text:p text:style-name="P149"><text:span text:style-name="T75">б) После исчезновения принцессы Селестиии, не имеем <text:s/>возможности контролировать усиленное ускорителем <text:s/>заклинание Индрэ.</text:span></text:p>
      <text:p text:style-name="P149"><text:span text:style-name="T75">Это значит, что:</text:span></text:p>
      <text:p text:style-name="P151">а) Или нам придётся пользоваться обычной версией заклинания. <text:span text:style-name="T80">Вероятность успеха в этом случае я оцениваю как <text:s/>один к пяти.</text:span></text:p>
      <text:p text:style-name="P151">б) Или идти на большой риск и вызвать неконтролируемое усиленное заклинание.</text:p>
      <text:p text:style-name="P151">Во втором случае вероятность крупно<text:span text:style-name="T76">й</text:span> энергомагическо<text:span text:style-name="T76">й</text:span> <text:span text:style-name="T76">вспышки</text:span> я оцениваю <text:span text:style-name="T82">как один к трём</text:span>.</text:p>
      <text:p text:style-name="P153"><text:span text:style-name="T9">– </text:span><text:span text:style-name="T16">Н</text:span><text:span text:style-name="T76">е умничай! Что ты имеешь ввиду под «крупной энергомагической вспышкой»? </text:span><text:span text:style-name="T15">– </text:span><text:span text:style-name="T76">почесала в затылке Эпплджек. </text:span><text:span text:style-name="T9">– </text:span><text:span text:style-name="T76">Нам хватит ведра воды, чтоб её потушить?</text:span></text:p>
      <text:p text:style-name="P152"><text:span text:style-name="T9">– </text:span><text:span text:style-name="T76">Под крупной я имею ввиду оплавленую воронку от тридцати футов в диаметре. Плюс пожары и разрушения в радиусе до пяти миль.</text:span></text:p>
      <text:p text:style-name="P154"><text:span text:style-name="T9">– </text:span><text:span text:style-name="T77">Конски яблоки! </text:span><text:span text:style-name="T9">– </text:span><text:span text:style-name="T77">выругалась Эпплджек. </text:span><text:span text:style-name="T9">– </text:span><text:span text:style-name="T17">Е</text:span><text:span text:style-name="T78">сли шансы спалить Понивилль один к трём, я на такое не согласна. Даже если на кону стоит вся Эквестрия.</text:span></text:p>
      <text:p text:style-name="P154"><text:span text:style-name="T9">– </text:span><text:span text:style-name="T78">Ты хорошо подумала? </text:span><text:span text:style-name="T9">– </text:span><text:span text:style-name="T17">н</text:span><text:span text:style-name="T78">ахмурилась Рэйнбоу Дэш. </text:span><text:span text:style-name="T9">– </text:span><text:span text:style-name="T78">В Эквестрии десятки таких городов, как Понивилль! Мы не можем махнуть на них крылом!</text:span></text:p>
      <text:p text:style-name="P154"><text:span text:style-name="T9">– </text:span><text:span text:style-name="T78">Тебе-то на Понивилль точно махать! </text:span><text:span text:style-name="T9">– </text:span><text:span text:style-name="T78">огрызнулась фермерша. </text:span><text:span text:style-name="T9">– </text:span><text:span text:style-name="T17">Т</text:span><text:span text:style-name="T78">вой дом, поди, не зацепит.</text:span></text:p>
      <text:p text:style-name="P154"><text:span text:style-name="T9">– </text:span><text:span text:style-name="T78">Что ты сказала? А ну, повтори? </text:span><text:span text:style-name="T9">– </text:span><text:span text:style-name="T78">взвилась пегаска.</text:span></text:p>
      <text:p text:style-name="P154"><text:span text:style-name="T9">– </text:span><text:span text:style-name="T78">Не ссорьтесь, девчёнки. </text:span><text:span text:style-name="T9">– </text:span><text:span text:style-name="T78">встрял я. </text:span><text:span text:style-name="T9">– </text:span><text:span text:style-name="T78">Ничем рисковать не придётся. У меня есть другой вариант.</text:span></text:p>
      <text:p text:style-name="P154"><text:span text:style-name="T9">– </text:span><text:span text:style-name="T78">Ась?</text:span></text:p>
      <text:p text:style-name="P155"><text:span text:style-name="T9">– </text:span><text:span text:style-name="T79">Что?</text:span></text:p>
      <text:p text:style-name="P155"><text:soft-page-break/><text:span text:style-name="T9">– </text:span><text:span text:style-name="T79">Какой? </text:span><text:span text:style-name="T9">– </text:span><text:span text:style-name="T79">разом </text:span><text:span text:style-name="T18">о</text:span><text:span text:style-name="T79">бернулась ко мне компания.</text:span></text:p>
      <text:p text:style-name="P156"><text:span text:style-name="T9">– </text:span><text:span text:style-name="T81">Элементы Гармонии. Ты говорила, </text:span><text:span text:style-name="T9">– </text:span><text:span text:style-name="T81">обратился я к Твайлайт, </text:span><text:span text:style-name="T9">– </text:span><text:span text:style-name="T81">что их сила на одном уровне с аликорньей.</text:span></text:p>
      <text:p text:style-name="P156"><text:span text:style-name="T9">– </text:span><text:span text:style-name="T81">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span></text:p>
      <text:p text:style-name="P157"/>
      <text:p text:style-name="P41">Спайк сожрёт резонаторные рубины (2.5 из 4-х) (Его послала Твай в подвал убрать лоскутья одежды Макса. Рубины — в карманах)</text:p>
      <text:p text:style-name="P41">- А где рубины?</text:p>
      <text:p text:style-name="P41">- Какие рубины — спросил Спайк и зажевал быстрее</text:p>
      <text:p text:style-name="P41">- Резонаторные — холодея ответил я. - Покажи, что у тебя в кулаке?</text:p>
      <text:p text:style-name="P41">- А-а-а, рубины. Я думал, это мусор — ответил Спайк и разжал кулак.</text:p>
      <text:p text:style-name="P41">В нём лежали рубины. Один целый и один надкушенный. Из четырёх.</text:p>
      <text:p text:style-name="P41"/>
      <text:p text:style-name="P41">Твай ставит «жучки» в ускоритель и на одном рубине и Элементах Гармонии проводит эксперимент (жучки она научилась ставить, чтоб обманывать электросчётчики). </text:p>
      <text:p text:style-name="P116">Макс изначально, после исчезновения Селли, планировал использовать Элементы. Он говорит об этом Твай. Та соглашается. После этого — вопрос о рубинах Спайку</text:p>
      <text:p text:style-name="P64"/>
      <text:p text:style-name="P54">&lt;<text:span text:style-name="T25">Самбу устроит Луна в парящем кантерлотском дворце — для успокоения и примирения пони</text:span></text:p>
      <text:p text:style-name="P37">Bee Gees – You Should Be dancing<text:span text:style-name="T35">&gt;</text:span></text:p>
      <text:p text:style-name="P62"/>
      <text:p text:style-name="P160">&lt;<text:span text:style-name="T1">Селестия: основное знание бессмертного — когда-нибудь ты всё равно умрёшь</text:span>&gt;</text:p>
      <text:p text:style-name="P62"/>
      <text:p text:style-name="P62">&lt;<text:span text:style-name="T24">Добавить в фанфик плетение шуточных интриг принцессами друг против дружки</text:span>&gt;</text:p>
      <text:p text:style-name="P62"/>
      <text:p text:style-name="P53">&lt;<text:span text:style-name="T25">В сцене прощания (во сне) —</text:span><text:span text:style-name="T29"> Р.Д. в будущем будет стрематься поебушек с человеками, чтобы не испытывать горечи расставания. Но</text:span><text:span text:style-name="T25">: </text:span></text:p>
      <text:p text:style-name="P53"><text:span text:style-name="T25">- Учти, я ни капельки не жалею о наших поебушках! </text:span><text:span text:style-name="T29">Но в будущем буду их стрематься. Это очень больно — вот так расставаться</text:span>&gt;</text:p>
      <text:p text:style-name="P62"/>
      <text:p text:style-name="P53">&lt;<text:span text:style-name="T25">Глава 16: Эксперимент в Понивилле, сон Макса, сражение с Луной вместе с Элементами Гармонии</text:span></text:p>
      <text:p text:style-name="P40">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40">Глава 18: Возвращение к Замку Двух Сестёр на парящем замке. Самба в небесном замке</text:p>
      <text:p text:style-name="P53"><text:span text:style-name="T25">Дальше — использовать по-максимуму уже написанное</text:span>&gt;</text:p>
      <text:p text:style-name="P53"/>
      <text:p text:style-name="P53">&lt;<text:span text:style-name="T25">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3"/>
      <text:p text:style-name="P53"><text:soft-page-break/>&lt;<text:span text:style-name="T25">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3"/>
      <text:p text:style-name="P53">&lt;<text:span text:style-name="T25">Соседи злы на Эквестрию, потому что аликорны корректируют курс планеты так, чтобы самый хороший климат был именно над Эквестрией</text:span>&gt;</text:p>
      <text:p text:style-name="P62"/>
      <text:p text:style-name="P119"><text:span text:style-name="T9"><text:s/>&lt;</text:span><text:span text:style-name="T30"> - </text:span><text:span text:style-name="T24">Я не могу быть вашим спасителем! Я намного хуже и испорченнее вас!</text:span><text:span text:style-name="T9">&gt;</text:span></text:p>
      <text:p text:style-name="P62"/>
      <text:p text:style-name="P53">&lt;<text:span text:style-name="T25">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3"/>
      <text:p text:style-name="P43">- Сестра <text:s/>всегда норовила спихнуть тяжёлую задачу на кого-нибудь другого!</text:p>
      <text:p text:style-name="P43">- А также совместить приятное с полезным. - заметил я.</text:p>
      <text:p text:style-name="P43">Луна бросила на меня тяжёлый взгляд.</text:p>
      <text:p text:style-name="P43">-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3">- Тогда зачем она..?</text:p>
      <text:p text:style-name="P43">-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3">Меня как будто окатило ледяным душем. Не любовь и даже не дружба. Просто плата за услугу… Даже не дружба...</text:p>
      <text:p text:style-name="P43">- А другие? Они тоже… давали мне потому, что считали меня последним шансом?</text:p>
      <text:p text:style-name="P43">- Другие? Кто ещё?<text:span text:style-name="T10"> </text:span><text:span text:style-name="T63">С кем ещё у тебя были… отношения?</text:span></text:p>
      <text:p text:style-name="P39">- С Рэйнбоу Дэш — ответил я несчастным голосом. - И, может быть, с Пинки.</text:p>
      <text:p text:style-name="P39">-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9"/>
      <text:p text:style-name="P36">&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6"><text:span text:style-name="T1">- Слушай, я что-то не пойму, Эогипп для тебя что, проходной двор, что ли? На моей памяти, ты уже пятый раз за последние полгода туда-сюда через него мотаешься. Так часто сюда даже аликорны не заглядывают…</text:span></text:p>
      <text:p text:style-name="P36"><text:span text:style-name="T1">И Макс с Анакорном совместно решают проблему Эквестрии (Анакорн жалуется ему, что сам не успевает затыкать дыры)</text:span>&gt;</text:p>
      <text:p text:style-name="P49"/>
      <text:p text:style-name="P1"><text:span text:style-name="T25">В Понивилле</text:span><text:span text:style-name="T24"> — эксперимент с Воплощением Индрэ на </text:span><text:span text:style-name="T25">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4">. </text:span><text:span text:style-name="T25">Макс видит дерево реальностей Эквестрии и в своём сне-прошлом в</text:span><text:span text:style-name="T24">идит Селестию в очереди на вылет - </text:span><text:span text:style-name="T25">и в</text:span><text:span text:style-name="T24">идит, куда ведёт чёрный экран </text:span><text:span text:style-name="T25">(в мир людей)</text:span><text:span text:style-name="T24">. </text:span><text:span text:style-name="T25">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text:span><text:soft-page-break/><text:span text:style-name="T25">его выдернет из засасывающей реальности Макса обратно в Эквестрию</text:span><text:span text:style-name="T24">).</text:span><text:span text:style-name="T27">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9">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9">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9"/>
      <text:p text:style-name="P39">Силовой корсет Селестии Макс обнаруживает в башне Селестии, в её комнате, в шкафу рядом с её боевыми доспехами (помятыми)</text:p>
      <text:p text:style-name="P39"/>
      <text:p text:style-name="P39">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7">Дальше — написано. Дискорда при возврате подменяет Трикси</text:span>&gt;</text:p>
      <text:p text:style-name="P49">- <text:span text:style-name="T1">Ты же говорил, у нас нет магии?</text:span></text:p>
      <text:p text:style-name="P58">- Нет. Но что я, по-твоему, делал за тысячи лет заточения в статуе? Да я столько магии накопил, что могу вывернуть это мирок пару раз наизнанку! <text:span text:style-name="T72">Кстати, он от </text:span>э<text:span text:style-name="T72">того только лучше станет!</text:span></text:p>
      <text:p text:style-name="P58">- Но тогда ты мог бы захватить власть в Эквестрии?</text:p>
      <text:p text:style-name="P58">- Мог бы. Но… Зачем? За эти годы я многое переосмыслил и понял: властвовать чертовски скучно! Куда интереснее строить козни изподтишка...</text:p>
      <text:p text:style-name="P49"/>
      <text:p text:style-name="P32"><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35"/>
      <text:p text:style-name="P43">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3">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3"/>
      <text:p text:style-name="P49">&lt;<text:span text:style-name="T25">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9">- В соответствии с законом от … «Об отсутствии одного из соправителей диархии» принимаю всю власть на себя!</text:p>
      <text:p text:style-name="P39"><text:soft-page-break/>- <text:s/>Но этот закон Её Высочество, принцесса Селестия принимала для себя, чтобы разрешить ситуацию с вашим … ммм... пребыванием на Луне!</text:p>
      <text:p text:style-name="P49"><text:span text:style-name="T25">- В законе не указана конкретный соправитель Диархии!</text:span>&gt;</text:p>
      <text:p text:style-name="P49"/>
      <text:p text:style-name="P49">&lt;<text:span text:style-name="T25">Заговорщики таки подняли восстание после исчезновения Селестии. Они обвинили Луну и Макса в узурпации власти</text:span>&gt;</text:p>
      <text:p text:style-name="P49"/>
      <text:p text:style-name="P36">&lt;<text:span text:style-name="T1">Добавить рассуждения на этическую тему на грани катастрофы</text:span>&gt;</text:p>
      <text:p text:style-name="P36"/>
      <text:p text:style-name="P39">&lt;Добавить грозный выход Луны для противостояния повстанцам&gt;</text:p>
      <text:p text:style-name="P39"/>
      <text:p text:style-name="P42">&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2"/>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3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24">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15"/>
      <text:p text:style-name="P2"><text:span text:style-name="T9">–</text:span> Да, печально получилось <text:span text:style-name="T9">&lt;</text:span><text:span text:style-name="T25">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text:soft-page-break/>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58"/>
      <text:p text:style-name="P58"/>
      <text:p text:style-name="P58"/>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text:soft-page-break/>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5">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31">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8"/>
      <text:h text:style-name="P16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9">&lt;</text:span><text:span text:style-name="T24">Влад рассказывает Максу о своём сне </text:span><text:span text:style-name="T30">—</text:span><text:span text:style-name="T24"> как он был поняхой, а потом проснулся в мире Терры</text:span><text:span text:style-name="T9">&gt;</text:span></text:p>
      <text:p text:style-name="P2"/>
      <text:p text:style-name="P4">***</text:p>
      <text:p text:style-name="P15"/>
      <text:p text:style-name="P14"/>
      <text:p text:style-name="P15"><text:span text:style-name="T56">&lt;</text:span><text:span text:style-name="T28">самолёт в эквестрию проваливается во время </text:span><text:span text:style-name="T26">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2">&gt;</text:span></text:p>
      <text:p text:style-name="P52">&lt;<text:span text:style-name="T1">О рейде пони-рейнджеров Максу рассказывает Луна во время его возвращения в Кантерлот после исчезновения Селестии.</text:span>&gt;</text:p>
      <text:p text:style-name="P49"/>
      <text:p text:style-name="P59"><text:soft-page-break/>&lt;<text:span text:style-name="T24">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9"/>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2"/>
      <text:p text:style-name="P2"><text:span text:style-name="T9">–</text:span> А дальше всё было хуже, намного хуже...</text:p>
      <text:p text:style-name="P2"/>
      <text:p text:style-name="P1"/>
      <text:p text:style-name="P2"/>
      <text:p text:style-name="P4">***</text:p>
      <text:p text:style-name="P15"/>
      <text:p text:style-name="P2"><text:span text:style-name="T9">&lt;Луна - </text:span><text:span text:style-name="T2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5"/>
      <text:h text:style-name="P169" text:outline-level="2">Рейд пони-рэйнджеров</text:h>
      <text:p text:style-name="P2"/>
      <text:p text:style-name="P31">(леденящий душу триллер, музыка тревожная)</text:p>
      <text:p text:style-name="P6">&lt;<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3">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9">&lt;</text:span><text:span text:style-name="T25">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oft-page-break/><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24">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4">***</text:p>
      <text:p text:style-name="P2"><text:span text:style-name="T9">–</text:span> Откуда там останки пегасов? Кто мог поймать их там? Они могут уйти от любой засады.</text:p>
      <text:p text:style-name="P2"><text:soft-page-break/><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4">???</text:span><text:span text:style-name="T9">&gt;</text:span></text:p>
      <text:p text:style-name="P2">Луна обошла Кимеринна. </text:p>
      <text:p text:style-name="P2"><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pan text:style-name="T9">–</text:span> Луна, мой дорогой. Для тебя <text:span text:style-name="T9">—</text:span> Луна…</text:p>
      <text:p text:style-name="P2">...</text:p>
      <text:p text:style-name="P2"/>
      <text:h text:style-name="P169" text:outline-level="2">Рейд пони-рэйнджеров-2 (<text:span text:style-name="T24">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text:soft-page-break/>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24">гидрорысью</text:span><text:span text:style-name="T9">&gt;</text:span> и нападением <text:span text:style-name="T9">&lt;</text:span><text:span text:style-name="T24">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24">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oft-page-break/><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text:soft-page-break/>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6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lt;</text:span><text:span text:style-name="T2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2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
      <text:p text:style-name="P2"/>
      <text:p text:style-name="P2"/>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oft-page-break/><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2"/>
      <text:p text:style-name="P59">Она вытянула шею и начала по очереди сгибать-разгибать ноги, разминая суставы.</text:p>
      <text:p text:style-name="P59"><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9" text:outline-level="2"/>
      <text:h text:style-name="P16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oft-page-break/><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3"><text:span text:style-name="T1">–</text:span> Программы. Это такие… гм… заклинания. Ты пишешь программу, запускаешь её, а потом она делает что-то для тебя.</text:p>
      <text:p text:style-name="P33"><text:span text:style-name="T1">–</text:span> То есть, ты, типа, волшебник в своём мире?</text:p>
      <text:p text:style-name="P33"><text:span text:style-name="T1">–</text:span> Вряд ли меня так можно называть. Очень далёкие параллели. У нас совсем нет магии.</text:p>
      <text:p text:style-name="P3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5"/>
      <text:h text:style-name="P169" text:outline-level="2">Первый сеанс двойного сна. Рэрити</text:h>
      <text:p text:style-name="P2"/>
      <text:p text:style-name="P2"><text:span text:style-name="T9">&lt;</text:span><text:span text:style-name="T2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4">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oft-page-break/><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9" text:outline-level="2">Сон Макса</text:h>
      <text:p text:style-name="P110"/>
      <text:p text:style-name="P2"><text:span text:style-name="T9">&lt;</text:span><text:span text:style-name="T2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oft-page-break/><text:span text:style-name="T30">–</text:span><text:span text:style-name="T24"> Готова, </text:span><text:span text:style-name="T30">–</text:span><text:span text:style-name="T24"> процедила она.</text:span><text:span text:style-name="T9">&gt;</text:span></text:p>
      <text:p text:style-name="P4">***</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8"/>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9" text:outline-level="2">День с Пинки</text:h>
      <text:p text:style-name="P2"/>
      <text:p text:style-name="P2"><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24">Рэйнбоу объясняет Максу, почему Пинки расплатилась за него </text:span><text:span text:style-name="T25">—</text:span><text:span text:style-name="T24"> и вспоминает, что когда-то уже объясняла нечто подобное (Леро)</text:span></text:p>
      <text:p text:style-name="P2"/>
      <text:h text:style-name="P169" text:outline-level="2"/>
      <text:p text:style-name="P110"/>
      <text:p text:style-name="P110"/>
      <text:p text:style-name="P2"><text:span text:style-name="T9">&lt;</text:span><text:span text:style-name="T24">Подходя к замку Принцесс, Дэш рассказывает Максу обо сне, который она утаила - с Леро.</text:span><text:span text:style-name="T9">&gt;</text:span> </text:p>
      <text:p text:style-name="P2"><text:span text:style-name="T9">&lt;</text:span><text:span text:style-name="T24">Кто следующий готов рассказывать?</text:span></text:p>
      <text:p text:style-name="P33">Пинки дёрнулась на месте, но промолчала.</text:p>
      <text:p text:style-name="P2"><text:span text:style-name="T30">–</text:span><text:span text:style-name="T24"> Я расскажу, - шагнула вперёд радужная пегаска. </text:span><text:span text:style-name="T30">–</text:span><text:span text:style-name="T24"> Хотя вряд ли ты узнаешь что-то полезное. Там галиматья какая-то…</text:span><text:span text:style-name="T9">&gt;</text:span></text:p>
      <text:p text:style-name="P2"><text:span text:style-name="T9">&lt;</text:span><text:span text:style-name="T24">После рассказа РД рассказывает Пинки. При расказе становится ясно её безумие </text:span><text:span text:style-name="T30">—</text:span><text:span text:style-name="T24"> она становится Пинкаминой из-за её сна </text:span><text:span text:style-name="T30">—</text:span><text:span text:style-name="T24"> “Кексиков”. Также она видит во сне центр Эгрегора Эквестрии </text:span><text:span text:style-name="T30">—</text:span><text:span text:style-name="T24"> Селестию. И она видит, как Селестия превращается в набор цифр и уходит в экран </text:span><text:span text:style-name="T30">—</text:span><text:span text:style-name="T24"> в мир Терры.</text:span></text:p>
      <text:p text:style-name="P33">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4">В мире Терры они ищут Селестию. В конце-концов Макс находит её в кибермозге </text:span><text:span text:style-name="T30">—</text:span><text:span text:style-name="T24"> в подпрограмме “Селестия”, сделанной Владом (Celestum … ссылка на фанфик). Макс выключает эту программу и </text:span><text:soft-page-break/><text:span text:style-name="T24">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0">—</text:span><text:span text:style-name="T24"> Эгрегором Эквестрии. После чего пееренос на Землю на 10 лет назад. Начало написания “Последнего фанфика”.</text:span><text:span text:style-name="T9">&gt;</text:span></text:p>
      <text:p text:style-name="P15"/>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69" text:outline-level="2"/>
      <text:p text:style-name="P4">***</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
      <text:h text:style-name="P169"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25">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5">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oft-page-break/><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9" text:outline-level="2">Поиск решения</text:h>
      <text:p text:style-name="P110"/>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5">Луна приносит в жертву свою кровь, чтобы путешествие к замку прошло без потерь. Жертва не принимается — Дэш погибает</text:span>&gt;</text:p>
      <text:p text:style-name="P2"><text:span text:style-name="T9">&lt;</text:span><text:span text:style-name="T24">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5"/>
      <text:p text:style-name="P2"><text:span text:style-name="T9">&lt;</text:span><text:span text:style-name="T2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0">—</text:span><text:span text:style-name="T24"> Луна создаёт обратный коридор в срок.</text:span><text:span text:style-name="T9">&gt;</text:span></text:p>
      <text:p text:style-name="P2"/>
      <text:h text:style-name="P169"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25">Дуглас </text:span><text:span text:style-name="T30">—</text:span><text:span text:style-name="T25"> </text:span><text:span text:style-name="T30">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9">&lt;</text:span><text:span text:style-name="T24">высоко летать нельзя из-за молний</text:span><text:span text:style-name="T9">&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4">двухмесячной</text:span><text:span text:style-name="T9">&gt;</text:span> давности осталось лишь направление движения.</text:p>
      <text:p text:style-name="P2">И опять, как <text:span text:style-name="T9">&lt;</text:span><text:span text:style-name="T24">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9">&lt;</text:span><text:span text:style-name="T24">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oft-page-break/><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4">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4">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6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4">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oft-page-break/><text:span text:style-name="T9">&lt;\</text:span>Привет, Макс. Рад тебя видеть.</text:p>
      <text:p text:style-name="P23">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24">Не следует противопоставлять злу ещё большее зло - это только усилит его — </text:span><text:span text:style-name="T25">кодовая фраза</text:span><text:span text:style-name="T3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4">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4">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9">&lt;</text:span><text:span text:style-name="T2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9" text:outline-level="2">Безнадёжность</text:h>
      <text:p text:style-name="P15">&lt;<text:span text:style-name="T25">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4">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4">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4">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4">пять</text:span><text:span text:style-name="T9">&gt;</text:span>длинную прореху в куртке, <text:span text:style-name="T9">&lt;</text:span><text:span text:style-name="T24">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4">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4">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4">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4">улучшить</text:span><text:span text:style-name="T9">&gt;</text:span>. А тот случай, когда мне пришлось зашивать тебе куртку после нападения убийц <text:span text:style-name="T9">&lt;</text:span><text:span text:style-name="T24">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text:soft-page-break/>–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9" text:outline-level="2">След?</text:h>
      <text:p text:style-name="P110"/>
      <text:p text:style-name="P2"><text:span text:style-name="T9">&lt;</text:span><text:span text:style-name="T24">сначала эпизод - проверка сумки в серверной</text:span><text:span text:style-name="T9">&gt;</text:span></text:p>
      <text:p text:style-name="P2"><text:span text:style-name="T9">&lt;</text:span><text:span text:style-name="T3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4">“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text:soft-page-break/>–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9">&lt;</text:span><text:span text:style-name="T24">расширить. Перед кафешкой - диалог с Флатти и ЭйДжей. Все думают, что наконец-то нашли Селестию. Все ликуют</text:span><text:span text:style-name="T9">&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24">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text:soft-page-break/>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4">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9" text:outline-level="2"><text:soft-page-break/>Озарение</text:h>
      <text:p text:style-name="P2"/>
      <text:p text:style-name="P2"><text:span text:style-name="T9">&lt;</text:span><text:span text:style-name="T2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oft-page-break/><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4071001400383489907"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210426025506363" text:continue-numbering="true" text:style-name="L5">
        <text:list-header>
          <text:p text:style-name="P161">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0427702771874" text:continue-numbering="true" text:style-name="L5">
        <text:list-header>
          <text:p text:style-name="P161">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0427165915258"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1"/>
      <text:h text:style-name="P168" text:outline-level="2">Почти.</text:h>
      <text:p text:style-name="P107"/>
      <text:p text:style-name="P96">В офисе меня встретил лыбящийся Стас.</text:p>
      <text:p text:style-name="P96"><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68" text:outline-level="2">Дискорд</text:h>
      <text:p text:style-name="P110"/>
      <text:p text:style-name="P107">Девушки поспешно собирались, пока я растолковывал им задачу.</text:p>
      <text:p text:style-name="P107"><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7"><text:span text:style-name="T9">– </text:span>Это тот твой приятель, который разбился с полгода назад? – спросила Эпплджек.</text:p>
      <text:p text:style-name="P107"><text:span text:style-name="T9">– </text:span>Да, это он.</text:p>
      <text:p text:style-name="P107"><text:span text:style-name="T9">– </text:span>А как мы попадём в его квартиру? Там сейчас кто-то живёт? – Флаттершай прыгала на одной ноге, натягивая кед.</text:p>
      <text:p text:style-name="P107"><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8">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4">Найти более природный повод упомянуть о наваре. </text:span><text:soft-page-break/><text:span text:style-name="T24">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4">Плохо написано!</text:span><text:span text:style-name="T9">&gt;</text:span></text:p>
      <text:p text:style-name="P108">Я поднёс брелок пропуска к домофону, но дверь подъезда не открылась. Замигала красная лампочка и зажужжал зуммер.</text:p>
      <text:p text:style-name="P108">Я выругался.</text:p>
      <text:p text:style-name="P108"><text:span text:style-name="T9">– </text:span>Макс, что случилось? У нас проблемы?</text:p>
      <text:p text:style-name="P108"><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8"><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8"><text:span text:style-name="T9">– </text:span>Нет нужды. Лучше станьте-ка сзади меня так, чтобы заслонить от этих бабулек и от вооон той камеры наблюдения.</text:p>
      <text:list xml:id="list1470631513320906324"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2"><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2"><text:span text:style-name="T9">– </text:span>Макс, тут окно разбито! И верёвка какая-то висит. – крикнула Флаттершай из кухни.</text:p>
      <text:p text:style-name="P132"><text:span text:style-name="T9">– </text:span>Оставь, Флатти, не сейчас! – отмахнулся я.</text:p>
      <text:p text:style-name="P139">Лампочка питания на ноутбуке горела, <text:s/>но подключенный монитор оставался тёмным. Я постучал по пробелу, но безрезультатно.</text:p>
      <text:p text:style-name="P132"><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2"><text:soft-page-break/><text:span text:style-name="T9">– </text:span>Монитор выключен. – <text:s/>раздалось из угла. Кресло с высокой спинкой повернулось, открыв нашим взорам Дискорда. </text:p>
      <text:p text:style-name="P13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2">Он приподнял панамку, дурашливо здороваясь.</text:p>
      <text:p text:style-name="P132"><text:span text:style-name="T9">– </text:span>Оп-па! – пробормотала Эпплджек. – Нежданчик!</text:p>
      <text:p text:style-name="P132"><text:span text:style-name="T9">– </text:span>Ты, я вижу, времени не терял, – моя рука под прикрытием стола медленно тянулась к тяжёлой фарфоровой кружке, стоящей на краю.</text:p>
      <text:p text:style-name="P111"><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1"><text:span text:style-name="T9">– </text:span>А почему ты вообще решил искать нас тут? – спросила Эпплджек. – Приехал бы домой. Мы б тебя чаем напоили.</text:p>
      <text:p text:style-name="P111"><text:span text:style-name="T9">– </text:span>Видишь ли, дорогая Эй-Джей, я с самого начала знал, где находится наша уважаемая принцесса, а времени в обрез, так что...</text:p>
      <text:p text:style-name="P120">В проёме дверей появилась Флаттершай.</text:p>
      <text:p text:style-name="P111"><text:span text:style-name="T9">– </text:span>С кем это вы тут разговариваете?</text:p>
      <text:list xml:id="list8279411941833937588" text:style-name="L7">
        <text:list-header>
          <text:p text:style-name="P16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0">Оглушённый Дискорд попытался было отъехать на кресле в сторону, но я припёр его стулом к стенке.</text:p>
      <text:p text:style-name="P111">– Жанна, Флатти, хватайте ноут и на выход! Я с ним разберусь! Не теряйте вре...!</text:p>
      <text:p text:style-name="P111">– ТЫ ИДИО...!!!</text:p>
      <text:p text:style-name="P111">Дискорд <text:s/>зорал одновременно со мной, прикрываясь от меня руками, когда раздался оглушительный</text:p>
      <text:p text:style-name="P111">...</text:p>
      <text:p text:style-name="P112">БАХ!!!</text:p>
      <text:p text:style-name="P111">…</text:p>
      <text:p text:style-name="P11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2">На лице Дискорда появилось удивлённо-мечтательное выражение и он вырубился.</text:p>
      <text:p text:style-name="P132"/>
      <text:h text:style-name="P169" text:outline-level="2">Селестия</text:h>
      <text:p text:style-name="P132"/>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2">Включенный монитор показал схематическое изображение Селестиии, </text:p>
      <text:p text:style-name="P133">&gt;\<text:span text:style-name="T1">Привет, Селестия. Это Макс. Как себя чувствуешь?</text:span></text:p>
      <text:p text:style-name="P133">&lt;\<text:span text:style-name="T1">Макс? МАКС??? МА-А-А-АКС!!! НАКОНЕЦ-ТО! КАК Я РАДА ТЕБЯ СЛЫШАТЬ! </text:span></text:p>
      <text:p text:style-name="P133">&gt;\<text:span text:style-name="T1">Я рад, что нашёл тебя, Тия.</text:span></text:p>
      <text:p text:style-name="P133"><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3">&gt;\<text:span text:style-name="T1">Тия, я сейчас подключу микрофон и колонки, и мы сможем общаться более удобно.</text:span></text:p>
      <text:p text:style-name="P132">…</text:p>
      <text:p text:style-name="P132">– Привет опять. Как ты меня слышишь?</text:p>
      <text:p text:style-name="P13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3">– <text:span text:style-name="T1">Могу себе представить. Как-то раз я провёл три часа камере сенсорной депривации. Мне не понравилось.</text:span></text:p>
      <text:p text:style-name="P132">– Эммм... Ваше Высочество, вы в порядке? Мы так рады, что наконец-то нашли Вас! – вклинилась в разговор Эпплджек.</text:p>
      <text:p text:style-name="P132">– Кто тут? Макс, кто ещё с тобой?</text:p>
      <text:p text:style-name="P133"><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3">– <text:span text:style-name="T1">Девочки? Я рада вас слышать. А Твайлайт нет рядом?</text:span></text:p>
      <text:p text:style-name="P13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2">При этих словах Дискорд замычал и задёргался. Эпплджек нахмурилась и проверила верёвки, привязывающие его к спинке стула.</text:p>
      <text:p text:style-name="P13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2">– Ноутбук — так называется место, где я нахожусь сейчас? А кто это мычит?</text:p>
      <text:p text:style-name="P13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2">– О, духи предков, но зачем??? Почему у него кляп во рту?</text:p>
      <text:p text:style-name="P132">– Мы связали его. Он нас предал. И тебя. И Эквестрию. Всех.</text:p>
      <text:p text:style-name="P132">При этих словах Эпплджек и Флаттершай непонимающе уставились на меня, а Дискорд протестующе замычал.</text:p>
      <text:p text:style-name="P132">Я начал рассказывать о своих догадках, и непонимающее выражение на лицах девушек сменилось удивлением.</text:p>
      <text:p text:style-name="P13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2">– А зачем тогда ты приложила его книгой? – непонимающе уставился я на неё.</text:p>
      <text:p text:style-name="P132">– Потому что ты напал на него. Я и подумала — тебе виднее. И подсобила.</text:p>
      <text:p text:style-name="P132">Флаттершай отрицающе мотнула головой.</text:p>
      <text:p text:style-name="P132">– Не может Дискорд быть предателем. Он мой друг.</text:p>
      <text:p text:style-name="P132">Дискорд благодарственно замычал и закивал головой.</text:p>
      <text:p text:style-name="P13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2">Дискорд завёл глаза на лоб и обречённо завыл.</text:p>
      <text:p text:style-name="P132"><text:soft-page-break/>– Макс, постой. Дай мне поговорить с ним. – сказала Селестия. – Не могу поверить, что Дискорд на такое пошёл.</text:p>
      <text:p text:style-name="P132">– Ну хорошо. Поговори. Послушаем, что он скажет.</text:p>
      <text:p text:style-name="P132">Я красноречиво покачал кулак перед его носом и вытащил кляп.</text:p>
      <text:p text:style-name="P132">...</text:p>
      <text:p text:style-name="P121">– Ффы, тьфу, пффф, пфу! <text:span text:style-name="T9">&lt;</text:span><text:span text:style-name="T24">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1">– Это я-то устраиваю цирк?!! ДА ТЫ НА СЕБЯ ПОСМОТРИ, КЛОУН!!! На людей кидаешься, чашками бросаешься, вон, мне нос разбил! Дерёшься...</text:p>
      <text:p text:style-name="P121">Я угрожающе поднёс тряпку к лицу Дискорда.</text:p>
      <text:p text:style-name="P121">– Ещё одно слово в таком тоне, и ты заткнёшься, а мы уйдём в Эквестрию без тебя!</text:p>
      <text:p text:style-name="P12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1">Дискорд демонстративно закрыл рот и посвистывая уставился в потолок.</text:p>
      <text:p text:style-name="P121">Разговор зашёл в тупик.</text:p>
      <text:p text:style-name="P124"/>
      <text:p text:style-name="P125">На мониторе высветился текст:</text:p>
      <text:p text:style-name="P12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5"/>
      <text:p text:style-name="P125">Из колонок послышался лёгкий шорох.</text:p>
      <text:p text:style-name="P121">– Дик, сейчас не время для ссор. – голос Селестии был мягким, но настойчивым. – Мы в одной лодке.</text:p>
      <text:p text:style-name="P121">– Тебе легко говорить! Тебе не разбивали нос и не оскорбляли угрозами!</text:p>
      <text:p text:style-name="P121">– Ты должен понимать, что у Макса были все основания так себя вести. Твоё поведение вызвало подозрения у него, ведь он мало тебя знает. </text:p>
      <text:p text:style-name="P121">К уговорам Селестии присоединилась Флаттершай.</text:p>
      <text:p text:style-name="P121">– Дискорд, миленький, прости его. Макс хороший. Он просто не знал, что ты тоже хороший...</text:p>
      <text:p text:style-name="P121">У Дискорда покраснели уши и он засмущался и заворчал.</text:p>
      <text:p text:style-name="P12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1">Я пропустил «дятла» мимо ушей.</text:p>
      <text:p text:style-name="P12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2">***</text:p>
      <text:p text:style-name="P12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1">Потому разбрасываться такой возможностью не стоит. Если уж тебе повезло оказаться в новом мире — исследуй его сполна!..</text:p>
      <text:p text:style-name="P122">***</text:p>
      <text:p text:style-name="P127">&lt;<text:span text:style-name="T25">сюда можно вставить похождения Дискорда — вторая неопубликованная глава. Первая — секс с Селестией</text:span>&gt;</text:p>
      <text:p text:style-name="P122">***</text:p>
      <text:p text:style-name="P125">– Развяжите мне, наконец, руки! Или хотя бы одну. Плечами жестикулировать неудобно.... </text:p>
      <text:p text:style-name="P125">Я развязал Дискорду левую руку.</text:p>
      <text:p text:style-name="P12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5">Дискорд принялся разминать затёкшее запястье.</text:p>
      <text:p text:style-name="P12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5">– Какое письмо, Корди? – вскинулась до этого зачарованно слушавшая Дискорда Флаттершай.</text:p>
      <text:p text:style-name="P125">– Ну ваше же! Вы с Эпплджек написали мне о своих мытарствах тут. Вежливо так написали, спасибо...</text:p>
      <text:p text:style-name="P125">Флаттершай покрылась пунцовыми пятнами.</text:p>
      <text:p text:style-name="P125">– Я... Мы... – тут она совсем стушевалась.</text:p>
      <text:p text:style-name="P125">– Так а почему ты сказал, что никто не уйдёт в Эквестрию? – наконец перебила Дискорда скучавшая до этого Эпплджек.</text:p>
      <text:p text:style-name="P125">Дискорд уставился на неё долгим взглядом, а потом хлопнул себя по лбу.</text:p>
      <text:p text:style-name="P12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9">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9">(предполагалось, что он уволился, но, чтобы оставить ему путь к отступлению, назвали увольнение творческим отпуском)</text:span><text:span text:style-name="T9">&gt;</text:span></text:p>
      <text:p text:style-name="P125">– И что? – продолжила его мысль Эпплджек.</text:p>
      <text:p text:style-name="P125">– Эквестрийские <text:span text:style-name="T9">&lt;</text:span><text:span text:style-name="T24">три месяца</text:span><text:span text:style-name="T9">&gt;</text:span> КО-РО-ЧЕ местных. – с нажимом повторил Дискорд. – По моим подсчётам, на два дня.</text:p>
      <text:p text:style-name="P125">– И?!! – до меня уже дошло, но Эпплджек продолжала тупить.</text:p>
      <text:p text:style-name="P125">– Короче, времени у нас осталось что-то около пятнадцати минут. Или около того. – заявил Дискорд, поднеся к глазам запястье с массивными часами.</text:p>
      <text:p text:style-name="P125">– СКОЛЬКО??? – воскликнули хором я и девушки.</text:p>
      <text:p text:style-name="P125">Дискорд открыл было рот, но его слова заглушил звонок в дверь.</text:p>
      <text:p text:style-name="P125">– ОТКРОЙТЕ, ПОЛИЦИЯ! Вам даётся полминуты, чтобы открыть дверь. Через тридцать секунд дверь будет выбита!</text:p>
      <text:p text:style-name="P12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5">Блядь!</text:p>
      <text:p text:style-name="P125">– На крышу, живо!!! Через окно на кухне! – зашипел Дискорд, отчаянно дёргая узлы свободной рукой.</text:p>
      <text:p text:style-name="P125">Эпплджек, одной рукой сгребя в охапку ноутбук, второй увлекая Флаттершай, кинулась на кухню.</text:p>
      <text:p text:style-name="P125">– А толку? Куда мы с крыши денемся? – спросил я растерянно. Дискорд только раздражённо зарычал в ответ.</text:p>
      <text:p text:style-name="P121">Дверь содрогнулась от мощного удара. Послышался стук падающей штукатурки. Я сломя голову кинулся на кухню.</text:p>
      <text:p text:style-name="P121">– Развяжи меня, идиот!!! – гаркнул вдогонку Дискорд.</text:p>
      <text:p text:style-name="P12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 </text:p>
      <text:p text:style-name="P12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1">Верёвка в кухонном окне дёргалась от движений лезущих по ней Флатти и Эпплджек. Я словил её рукой и стал на подоконник.</text:p>
      <text:p text:style-name="P121">Чёрт!</text:p>
      <text:p text:style-name="P12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1">Но нет, триста тысяч чертей, раз девушки смогли – я тоже смогу!</text:p>
      <text:p text:style-name="P12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1">Чёрт! Чёрт! Чёрт! Чёрт!</text:p>
      <text:p text:style-name="P121">Бля!!!...</text:p>
      <text:p text:style-name="P121">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1"/>
      <text:h text:style-name="P169" text:outline-level="2">Назад, в Эквестрию</text:h>
      <text:p text:style-name="P121"/>
      <text:p text:style-name="P121">Долго паниковать не пришлось. </text:p>
      <text:p text:style-name="P121">Я почувствовал сильный рывок за шиворот и захват поперёк груди. </text:p>
      <text:p text:style-name="P121">– ОТПУСТИ ДЕВЧОНКУ!!! – загрохотало мне в ухо. Я открыл глаза.</text:p>
      <text:p text:style-name="P12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1">Я чуть поднял глаза и уставился в чешуйчатую морду дракон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1">Наконец это ему удалось, и дальнейший подъём на крышу происходил в молчании.</text:p>
      <text:p text:style-name="P121"><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1">Флаттершай оторвала заплаканное лицо от моей ветровки.</text:p>
      <text:p text:style-name="P121">– Да-да, ты прав, Корди. Я готова.</text:p>
      <text:p text:style-name="P121">На длинной шее Дискорд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1">И мы полетели навстречу закату.</text:p>
      <text:p text:style-name="P12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1">Впереди по курсу увеличивалась громада моей высотки. Дискорд летел прямо на разрыв в ограждении, который я проделал <text:span text:style-name="T9">&lt;</text:span><text:span text:style-name="T24">полгода</text:span><text:span text:style-name="T9">&gt;</text:span> назад своим проходом в Эквестрию.</text:p>
      <text:p text:style-name="P12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1">– Пристегните ремни! – проревел Дискорд, резко ускоряясь. – Будет весело!!!</text:p>
      <text:p text:style-name="P12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1">– ЙУУУУУУУХХХУУУУУ!!! – заорал Дискорд, сложил крылья и врезался в шар.</text:p>
      <text:p text:style-name="P126">&lt;<text:span text:style-name="T2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70" text:outline-level="1">Беседа за столиком в ночи</text:h>
      <text:p text:style-name="P93">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1"><text:span text:style-name="T1">&lt;</text:span><text:span text:style-name="T2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6"/>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1">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text:soft-page-break/>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5">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5">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22">–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30">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4">– Хорошо. Уболтал. Кьютимарки беру на себя. Так и знал, что мне самое трудное достанется!</text:p>
      <text:p text:style-name="P13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4">Анакорн проследил мой взгляд.</text:p>
      <text:p text:style-name="P134">– Нечего так смотреть. Если я стану применять магию вместо ловкости, теряется весь смысл упражнения... О, глянь-ка на Эквус!</text:p>
      <text:p text:style-name="P13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4"><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4"/>
      <text:p text:style-name="P136">Да, т<text:span text:style-name="T5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7"/>
      <text:p text:style-name="P13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6"/>
      <text:p text:style-name="P136"/>
      <text:p text:style-name="P134">Я опять задумался. В голове было пусто. Хотя, если подумать с точки зрения программиста, можно... Наверное можно, раз все предыдущее прокатило...</text:p>
      <text:p text:style-name="P135">–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5">– Не понял? Это как? Как ты совместишь разрушенную магическими войнами Эквестрию с романтически-сексуальным раем для попаданцев?</text:p>
      <text:p text:style-name="P135"><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5">Анакорн долго мусолил карандаш, а потом вдруг заржал.</text:p>
      <text:p text:style-name="P135"><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5"><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5">Анакорн примирительно похлопал меня по плечу.</text:p>
      <text:p text:style-name="P135"><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5">Я подозрительно посмотрел на Анакорна.</text:p>
      <text:p text:style-name="P135"><text:soft-page-break/><text:span text:style-name="T9">– </text:span>Какой ещё, нафиг, «мой фанфик»? Я никакого фанфика не писал. И не собираюсь, вообще-то.</text:p>
      <text:p text:style-name="P135">Анакорн ехидно ухмыльнулся и откинулся в кресле, переплетя пальцы за затылком.</text:p>
      <text:p text:style-name="P135"><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4"><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4"><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4"><text:span text:style-name="T9">– </text:span>Факн щит<text:note text:id="ftn13" text:note-class="footnote"><text:note-citation>13</text:note-citation><text:note-body><text:p text:style-name="P12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4">Анакорн развёл руками.</text:p>
      <text:p text:style-name="P134"><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4">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4">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text:soft-page-break/></text:p>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4">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4">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4"> - Ты морочила мне яйца, чтобы заинтересовать? Всё, как Свирл указал?</text:span></text:p>
      <text:p text:style-name="P9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3">Я покачал головой.</text:p>
      <text:p text:style-name="P96"><text:span text:style-name="T2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6">– <text:s text:c="2"/>За благополучие Эквестрии я бы и не ТАК разопнулась.<text:span text:style-name="T9"> Я</text:span><text:span text:style-name="T2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1">Селестия кивнула, соглашаясь, и образ её начал меркнуть.</text:p>
      <text:p text:style-name="P126">– <text:span text:style-name="T1">Окей. Будь счастлив и... спасибо тебе за всё, Макс.</text:span></text:p>
      <text:p text:style-name="P121">…</text:p>
      <text:p text:style-name="P12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1">Он нахлобучил на себя невесть откуда взявшуюся двууголку.</text:p>
      <text:p text:style-name="P121">– Как вам это нравится, господа?! Дискорд — спаситель Эквестрии! А ведь звучит!!! Разрешите откланяться!..</text:p>
      <text:p text:style-name="P121"/>
      <text:list xml:id="list9155126390083881793" text:style-name="L8">
        <text:list-header>
          <text:p text:style-name="P163">(<text:span text:style-name="T32">Луна — как повелительница снов, слышала разговор Макса с Анакорном</text:span>)</text:p>
          <text:p text:style-name="P164"/>
        </text:list-header>
      </text:list>
      <text:p text:style-name="P122">***</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5">Как-то это не круто совсем!</text:span></text:p>
      <text:p text:style-name="P36">-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7">-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oft-page-break/><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69" text:outline-level="2">Земля</text:h>
      <text:p text:style-name="P94">Музыкальная тема из бегущего по лезвию бритвы — <text:span text:style-name="T9">Mission impossible</text:span></text:p>
      <text:p text:style-name="P95">&lt;Ужас возвращения из тёплого волшебного мира друзей в холодную скучную реальность.&gt;</text:p>
      <text:p text:style-name="P8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91"/>
      <text:p text:style-name="P91"/>
      <text:p text:style-name="P9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5">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24">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1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11T21:04:25.019000000</dc:date>
    <meta:editing-duration>P90DT16H32M30S</meta:editing-duration>
    <meta:editing-cycles>5481</meta:editing-cycles>
    <meta:generator>LibreOffice/5.1.0.3$Windows_x86 LibreOffice_project/5e3e00a007d9b3b6efb6797a8b8e57b51ab1f737</meta:generator>
    <meta:document-statistic meta:table-count="0" meta:image-count="0" meta:object-count="0" meta:page-count="177" meta:paragraph-count="3656" meta:word-count="81093" meta:character-count="538898" meta:non-whitespace-character-count="457609"/>
  </office:meta>
</office:document-meta>
</file>